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1.078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ro13" style:family="table-row">
      <style:table-row-properties style:row-height="0.262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99" fo:border="0.0008in solid #000000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map style:condition="cell-content()=&quot;Sun&quot;" style:apply-style-name="Không_20_tên4" style:base-cell-address="'Cover Page'.AH1"/>
    </style:style>
    <style:style style:name="ce9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>
      <style:map style:condition="cell-content()=&quot;Sun&quot;" style:apply-style-name="Không_20_tên4" style:base-cell-address="'Cover Page'.AH1"/>
    </style:style>
    <style:style style:name="ce13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7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276in" draw:caption-point-x="-0.7689in" draw:caption-point-y="0.936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252in" draw:caption-point-x="-0.2402in" draw:caption-point-y="0.638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252in" draw:caption-point-x="-0.2622in" draw:caption-point-y="0.638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252in" draw:caption-point-x="-0.2402in" draw:caption-point-y="0.638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252in" draw:caption-point-x="-0.2402in" draw:caption-point-y="0.638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8701in" draw:caption-point-x="-1.4484in" draw:caption-point-y="0.493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05-03T11:36:46.09">
            <text:p>05/03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4">
            <text:p>4</text:p>
          </table:table-cell>
          <table:table-cell table:style-name="ce55" table:formula="of:=SUMPRODUCT([Thong_Tin_Ngay_Nghi_201701.$B$3:.$B$67]=[.$B7];[Thong_Tin_Ngay_Nghi_201701.$C$3:.$C$67]) +  SUMPRODUCT([Thong_Tin_Ngay_Nghi_201702.$B$3:.$B$68]=[.$B7];[Thong_Tin_Ngay_Nghi_201702.$C$3:.$C$68]) + SUMPRODUCT([Thong_Tin_Ngay_Nghi_201703.$B$3:.$B$71]=[.$B7];[Thong_Tin_Ngay_Nghi_201703.$C$3:.$C$71])" office:value-type="float" office:value="3.5">
            <text:p>3.5</text:p>
          </table:table-cell>
          <table:table-cell table:style-name="ce60" table:formula="of:=SUMPRODUCT([Thong_Tin_Ngay_Nghi_201701.$B$3:.$B$67]=[.$B7];[Thong_Tin_Ngay_Nghi_201701.$C$3:.$C$67]) +  SUMPRODUCT([Thong_Tin_Ngay_Nghi_201702.$B$3:.$B$68]=[.$B7];[Thong_Tin_Ngay_Nghi_201702.$C$3:.$C$68]) + SUMPRODUCT([Thong_Tin_Ngay_Nghi_201703.$B$3:.$B$71]=[.$B7];[Thong_Tin_Ngay_Nghi_201703.$C$3:.$C$71])" office:value-type="float" office:value="3.5">
            <text:p>3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8"/>
          <table:table-cell table:style-name="ce48" table:formula="of:=[.I7]+[.K7] +[.J7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8]);DATE(YEAR([.D8]);12;31);NOW())" office:value-type="date" office:date-value="2017-05-03T11:36:46.09">
            <text:p>05/03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56" table:formula="of:=SUMPRODUCT([Thong_Tin_Ngay_Nghi_201701.$B$3:.$B$67]=[.$B8];[Thong_Tin_Ngay_Nghi_201701.$C$3:.$C$67]) +  SUMPRODUCT([Thong_Tin_Ngay_Nghi_201702.$B$3:.$B$68]=[.$B8];[Thong_Tin_Ngay_Nghi_201702.$C$3:.$C$68]) + SUMPRODUCT([Thong_Tin_Ngay_Nghi_201703.$B$3:.$B$71]=[.$B8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8];[Thong_Tin_Ngay_Nghi_201701.$C$3:.$C$67]) +  SUMPRODUCT([Thong_Tin_Ngay_Nghi_201702.$B$3:.$B$68]=[.$B8];[Thong_Tin_Ngay_Nghi_201702.$C$3:.$C$68]) + SUMPRODUCT([Thong_Tin_Ngay_Nghi_201703.$B$3:.$B$71]=[.$B8];[Thong_Tin_Ngay_Nghi_201703.$C$3:.$C$71])" office:value-type="float" office:value="7.5">
            <text:p>7.5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-2.5">
            <text:p>-2.5</text:p>
          </table:table-cell>
          <table:table-cell table:number-columns-repeated="2" table:style-name="ce48"/>
          <table:table-cell table:style-name="ce48" table:formula="of:=[.I8]+[.K8] +[.J8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05-03T11:36:46.09">
            <text:p>05/03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6" table:formula="of:=SUMPRODUCT([Thong_Tin_Ngay_Nghi_201701.$B$3:.$B$67]=[.$B9];[Thong_Tin_Ngay_Nghi_201701.$C$3:.$C$67]) +  SUMPRODUCT([Thong_Tin_Ngay_Nghi_201702.$B$3:.$B$68]=[.$B9];[Thong_Tin_Ngay_Nghi_201702.$C$3:.$C$68]) + SUMPRODUCT([Thong_Tin_Ngay_Nghi_201703.$B$3:.$B$71]=[.$B9];[Thong_Tin_Ngay_Nghi_201703.$C$3:.$C$71])" office:value-type="float" office:value="5">
            <text:p>5</text:p>
          </table:table-cell>
          <table:table-cell table:style-name="ce61" table:formula="of:=SUMPRODUCT([Thong_Tin_Ngay_Nghi_201701.$B$3:.$B$67]=[.$B9];[Thong_Tin_Ngay_Nghi_201701.$C$3:.$C$67]) +  SUMPRODUCT([Thong_Tin_Ngay_Nghi_201702.$B$3:.$B$68]=[.$B9];[Thong_Tin_Ngay_Nghi_201702.$C$3:.$C$68]) + SUMPRODUCT([Thong_Tin_Ngay_Nghi_201703.$B$3:.$B$71]=[.$B9];[Thong_Tin_Ngay_Nghi_201703.$C$3:.$C$71])" office:value-type="float" office:value="5">
            <text:p>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3">
            <text:p>3</text:p>
          </table:table-cell>
          <table:table-cell table:number-columns-repeated="2" table:style-name="ce48"/>
          <table:table-cell table:style-name="ce48" table:formula="of:=[.I9]+[.K9] +[.J9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0]);DATE(YEAR([.D10]);12;31);NOW())" office:value-type="date" office:date-value="2017-05-03T11:36:46.09">
            <text:p>05/03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4">
            <text:p>4</text:p>
          </table:table-cell>
          <table:table-cell table:style-name="ce56" table:formula="of:=SUMPRODUCT([Thong_Tin_Ngay_Nghi_201701.$B$3:.$B$67]=[.$B10];[Thong_Tin_Ngay_Nghi_201701.$C$3:.$C$67]) +  SUMPRODUCT([Thong_Tin_Ngay_Nghi_201702.$B$3:.$B$68]=[.$B10];[Thong_Tin_Ngay_Nghi_201702.$C$3:.$C$68]) + SUMPRODUCT([Thong_Tin_Ngay_Nghi_201703.$B$3:.$B$71]=[.$B10];[Thong_Tin_Ngay_Nghi_201703.$C$3:.$C$71])" office:value-type="float" office:value="5">
            <text:p>5</text:p>
          </table:table-cell>
          <table:table-cell table:style-name="ce61" table:formula="of:=SUMPRODUCT([Thong_Tin_Ngay_Nghi_201701.$B$3:.$B$67]=[.$B10];[Thong_Tin_Ngay_Nghi_201701.$C$3:.$C$67]) +  SUMPRODUCT([Thong_Tin_Ngay_Nghi_201702.$B$3:.$B$68]=[.$B10];[Thong_Tin_Ngay_Nghi_201702.$C$3:.$C$68]) + SUMPRODUCT([Thong_Tin_Ngay_Nghi_201703.$B$3:.$B$71]=[.$B10];[Thong_Tin_Ngay_Nghi_201703.$C$3:.$C$71])" office:value-type="float" office:value="5">
            <text:p>5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8"/>
          <table:table-cell table:style-name="ce48" table:formula="of:=[.I10]+[.K10] +[.J10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05-03T11:36:46.09">
            <text:p>05/03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6" table:formula="of:=SUMPRODUCT([Thong_Tin_Ngay_Nghi_201701.$B$3:.$B$67]=[.$B11];[Thong_Tin_Ngay_Nghi_201701.$C$3:.$C$67]) +  SUMPRODUCT([Thong_Tin_Ngay_Nghi_201702.$B$3:.$B$68]=[.$B11];[Thong_Tin_Ngay_Nghi_201702.$C$3:.$C$68]) + SUMPRODUCT([Thong_Tin_Ngay_Nghi_201703.$B$3:.$B$71]=[.$B11];[Thong_Tin_Ngay_Nghi_201703.$C$3:.$C$71])" office:value-type="float" office:value="11.5">
            <text:p>11.5</text:p>
          </table:table-cell>
          <table:table-cell table:style-name="ce61" table:formula="of:=SUMPRODUCT([Thong_Tin_Ngay_Nghi_201701.$B$3:.$B$67]=[.$B11];[Thong_Tin_Ngay_Nghi_201701.$C$3:.$C$67]) +  SUMPRODUCT([Thong_Tin_Ngay_Nghi_201702.$B$3:.$B$68]=[.$B11];[Thong_Tin_Ngay_Nghi_201702.$C$3:.$C$68]) + SUMPRODUCT([Thong_Tin_Ngay_Nghi_201703.$B$3:.$B$71]=[.$B11];[Thong_Tin_Ngay_Nghi_201703.$C$3:.$C$71])" office:value-type="float" office:value="11.5">
            <text:p>11.5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-2.5">
            <text:p>-2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1]+[.K11] +[.J11]" office:value-type="float" office:value="0.5">
            <text:p>0.5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5-03T11:36:46.1">
            <text:p>05/03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4">
            <text:p>4</text:p>
          </table:table-cell>
          <table:table-cell table:style-name="ce56" table:formula="of:=SUMPRODUCT([Thong_Tin_Ngay_Nghi_201701.$B$3:.$B$67]=[.$B12];[Thong_Tin_Ngay_Nghi_201701.$C$3:.$C$67]) +  SUMPRODUCT([Thong_Tin_Ngay_Nghi_201702.$B$3:.$B$68]=[.$B12];[Thong_Tin_Ngay_Nghi_201702.$C$3:.$C$68]) + SUMPRODUCT([Thong_Tin_Ngay_Nghi_201703.$B$3:.$B$71]=[.$B12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12];[Thong_Tin_Ngay_Nghi_201701.$C$3:.$C$67]) +  SUMPRODUCT([Thong_Tin_Ngay_Nghi_201702.$B$3:.$B$68]=[.$B12];[Thong_Tin_Ngay_Nghi_201702.$C$3:.$C$68]) + SUMPRODUCT([Thong_Tin_Ngay_Nghi_201703.$B$3:.$B$71]=[.$B12];[Thong_Tin_Ngay_Nghi_201703.$C$3:.$C$71])" office:value-type="float" office:value="6.5">
            <text:p>6.5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2.5">
            <text:p>-2.5</text:p>
          </table:table-cell>
          <table:table-cell table:number-columns-repeated="2" table:style-name="ce49"/>
          <table:table-cell table:style-name="ce49" table:formula="of:=[.I12]+[.K12] +[.J12]" office:value-type="float" office:value="-2.5">
            <text:p>-2.5</text:p>
          </table:table-cell>
          <table:table-cell table:style-name="ce63"/>
          <table:table-cell table:style-name="ce64"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3]);DATE(YEAR([.D13]);12;31);NOW())" office:value-type="date" office:date-value="2017-05-03T11:36:46.1">
            <text:p>05/03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6" table:formula="of:=SUMPRODUCT([Thong_Tin_Ngay_Nghi_201701.$B$3:.$B$67]=[.$B13];[Thong_Tin_Ngay_Nghi_201701.$C$3:.$C$67]) +  SUMPRODUCT([Thong_Tin_Ngay_Nghi_201702.$B$3:.$B$68]=[.$B13];[Thong_Tin_Ngay_Nghi_201702.$C$3:.$C$68]) + SUMPRODUCT([Thong_Tin_Ngay_Nghi_201703.$B$3:.$B$71]=[.$B13];[Thong_Tin_Ngay_Nghi_201703.$C$3:.$C$71])" office:value-type="float" office:value="5.5">
            <text:p>5.5</text:p>
          </table:table-cell>
          <table:table-cell table:style-name="ce61" table:formula="of:=SUMPRODUCT([Thong_Tin_Ngay_Nghi_201701.$B$3:.$B$67]=[.$B13];[Thong_Tin_Ngay_Nghi_201701.$C$3:.$C$67]) +  SUMPRODUCT([Thong_Tin_Ngay_Nghi_201702.$B$3:.$B$68]=[.$B13];[Thong_Tin_Ngay_Nghi_201702.$C$3:.$C$68]) + SUMPRODUCT([Thong_Tin_Ngay_Nghi_201703.$B$3:.$B$71]=[.$B13];[Thong_Tin_Ngay_Nghi_201703.$C$3:.$C$71])" office:value-type="float" office:value="5.5">
            <text:p>5.5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0.5">
            <text:p>-0.5</text:p>
          </table:table-cell>
          <table:table-cell table:number-columns-repeated="2" table:style-name="ce48"/>
          <table:table-cell table:style-name="ce48" table:formula="of:=[.I13]+[.K13] +[.J13]" office:value-type="float" office:value="-0.5">
            <text:p>-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5-03T11:36:46.1">
            <text:p>05/03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6" table:formula="of:=SUMPRODUCT([Thong_Tin_Ngay_Nghi_201701.$B$3:.$B$67]=[.$B14];[Thong_Tin_Ngay_Nghi_201701.$C$3:.$C$67]) +  SUMPRODUCT([Thong_Tin_Ngay_Nghi_201702.$B$3:.$B$68]=[.$B14];[Thong_Tin_Ngay_Nghi_201702.$C$3:.$C$68]) + SUMPRODUCT([Thong_Tin_Ngay_Nghi_201703.$B$3:.$B$71]=[.$B14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14];[Thong_Tin_Ngay_Nghi_201701.$C$3:.$C$67]) +  SUMPRODUCT([Thong_Tin_Ngay_Nghi_201702.$B$3:.$B$68]=[.$B14];[Thong_Tin_Ngay_Nghi_201702.$C$3:.$C$68]) + SUMPRODUCT([Thong_Tin_Ngay_Nghi_201703.$B$3:.$B$71]=[.$B14];[Thong_Tin_Ngay_Nghi_201703.$C$3:.$C$71])" office:value-type="float" office:value="7.5">
            <text:p>7.5</text:p>
          </table:table-cell>
          <table:table-cell table:style-name="ce49" table:formula="of:=IF(DATE(YEAR([.E14]);MONTH([.E14]);DAY([.E14]))&lt;=DATE(YEAR([.E14]);3;31); [.C14]-[.G14] + [.F14]; IF([.G14]-[.C13]&lt;0;[.G14] + [.F14] -[.H14];[.F14]+[.C115]-[.H14]))" office:value-type="float" office:value="-3.5">
            <text:p>-3.5</text:p>
          </table:table-cell>
          <table:table-cell table:number-columns-repeated="2" table:style-name="ce49"/>
          <table:table-cell table:style-name="ce49" table:formula="of:=[.I14]+[.K14] +[.J14]" office:value-type="float" office:value="-3.5">
            <text:p>-3.5</text:p>
          </table:table-cell>
          <table:table-cell table:style-name="ce63"/>
          <table:table-cell table:style-name="ce64" table:number-columns-repeated="1011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5]);DATE(YEAR([.D15]);12;31);NOW())" office:value-type="date" office:date-value="2017-05-03T11:36:46.1">
            <text:p>05/03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6" table:formula="of:=SUMPRODUCT([Thong_Tin_Ngay_Nghi_201701.$B$3:.$B$67]=[.$B15];[Thong_Tin_Ngay_Nghi_201701.$C$3:.$C$67]) +  SUMPRODUCT([Thong_Tin_Ngay_Nghi_201702.$B$3:.$B$68]=[.$B15];[Thong_Tin_Ngay_Nghi_201702.$C$3:.$C$68]) + SUMPRODUCT([Thong_Tin_Ngay_Nghi_201703.$B$3:.$B$71]=[.$B15];[Thong_Tin_Ngay_Nghi_201703.$C$3:.$C$71])" office:value-type="float" office:value="3">
            <text:p>3</text:p>
          </table:table-cell>
          <table:table-cell table:style-name="ce61" table:formula="of:=SUMPRODUCT([Thong_Tin_Ngay_Nghi_201701.$B$3:.$B$67]=[.$B15];[Thong_Tin_Ngay_Nghi_201701.$C$3:.$C$67]) +  SUMPRODUCT([Thong_Tin_Ngay_Nghi_201702.$B$3:.$B$68]=[.$B15];[Thong_Tin_Ngay_Nghi_201702.$C$3:.$C$68]) + SUMPRODUCT([Thong_Tin_Ngay_Nghi_201703.$B$3:.$B$71]=[.$B15];[Thong_Tin_Ngay_Nghi_201703.$C$3:.$C$71])" office:value-type="float" office:value="3">
            <text:p>3</text:p>
          </table:table-cell>
          <table:table-cell table:style-name="ce48" table:formula="of:=IF(DATE(YEAR([.E15]);MONTH([.E15]);DAY([.E15]))&lt;=DATE(YEAR([.E15]);3;31); [.C15]-[.G15] + [.F15]; IF([.G15]-[.C14]&lt;0;[.G15] + [.F15] -[.H15];[.F15]+[.C15]-[.H15]))" office:value-type="float" office:value="1">
            <text:p>1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5]+[.K15] +[.J15]" office:value-type="float" office:value="4">
            <text:p>4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05-03T11:36:46.1">
            <text:p>05/03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56" table:formula="of:=SUMPRODUCT([Thong_Tin_Ngay_Nghi_201701.$B$3:.$B$67]=[.$B16];[Thong_Tin_Ngay_Nghi_201701.$C$3:.$C$67]) +  SUMPRODUCT([Thong_Tin_Ngay_Nghi_201702.$B$3:.$B$68]=[.$B16];[Thong_Tin_Ngay_Nghi_201702.$C$3:.$C$68]) + SUMPRODUCT([Thong_Tin_Ngay_Nghi_201703.$B$3:.$B$71]=[.$B16];[Thong_Tin_Ngay_Nghi_201703.$C$3:.$C$71])" office:value-type="float" office:value="4">
            <text:p>4</text:p>
          </table:table-cell>
          <table:table-cell table:style-name="ce61" table:formula="of:=SUMPRODUCT([Thong_Tin_Ngay_Nghi_201701.$B$3:.$B$67]=[.$B16];[Thong_Tin_Ngay_Nghi_201701.$C$3:.$C$67]) +  SUMPRODUCT([Thong_Tin_Ngay_Nghi_201702.$B$3:.$B$68]=[.$B16];[Thong_Tin_Ngay_Nghi_201702.$C$3:.$C$68]) + SUMPRODUCT([Thong_Tin_Ngay_Nghi_201703.$B$3:.$B$71]=[.$B16];[Thong_Tin_Ngay_Nghi_201703.$C$3:.$C$71])" office:value-type="float" office:value="4">
            <text:p>4</text:p>
          </table:table-cell>
          <table:table-cell table:style-name="ce48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48" table:formula="of:=[.I16]+[.K16] +[.J16]" office:value-type="float" office:value="1.5">
            <text:p>1.5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05-03T11:36:46.1">
            <text:p>05/03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6" table:formula="of:=SUMPRODUCT([Thong_Tin_Ngay_Nghi_201701.$B$3:.$B$67]=[.$B17];[Thong_Tin_Ngay_Nghi_201701.$C$3:.$C$67]) +  SUMPRODUCT([Thong_Tin_Ngay_Nghi_201702.$B$3:.$B$68]=[.$B17];[Thong_Tin_Ngay_Nghi_201702.$C$3:.$C$68]) + SUMPRODUCT([Thong_Tin_Ngay_Nghi_201703.$B$3:.$B$71]=[.$B17];[Thong_Tin_Ngay_Nghi_201703.$C$3:.$C$71])" office:value-type="float" office:value="3">
            <text:p>3</text:p>
          </table:table-cell>
          <table:table-cell table:style-name="ce61" table:formula="of:=SUMPRODUCT([Thong_Tin_Ngay_Nghi_201701.$B$3:.$B$67]=[.$B17];[Thong_Tin_Ngay_Nghi_201701.$C$3:.$C$67]) +  SUMPRODUCT([Thong_Tin_Ngay_Nghi_201702.$B$3:.$B$68]=[.$B17];[Thong_Tin_Ngay_Nghi_201702.$C$3:.$C$68]) + SUMPRODUCT([Thong_Tin_Ngay_Nghi_201703.$B$3:.$B$71]=[.$B17];[Thong_Tin_Ngay_Nghi_201703.$C$3:.$C$71])" office:value-type="float" office:value="3">
            <text:p>3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3.5">
            <text:p>3.5</text:p>
          </table:table-cell>
          <table:table-cell table:number-columns-repeated="2" table:style-name="ce48"/>
          <table:table-cell table:style-name="ce48" table:formula="of:=[.I17]+[.K17] +[.J17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05-03T11:36:46.11">
            <text:p>05/03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56" table:formula="of:=SUMPRODUCT([Thong_Tin_Ngay_Nghi_201701.$B$3:.$B$67]=[.$B18];[Thong_Tin_Ngay_Nghi_201701.$C$3:.$C$67]) +  SUMPRODUCT([Thong_Tin_Ngay_Nghi_201702.$B$3:.$B$68]=[.$B18];[Thong_Tin_Ngay_Nghi_201702.$C$3:.$C$68]) + SUMPRODUCT([Thong_Tin_Ngay_Nghi_201703.$B$3:.$B$71]=[.$B18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18];[Thong_Tin_Ngay_Nghi_201701.$C$3:.$C$67]) +  SUMPRODUCT([Thong_Tin_Ngay_Nghi_201702.$B$3:.$B$68]=[.$B18];[Thong_Tin_Ngay_Nghi_201702.$C$3:.$C$68]) + SUMPRODUCT([Thong_Tin_Ngay_Nghi_201703.$B$3:.$B$71]=[.$B18];[Thong_Tin_Ngay_Nghi_201703.$C$3:.$C$71])" office:value-type="float" office:value="9.5">
            <text:p>9.5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-5.5">
            <text:p>-5.5</text:p>
          </table:table-cell>
          <table:table-cell table:number-columns-repeated="2" table:style-name="ce48"/>
          <table:table-cell table:style-name="ce48" table:formula="of:=[.I18]+[.K18] +[.J18]" office:value-type="float" office:value="-5.5">
            <text:p>-5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05-03T11:36:46.11">
            <text:p>05/03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56" table:formula="of:=SUMPRODUCT([Thong_Tin_Ngay_Nghi_201701.$B$3:.$B$67]=[.$B19];[Thong_Tin_Ngay_Nghi_201701.$C$3:.$C$67]) +  SUMPRODUCT([Thong_Tin_Ngay_Nghi_201702.$B$3:.$B$68]=[.$B19];[Thong_Tin_Ngay_Nghi_201702.$C$3:.$C$68]) + SUMPRODUCT([Thong_Tin_Ngay_Nghi_201703.$B$3:.$B$71]=[.$B19];[Thong_Tin_Ngay_Nghi_201703.$C$3:.$C$71])" office:value-type="float" office:value="3">
            <text:p>3</text:p>
          </table:table-cell>
          <table:table-cell table:style-name="ce61" table:formula="of:=SUMPRODUCT([Thong_Tin_Ngay_Nghi_201701.$B$3:.$B$67]=[.$B19];[Thong_Tin_Ngay_Nghi_201701.$C$3:.$C$67]) +  SUMPRODUCT([Thong_Tin_Ngay_Nghi_201702.$B$3:.$B$68]=[.$B19];[Thong_Tin_Ngay_Nghi_201702.$C$3:.$C$68]) + SUMPRODUCT([Thong_Tin_Ngay_Nghi_201703.$B$3:.$B$71]=[.$B19];[Thong_Tin_Ngay_Nghi_201703.$C$3:.$C$71])" office:value-type="float" office:value="3">
            <text:p>3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8"/>
          <table:table-cell table:style-name="ce48" table:formula="of:=[.I19]+[.K19] +[.J19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0]);DATE(YEAR([.D20]);12;31);NOW())" office:value-type="date" office:date-value="2017-05-03T11:36:46.11">
            <text:p>05/03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3">
            <text:p>3</text:p>
          </table:table-cell>
          <table:table-cell table:style-name="ce56" table:formula="of:=SUMPRODUCT([Thong_Tin_Ngay_Nghi_201701.$B$3:.$B$67]=[.$B20];[Thong_Tin_Ngay_Nghi_201701.$C$3:.$C$67]) +  SUMPRODUCT([Thong_Tin_Ngay_Nghi_201702.$B$3:.$B$68]=[.$B20];[Thong_Tin_Ngay_Nghi_201702.$C$3:.$C$68]) + SUMPRODUCT([Thong_Tin_Ngay_Nghi_201703.$B$3:.$B$71]=[.$B20];[Thong_Tin_Ngay_Nghi_201703.$C$3:.$C$71])" office:value-type="float" office:value="0.5">
            <text:p>0.5</text:p>
          </table:table-cell>
          <table:table-cell table:style-name="ce61" table:formula="of:=SUMPRODUCT([Thong_Tin_Ngay_Nghi_201701.$B$3:.$B$67]=[.$B20];[Thong_Tin_Ngay_Nghi_201701.$C$3:.$C$67]) +  SUMPRODUCT([Thong_Tin_Ngay_Nghi_201702.$B$3:.$B$68]=[.$B20];[Thong_Tin_Ngay_Nghi_201702.$C$3:.$C$68]) + SUMPRODUCT([Thong_Tin_Ngay_Nghi_201703.$B$3:.$B$71]=[.$B20];[Thong_Tin_Ngay_Nghi_201703.$C$3:.$C$71])" office:value-type="float" office:value="0.5">
            <text:p>0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2.5">
            <text:p>2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20]+[.K20] +[.J20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48" office:value-type="float" office:value="7.5">
            <text:p>7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05-03T11:36:46.11">
            <text:p>05/03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56" table:formula="of:=SUMPRODUCT([Thong_Tin_Ngay_Nghi_201701.$B$3:.$B$67]=[.$B21];[Thong_Tin_Ngay_Nghi_201701.$C$3:.$C$67]) +  SUMPRODUCT([Thong_Tin_Ngay_Nghi_201702.$B$3:.$B$68]=[.$B21];[Thong_Tin_Ngay_Nghi_201702.$C$3:.$C$68]) + SUMPRODUCT([Thong_Tin_Ngay_Nghi_201703.$B$3:.$B$71]=[.$B21];[Thong_Tin_Ngay_Nghi_201703.$C$3:.$C$71])" office:value-type="float" office:value="3.5">
            <text:p>3.5</text:p>
          </table:table-cell>
          <table:table-cell table:style-name="ce61" table:formula="of:=SUMPRODUCT([Thong_Tin_Ngay_Nghi_201701.$B$3:.$B$67]=[.$B21];[Thong_Tin_Ngay_Nghi_201701.$C$3:.$C$67]) +  SUMPRODUCT([Thong_Tin_Ngay_Nghi_201702.$B$3:.$B$68]=[.$B21];[Thong_Tin_Ngay_Nghi_201702.$C$3:.$C$68]) + SUMPRODUCT([Thong_Tin_Ngay_Nghi_201703.$B$3:.$B$71]=[.$B21];[Thong_Tin_Ngay_Nghi_201703.$C$3:.$C$71])" office:value-type="float" office:value="3.5">
            <text:p>3.5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8"/>
          <table:table-cell table:style-name="ce48" table:formula="of:=[.I21]+[.K21] +[.J21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05-03T11:36:46.11">
            <text:p>05/03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4">
            <text:p>4</text:p>
          </table:table-cell>
          <table:table-cell table:style-name="ce56" table:formula="of:=SUMPRODUCT([Thong_Tin_Ngay_Nghi_201701.$B$3:.$B$67]=[.$B22];[Thong_Tin_Ngay_Nghi_201701.$C$3:.$C$67]) +  SUMPRODUCT([Thong_Tin_Ngay_Nghi_201702.$B$3:.$B$68]=[.$B22];[Thong_Tin_Ngay_Nghi_201702.$C$3:.$C$68]) + SUMPRODUCT([Thong_Tin_Ngay_Nghi_201703.$B$3:.$B$71]=[.$B22];[Thong_Tin_Ngay_Nghi_201703.$C$3:.$C$71])" office:value-type="float" office:value="17">
            <text:p>17</text:p>
          </table:table-cell>
          <table:table-cell table:style-name="ce61" table:formula="of:=SUMPRODUCT([Thong_Tin_Ngay_Nghi_201701.$B$3:.$B$67]=[.$B22];[Thong_Tin_Ngay_Nghi_201701.$C$3:.$C$67]) +  SUMPRODUCT([Thong_Tin_Ngay_Nghi_201702.$B$3:.$B$68]=[.$B22];[Thong_Tin_Ngay_Nghi_201702.$C$3:.$C$68]) + SUMPRODUCT([Thong_Tin_Ngay_Nghi_201703.$B$3:.$B$71]=[.$B22];[Thong_Tin_Ngay_Nghi_201703.$C$3:.$C$71])" office:value-type="float" office:value="17">
            <text:p>17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-10">
            <text:p>-10</text:p>
          </table:table-cell>
          <table:table-cell table:style-name="ce48"/>
          <table:table-cell table:style-name="ce48" table:formula="of:=9" office:value-type="float" office:value="9">
            <text:p>9</text:p>
          </table:table-cell>
          <table:table-cell table:style-name="ce48" table:formula="of:=[.I22]+[.K22] +[.J22]" office:value-type="float" office:value="-1">
            <text:p>-1</text:p>
          </table:table-cell>
          <table:table-cell table:style-name="ce62" office:value-type="string">
            <text:p>Những ngày nghỉ này đã trừ vào lương → sẽ ko trừ vào phép nữa:</text:p>
            <text:p>- Tháng 3: 9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05-03T11:36:46.11">
            <text:p>05/03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4">
            <text:p>4</text:p>
          </table:table-cell>
          <table:table-cell table:style-name="ce56" table:formula="of:=SUMPRODUCT([Thong_Tin_Ngay_Nghi_201701.$B$3:.$B$67]=[.$B23];[Thong_Tin_Ngay_Nghi_201701.$C$3:.$C$67]) +  SUMPRODUCT([Thong_Tin_Ngay_Nghi_201702.$B$3:.$B$68]=[.$B23];[Thong_Tin_Ngay_Nghi_201702.$C$3:.$C$68]) + SUMPRODUCT([Thong_Tin_Ngay_Nghi_201703.$B$3:.$B$71]=[.$B23];[Thong_Tin_Ngay_Nghi_201703.$C$3:.$C$71])" office:value-type="float" office:value="0">
            <text:p>0</text:p>
          </table:table-cell>
          <table:table-cell table:style-name="ce61" table:formula="of:=SUMPRODUCT([Thong_Tin_Ngay_Nghi_201701.$B$3:.$B$67]=[.$B23];[Thong_Tin_Ngay_Nghi_201701.$C$3:.$C$67]) +  SUMPRODUCT([Thong_Tin_Ngay_Nghi_201702.$B$3:.$B$68]=[.$B23];[Thong_Tin_Ngay_Nghi_201702.$C$3:.$C$68]) + SUMPRODUCT([Thong_Tin_Ngay_Nghi_201703.$B$3:.$B$71]=[.$B23];[Thong_Tin_Ngay_Nghi_201703.$C$3:.$C$71])" office:value-type="float" office:value="0">
            <text:p>0</text:p>
          </table:table-cell>
          <table:table-cell table:style-name="ce48" table:formula="of:=IF(DATE(YEAR([.E23]);MONTH([.E23]);DAY([.E23]))&lt;=DATE(YEAR([.E23]);3;31); [.C23]-[.G23] + [.F23]; IF([.G23]-[.C22]&lt;0;[.G23] + [.F23] -[.H23];[.F23]+[.C23]-[.H23]))" office:value-type="float" office:value="4">
            <text:p>4</text:p>
          </table:table-cell>
          <table:table-cell table:number-columns-repeated="2" table:style-name="ce48"/>
          <table:table-cell table:style-name="ce48" table:formula="of:=[.I23]+[.K23] +[.J23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05-03T11:36:46.11">
            <text:p>05/03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6" table:formula="of:=SUMPRODUCT([Thong_Tin_Ngay_Nghi_201701.$B$3:.$B$67]=[.$B24];[Thong_Tin_Ngay_Nghi_201701.$C$3:.$C$67]) +  SUMPRODUCT([Thong_Tin_Ngay_Nghi_201702.$B$3:.$B$68]=[.$B24];[Thong_Tin_Ngay_Nghi_201702.$C$3:.$C$68]) + SUMPRODUCT([Thong_Tin_Ngay_Nghi_201703.$B$3:.$B$71]=[.$B24];[Thong_Tin_Ngay_Nghi_201703.$C$3:.$C$71])" office:value-type="float" office:value="3">
            <text:p>3</text:p>
          </table:table-cell>
          <table:table-cell table:style-name="ce61" table:formula="of:=SUMPRODUCT([Thong_Tin_Ngay_Nghi_201701.$B$3:.$B$67]=[.$B24];[Thong_Tin_Ngay_Nghi_201701.$C$3:.$C$67]) +  SUMPRODUCT([Thong_Tin_Ngay_Nghi_201702.$B$3:.$B$68]=[.$B24];[Thong_Tin_Ngay_Nghi_201702.$C$3:.$C$68]) + SUMPRODUCT([Thong_Tin_Ngay_Nghi_201703.$B$3:.$B$71]=[.$B24];[Thong_Tin_Ngay_Nghi_201703.$C$3:.$C$71])" office:value-type="float" office:value="3">
            <text:p>3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8"/>
          <table:table-cell table:style-name="ce48" table:formula="of:=[.I24]+[.K24] +[.J24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05-03T11:36:46.11">
            <text:p>05/03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4">
            <text:p>4</text:p>
          </table:table-cell>
          <table:table-cell table:style-name="ce56" table:formula="of:=SUMPRODUCT([Thong_Tin_Ngay_Nghi_201701.$B$3:.$B$67]=[.$B25];[Thong_Tin_Ngay_Nghi_201701.$C$3:.$C$67]) +  SUMPRODUCT([Thong_Tin_Ngay_Nghi_201702.$B$3:.$B$68]=[.$B25];[Thong_Tin_Ngay_Nghi_201702.$C$3:.$C$68]) + SUMPRODUCT([Thong_Tin_Ngay_Nghi_201703.$B$3:.$B$71]=[.$B25];[Thong_Tin_Ngay_Nghi_201703.$C$3:.$C$71])" office:value-type="float" office:value="6">
            <text:p>6</text:p>
          </table:table-cell>
          <table:table-cell table:style-name="ce61" table:formula="of:=SUMPRODUCT([Thong_Tin_Ngay_Nghi_201701.$B$3:.$B$67]=[.$B25];[Thong_Tin_Ngay_Nghi_201701.$C$3:.$C$67]) +  SUMPRODUCT([Thong_Tin_Ngay_Nghi_201702.$B$3:.$B$68]=[.$B25];[Thong_Tin_Ngay_Nghi_201702.$C$3:.$C$68]) + SUMPRODUCT([Thong_Tin_Ngay_Nghi_201703.$B$3:.$B$71]=[.$B25];[Thong_Tin_Ngay_Nghi_201703.$C$3:.$C$71])" office:value-type="float" office:value="6">
            <text:p>6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2">
            <text:p>-2</text:p>
          </table:table-cell>
          <table:table-cell table:number-columns-repeated="2" table:style-name="ce48"/>
          <table:table-cell table:style-name="ce48" table:formula="of:=[.I25]+[.K25] +[.J25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05-03T11:36:46.12">
            <text:p>05/03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56" table:formula="of:=SUMPRODUCT([Thong_Tin_Ngay_Nghi_201701.$B$3:.$B$67]=[.$B26];[Thong_Tin_Ngay_Nghi_201701.$C$3:.$C$67]) +  SUMPRODUCT([Thong_Tin_Ngay_Nghi_201702.$B$3:.$B$68]=[.$B26];[Thong_Tin_Ngay_Nghi_201702.$C$3:.$C$68]) + SUMPRODUCT([Thong_Tin_Ngay_Nghi_201703.$B$3:.$B$71]=[.$B26];[Thong_Tin_Ngay_Nghi_201703.$C$3:.$C$71])" office:value-type="float" office:value="0.5">
            <text:p>0.5</text:p>
          </table:table-cell>
          <table:table-cell table:style-name="ce61" table:formula="of:=SUMPRODUCT([Thong_Tin_Ngay_Nghi_201701.$B$3:.$B$67]=[.$B26];[Thong_Tin_Ngay_Nghi_201701.$C$3:.$C$67]) +  SUMPRODUCT([Thong_Tin_Ngay_Nghi_201702.$B$3:.$B$68]=[.$B26];[Thong_Tin_Ngay_Nghi_201702.$C$3:.$C$68]) + SUMPRODUCT([Thong_Tin_Ngay_Nghi_201703.$B$3:.$B$71]=[.$B26];[Thong_Tin_Ngay_Nghi_201703.$C$3:.$C$71])" office:value-type="float" office:value="0.5">
            <text:p>0.5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4">
            <text:p>4</text:p>
          </table:table-cell>
          <table:table-cell table:number-columns-repeated="2" table:style-name="ce48"/>
          <table:table-cell table:style-name="ce48" table:formula="of:=[.I26]+[.K26] +[.J26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05-03T11:36:46.12">
            <text:p>05/03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6" table:formula="of:=SUMPRODUCT([Thong_Tin_Ngay_Nghi_201701.$B$3:.$B$67]=[.$B27];[Thong_Tin_Ngay_Nghi_201701.$C$3:.$C$67]) +  SUMPRODUCT([Thong_Tin_Ngay_Nghi_201702.$B$3:.$B$68]=[.$B27];[Thong_Tin_Ngay_Nghi_201702.$C$3:.$C$68]) + SUMPRODUCT([Thong_Tin_Ngay_Nghi_201703.$B$3:.$B$71]=[.$B27];[Thong_Tin_Ngay_Nghi_201703.$C$3:.$C$71])" office:value-type="float" office:value="5">
            <text:p>5</text:p>
          </table:table-cell>
          <table:table-cell table:style-name="ce61" table:formula="of:=SUMPRODUCT([Thong_Tin_Ngay_Nghi_201701.$B$3:.$B$67]=[.$B27];[Thong_Tin_Ngay_Nghi_201701.$C$3:.$C$67]) +  SUMPRODUCT([Thong_Tin_Ngay_Nghi_201702.$B$3:.$B$68]=[.$B27];[Thong_Tin_Ngay_Nghi_201702.$C$3:.$C$68]) + SUMPRODUCT([Thong_Tin_Ngay_Nghi_201703.$B$3:.$B$71]=[.$B27];[Thong_Tin_Ngay_Nghi_201703.$C$3:.$C$71])" office:value-type="float" office:value="5">
            <text:p>5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0">
            <text:p>0</text:p>
          </table:table-cell>
          <table:table-cell table:number-columns-repeated="2" table:style-name="ce48"/>
          <table:table-cell table:style-name="ce48" table:formula="of:=[.I27]+[.K27] +[.J27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05-03T11:36:46.12">
            <text:p>05/03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4">
            <text:p>4</text:p>
          </table:table-cell>
          <table:table-cell table:style-name="ce56" table:formula="of:=SUMPRODUCT([Thong_Tin_Ngay_Nghi_201701.$B$3:.$B$67]=[.$B28];[Thong_Tin_Ngay_Nghi_201701.$C$3:.$C$67]) +  SUMPRODUCT([Thong_Tin_Ngay_Nghi_201702.$B$3:.$B$68]=[.$B28];[Thong_Tin_Ngay_Nghi_201702.$C$3:.$C$68]) + SUMPRODUCT([Thong_Tin_Ngay_Nghi_201703.$B$3:.$B$71]=[.$B28];[Thong_Tin_Ngay_Nghi_201703.$C$3:.$C$71])" office:value-type="float" office:value="5">
            <text:p>5</text:p>
          </table:table-cell>
          <table:table-cell table:style-name="ce61" table:formula="of:=SUMPRODUCT([Thong_Tin_Ngay_Nghi_201701.$B$3:.$B$67]=[.$B28];[Thong_Tin_Ngay_Nghi_201701.$C$3:.$C$67]) +  SUMPRODUCT([Thong_Tin_Ngay_Nghi_201702.$B$3:.$B$68]=[.$B28];[Thong_Tin_Ngay_Nghi_201702.$C$3:.$C$68]) + SUMPRODUCT([Thong_Tin_Ngay_Nghi_201703.$B$3:.$B$71]=[.$B28];[Thong_Tin_Ngay_Nghi_201703.$C$3:.$C$71])" office:value-type="float" office:value="5">
            <text:p>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8"/>
          <table:table-cell table:style-name="ce48" table:formula="of:=[.I28]+[.K28] +[.J28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05-03T11:36:46.12">
            <text:p>05/03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4">
            <text:p>4</text:p>
          </table:table-cell>
          <table:table-cell table:style-name="ce56" table:formula="of:=SUMPRODUCT([Thong_Tin_Ngay_Nghi_201701.$B$3:.$B$67]=[.$B29];[Thong_Tin_Ngay_Nghi_201701.$C$3:.$C$67]) +  SUMPRODUCT([Thong_Tin_Ngay_Nghi_201702.$B$3:.$B$68]=[.$B29];[Thong_Tin_Ngay_Nghi_201702.$C$3:.$C$68]) + SUMPRODUCT([Thong_Tin_Ngay_Nghi_201703.$B$3:.$B$71]=[.$B29];[Thong_Tin_Ngay_Nghi_201703.$C$3:.$C$71])" office:value-type="float" office:value="0">
            <text:p>0</text:p>
          </table:table-cell>
          <table:table-cell table:style-name="ce61" table:formula="of:=SUMPRODUCT([Thong_Tin_Ngay_Nghi_201701.$B$3:.$B$67]=[.$B29];[Thong_Tin_Ngay_Nghi_201701.$C$3:.$C$67]) +  SUMPRODUCT([Thong_Tin_Ngay_Nghi_201702.$B$3:.$B$68]=[.$B29];[Thong_Tin_Ngay_Nghi_201702.$C$3:.$C$68]) + SUMPRODUCT([Thong_Tin_Ngay_Nghi_201703.$B$3:.$B$71]=[.$B29];[Thong_Tin_Ngay_Nghi_201703.$C$3:.$C$71])" office:value-type="float" office:value="0">
            <text:p>0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8"/>
          <table:table-cell table:style-name="ce48" table:formula="of:=[.I29]+[.K29] +[.J29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05-03T11:36:46.12">
            <text:p>05/03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4">
            <text:p>4</text:p>
          </table:table-cell>
          <table:table-cell table:style-name="ce56" table:formula="of:=SUMPRODUCT([Thong_Tin_Ngay_Nghi_201701.$B$3:.$B$67]=[.$B30];[Thong_Tin_Ngay_Nghi_201701.$C$3:.$C$67]) +  SUMPRODUCT([Thong_Tin_Ngay_Nghi_201702.$B$3:.$B$68]=[.$B30];[Thong_Tin_Ngay_Nghi_201702.$C$3:.$C$68]) + SUMPRODUCT([Thong_Tin_Ngay_Nghi_201703.$B$3:.$B$71]=[.$B30];[Thong_Tin_Ngay_Nghi_201703.$C$3:.$C$71])" office:value-type="float" office:value="5">
            <text:p>5</text:p>
          </table:table-cell>
          <table:table-cell table:style-name="ce61" table:formula="of:=SUMPRODUCT([Thong_Tin_Ngay_Nghi_201701.$B$3:.$B$67]=[.$B30];[Thong_Tin_Ngay_Nghi_201701.$C$3:.$C$67]) +  SUMPRODUCT([Thong_Tin_Ngay_Nghi_201702.$B$3:.$B$68]=[.$B30];[Thong_Tin_Ngay_Nghi_201702.$C$3:.$C$68]) + SUMPRODUCT([Thong_Tin_Ngay_Nghi_201703.$B$3:.$B$71]=[.$B30];[Thong_Tin_Ngay_Nghi_201703.$C$3:.$C$71])" office:value-type="float" office:value="5">
            <text:p>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3.5">
            <text:p>3.5</text:p>
          </table:table-cell>
          <table:table-cell table:number-columns-repeated="2" table:style-name="ce48"/>
          <table:table-cell table:style-name="ce48" table:formula="of:=[.I30]+[.K30] +[.J30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05-03T11:36:46.12">
            <text:p>05/03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4">
            <text:p>4</text:p>
          </table:table-cell>
          <table:table-cell table:style-name="ce56" table:formula="of:=SUMPRODUCT([Thong_Tin_Ngay_Nghi_201701.$B$3:.$B$67]=[.$B31];[Thong_Tin_Ngay_Nghi_201701.$C$3:.$C$67]) +  SUMPRODUCT([Thong_Tin_Ngay_Nghi_201702.$B$3:.$B$68]=[.$B31];[Thong_Tin_Ngay_Nghi_201702.$C$3:.$C$68]) + SUMPRODUCT([Thong_Tin_Ngay_Nghi_201703.$B$3:.$B$71]=[.$B31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31];[Thong_Tin_Ngay_Nghi_201701.$C$3:.$C$67]) +  SUMPRODUCT([Thong_Tin_Ngay_Nghi_201702.$B$3:.$B$68]=[.$B31];[Thong_Tin_Ngay_Nghi_201702.$C$3:.$C$68]) + SUMPRODUCT([Thong_Tin_Ngay_Nghi_201703.$B$3:.$B$71]=[.$B31];[Thong_Tin_Ngay_Nghi_201703.$C$3:.$C$71])" office:value-type="float" office:value="9.5">
            <text:p>9.5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8"/>
          <table:table-cell table:style-name="ce48" table:formula="of:=[.I31]+[.K31] +[.J31]" office:value-type="float" office:value="-4">
            <text:p>-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05-03T11:36:46.12">
            <text:p>05/03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56" table:formula="of:=SUMPRODUCT([Thong_Tin_Ngay_Nghi_201701.$B$3:.$B$67]=[.$B32];[Thong_Tin_Ngay_Nghi_201701.$C$3:.$C$67]) +  SUMPRODUCT([Thong_Tin_Ngay_Nghi_201702.$B$3:.$B$68]=[.$B32];[Thong_Tin_Ngay_Nghi_201702.$C$3:.$C$68]) + SUMPRODUCT([Thong_Tin_Ngay_Nghi_201703.$B$3:.$B$71]=[.$B32];[Thong_Tin_Ngay_Nghi_201703.$C$3:.$C$71])" office:value-type="float" office:value="2">
            <text:p>2</text:p>
          </table:table-cell>
          <table:table-cell table:style-name="ce61" table:formula="of:=SUMPRODUCT([Thong_Tin_Ngay_Nghi_201701.$B$3:.$B$67]=[.$B32];[Thong_Tin_Ngay_Nghi_201701.$C$3:.$C$67]) +  SUMPRODUCT([Thong_Tin_Ngay_Nghi_201702.$B$3:.$B$68]=[.$B32];[Thong_Tin_Ngay_Nghi_201702.$C$3:.$C$68]) + SUMPRODUCT([Thong_Tin_Ngay_Nghi_201703.$B$3:.$B$71]=[.$B32];[Thong_Tin_Ngay_Nghi_201703.$C$3:.$C$71])" office:value-type="float" office:value="2">
            <text:p>2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4">
            <text:p>4</text:p>
          </table:table-cell>
          <table:table-cell table:number-columns-repeated="2" table:style-name="ce48"/>
          <table:table-cell table:style-name="ce48" table:formula="of:=[.I32]+[.K32] +[.J32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05-03T11:36:46.12">
            <text:p>05/03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56" table:formula="of:=SUMPRODUCT([Thong_Tin_Ngay_Nghi_201701.$B$3:.$B$67]=[.$B33];[Thong_Tin_Ngay_Nghi_201701.$C$3:.$C$67]) +  SUMPRODUCT([Thong_Tin_Ngay_Nghi_201702.$B$3:.$B$68]=[.$B33];[Thong_Tin_Ngay_Nghi_201702.$C$3:.$C$68]) + SUMPRODUCT([Thong_Tin_Ngay_Nghi_201703.$B$3:.$B$71]=[.$B33];[Thong_Tin_Ngay_Nghi_201703.$C$3:.$C$71])" office:value-type="float" office:value="6">
            <text:p>6</text:p>
          </table:table-cell>
          <table:table-cell table:style-name="ce61" table:formula="of:=SUMPRODUCT([Thong_Tin_Ngay_Nghi_201701.$B$3:.$B$67]=[.$B33];[Thong_Tin_Ngay_Nghi_201701.$C$3:.$C$67]) +  SUMPRODUCT([Thong_Tin_Ngay_Nghi_201702.$B$3:.$B$68]=[.$B33];[Thong_Tin_Ngay_Nghi_201702.$C$3:.$C$68]) + SUMPRODUCT([Thong_Tin_Ngay_Nghi_201703.$B$3:.$B$71]=[.$B33];[Thong_Tin_Ngay_Nghi_201703.$C$3:.$C$71])" office:value-type="float" office:value="6">
            <text:p>6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3]+[.K33] +[.J33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05-03T11:36:46.12">
            <text:p>05/03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56" table:formula="of:=SUMPRODUCT([Thong_Tin_Ngay_Nghi_201701.$B$3:.$B$67]=[.$B34];[Thong_Tin_Ngay_Nghi_201701.$C$3:.$C$67]) +  SUMPRODUCT([Thong_Tin_Ngay_Nghi_201702.$B$3:.$B$68]=[.$B34];[Thong_Tin_Ngay_Nghi_201702.$C$3:.$C$68]) + SUMPRODUCT([Thong_Tin_Ngay_Nghi_201703.$B$3:.$B$71]=[.$B34];[Thong_Tin_Ngay_Nghi_201703.$C$3:.$C$71])" office:value-type="float" office:value="5">
            <text:p>5</text:p>
          </table:table-cell>
          <table:table-cell table:style-name="ce61" table:formula="of:=SUMPRODUCT([Thong_Tin_Ngay_Nghi_201701.$B$3:.$B$67]=[.$B34];[Thong_Tin_Ngay_Nghi_201701.$C$3:.$C$67]) +  SUMPRODUCT([Thong_Tin_Ngay_Nghi_201702.$B$3:.$B$68]=[.$B34];[Thong_Tin_Ngay_Nghi_201702.$C$3:.$C$68]) + SUMPRODUCT([Thong_Tin_Ngay_Nghi_201703.$B$3:.$B$71]=[.$B34];[Thong_Tin_Ngay_Nghi_201703.$C$3:.$C$71])" office:value-type="float" office:value="5">
            <text:p>5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8"/>
          <table:table-cell table:style-name="ce48" table:formula="of:=[.I34]+[.K34] +[.J34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05-03T11:36:46.12">
            <text:p>05/03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6" table:formula="of:=SUMPRODUCT([Thong_Tin_Ngay_Nghi_201701.$B$3:.$B$67]=[.$B35];[Thong_Tin_Ngay_Nghi_201701.$C$3:.$C$67]) +  SUMPRODUCT([Thong_Tin_Ngay_Nghi_201702.$B$3:.$B$68]=[.$B35];[Thong_Tin_Ngay_Nghi_201702.$C$3:.$C$68]) + SUMPRODUCT([Thong_Tin_Ngay_Nghi_201703.$B$3:.$B$71]=[.$B35];[Thong_Tin_Ngay_Nghi_201703.$C$3:.$C$71])" office:value-type="float" office:value="3">
            <text:p>3</text:p>
          </table:table-cell>
          <table:table-cell table:style-name="ce61" table:formula="of:=SUMPRODUCT([Thong_Tin_Ngay_Nghi_201701.$B$3:.$B$67]=[.$B35];[Thong_Tin_Ngay_Nghi_201701.$C$3:.$C$67]) +  SUMPRODUCT([Thong_Tin_Ngay_Nghi_201702.$B$3:.$B$68]=[.$B35];[Thong_Tin_Ngay_Nghi_201702.$C$3:.$C$68]) + SUMPRODUCT([Thong_Tin_Ngay_Nghi_201703.$B$3:.$B$71]=[.$B35];[Thong_Tin_Ngay_Nghi_201703.$C$3:.$C$71])" office:value-type="float" office:value="3">
            <text:p>3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number-columns-repeated="2" table:style-name="ce48"/>
          <table:table-cell table:style-name="ce48" table:formula="of:=[.I35]+[.K35] +[.J35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36]);DATE(YEAR([.D36]);12;31);NOW())" office:value-type="date" office:date-value="2017-05-03T11:36:46.13">
            <text:p>05/03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">
            <text:p>1</text:p>
          </table:table-cell>
          <table:table-cell table:style-name="ce56" table:formula="of:=SUMPRODUCT([Thong_Tin_Ngay_Nghi_201701.$B$3:.$B$67]=[.$B36];[Thong_Tin_Ngay_Nghi_201701.$C$3:.$C$67]) +  SUMPRODUCT([Thong_Tin_Ngay_Nghi_201702.$B$3:.$B$68]=[.$B36];[Thong_Tin_Ngay_Nghi_201702.$C$3:.$C$68]) + SUMPRODUCT([Thong_Tin_Ngay_Nghi_201703.$B$3:.$B$71]=[.$B36];[Thong_Tin_Ngay_Nghi_201703.$C$3:.$C$71])" office:value-type="float" office:value="0">
            <text:p>0</text:p>
          </table:table-cell>
          <table:table-cell table:style-name="ce61" table:formula="of:=SUMPRODUCT([Thong_Tin_Ngay_Nghi_201701.$B$3:.$B$67]=[.$B36];[Thong_Tin_Ngay_Nghi_201701.$C$3:.$C$67]) +  SUMPRODUCT([Thong_Tin_Ngay_Nghi_201702.$B$3:.$B$68]=[.$B36];[Thong_Tin_Ngay_Nghi_201702.$C$3:.$C$68]) + SUMPRODUCT([Thong_Tin_Ngay_Nghi_201703.$B$3:.$B$71]=[.$B36];[Thong_Tin_Ngay_Nghi_201703.$C$3:.$C$71])" office:value-type="float" office:value="0">
            <text:p>0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number-columns-repeated="2" table:style-name="ce48"/>
          <table:table-cell table:style-name="ce48" table:formula="of:=[.I36]+[.K36] +[.J36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05-03T11:36:46.13">
            <text:p>05/03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56" table:formula="of:=SUMPRODUCT([Thong_Tin_Ngay_Nghi_201701.$B$3:.$B$67]=[.$B37];[Thong_Tin_Ngay_Nghi_201701.$C$3:.$C$67]) +  SUMPRODUCT([Thong_Tin_Ngay_Nghi_201702.$B$3:.$B$68]=[.$B37];[Thong_Tin_Ngay_Nghi_201702.$C$3:.$C$68]) + SUMPRODUCT([Thong_Tin_Ngay_Nghi_201703.$B$3:.$B$71]=[.$B37];[Thong_Tin_Ngay_Nghi_201703.$C$3:.$C$71])" office:value-type="float" office:value="2.5">
            <text:p>2.5</text:p>
          </table:table-cell>
          <table:table-cell table:style-name="ce61" table:formula="of:=SUMPRODUCT([Thong_Tin_Ngay_Nghi_201701.$B$3:.$B$67]=[.$B37];[Thong_Tin_Ngay_Nghi_201701.$C$3:.$C$67]) +  SUMPRODUCT([Thong_Tin_Ngay_Nghi_201702.$B$3:.$B$68]=[.$B37];[Thong_Tin_Ngay_Nghi_201702.$C$3:.$C$68]) + SUMPRODUCT([Thong_Tin_Ngay_Nghi_201703.$B$3:.$B$71]=[.$B37];[Thong_Tin_Ngay_Nghi_201703.$C$3:.$C$71])" office:value-type="float" office:value="2.5">
            <text:p>2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8"/>
          <table:table-cell table:style-name="ce48" table:formula="of:=[.I37]+[.K37] +[.J37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05-03T11:36:46.13">
            <text:p>05/03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56" table:formula="of:=SUMPRODUCT([Thong_Tin_Ngay_Nghi_201701.$B$3:.$B$67]=[.$B38];[Thong_Tin_Ngay_Nghi_201701.$C$3:.$C$67]) +  SUMPRODUCT([Thong_Tin_Ngay_Nghi_201702.$B$3:.$B$68]=[.$B38];[Thong_Tin_Ngay_Nghi_201702.$C$3:.$C$68]) + SUMPRODUCT([Thong_Tin_Ngay_Nghi_201703.$B$3:.$B$71]=[.$B38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38];[Thong_Tin_Ngay_Nghi_201701.$C$3:.$C$67]) +  SUMPRODUCT([Thong_Tin_Ngay_Nghi_201702.$B$3:.$B$68]=[.$B38];[Thong_Tin_Ngay_Nghi_201702.$C$3:.$C$68]) + SUMPRODUCT([Thong_Tin_Ngay_Nghi_201703.$B$3:.$B$71]=[.$B38];[Thong_Tin_Ngay_Nghi_201703.$C$3:.$C$71])" office:value-type="float" office:value="6.5">
            <text:p>6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0.5">
            <text:p>0.5</text:p>
          </table:table-cell>
          <table:table-cell table:number-columns-repeated="2" table:style-name="ce48"/>
          <table:table-cell table:style-name="ce48" table:formula="of:=[.I38]+[.K38] +[.J38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05-03T11:36:46.13">
            <text:p>05/03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6" table:formula="of:=SUMPRODUCT([Thong_Tin_Ngay_Nghi_201701.$B$3:.$B$67]=[.$B39];[Thong_Tin_Ngay_Nghi_201701.$C$3:.$C$67]) +  SUMPRODUCT([Thong_Tin_Ngay_Nghi_201702.$B$3:.$B$68]=[.$B39];[Thong_Tin_Ngay_Nghi_201702.$C$3:.$C$68]) + SUMPRODUCT([Thong_Tin_Ngay_Nghi_201703.$B$3:.$B$71]=[.$B39];[Thong_Tin_Ngay_Nghi_201703.$C$3:.$C$71])" office:value-type="float" office:value="5">
            <text:p>5</text:p>
          </table:table-cell>
          <table:table-cell table:style-name="ce61" table:formula="of:=SUMPRODUCT([Thong_Tin_Ngay_Nghi_201701.$B$3:.$B$67]=[.$B39];[Thong_Tin_Ngay_Nghi_201701.$C$3:.$C$67]) +  SUMPRODUCT([Thong_Tin_Ngay_Nghi_201702.$B$3:.$B$68]=[.$B39];[Thong_Tin_Ngay_Nghi_201702.$C$3:.$C$68]) + SUMPRODUCT([Thong_Tin_Ngay_Nghi_201703.$B$3:.$B$71]=[.$B39];[Thong_Tin_Ngay_Nghi_201703.$C$3:.$C$71])" office:value-type="float" office:value="5">
            <text:p>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4">
            <text:p>4</text:p>
          </table:table-cell>
          <table:table-cell table:number-columns-repeated="2" table:style-name="ce48"/>
          <table:table-cell table:style-name="ce48" table:formula="of:=[.I39]+[.K39] +[.J39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05-03T11:36:46.13">
            <text:p>05/03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56" table:formula="of:=SUMPRODUCT([Thong_Tin_Ngay_Nghi_201701.$B$3:.$B$67]=[.$B40];[Thong_Tin_Ngay_Nghi_201701.$C$3:.$C$67]) +  SUMPRODUCT([Thong_Tin_Ngay_Nghi_201702.$B$3:.$B$68]=[.$B40];[Thong_Tin_Ngay_Nghi_201702.$C$3:.$C$68]) + SUMPRODUCT([Thong_Tin_Ngay_Nghi_201703.$B$3:.$B$71]=[.$B40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40];[Thong_Tin_Ngay_Nghi_201701.$C$3:.$C$67]) +  SUMPRODUCT([Thong_Tin_Ngay_Nghi_201702.$B$3:.$B$68]=[.$B40];[Thong_Tin_Ngay_Nghi_201702.$C$3:.$C$68]) + SUMPRODUCT([Thong_Tin_Ngay_Nghi_201703.$B$3:.$B$71]=[.$B40];[Thong_Tin_Ngay_Nghi_201703.$C$3:.$C$71])" office:value-type="float" office:value="4.5">
            <text:p>4.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1.5">
            <text:p>1.5</text:p>
          </table:table-cell>
          <table:table-cell table:number-columns-repeated="2" table:style-name="ce48"/>
          <table:table-cell table:style-name="ce48" table:formula="of:=[.I40]+[.K40] +[.J40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05-03T11:36:46.13">
            <text:p>05/03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6" table:formula="of:=SUMPRODUCT([Thong_Tin_Ngay_Nghi_201701.$B$3:.$B$67]=[.$B41];[Thong_Tin_Ngay_Nghi_201701.$C$3:.$C$67]) +  SUMPRODUCT([Thong_Tin_Ngay_Nghi_201702.$B$3:.$B$68]=[.$B41];[Thong_Tin_Ngay_Nghi_201702.$C$3:.$C$68]) + SUMPRODUCT([Thong_Tin_Ngay_Nghi_201703.$B$3:.$B$71]=[.$B41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41];[Thong_Tin_Ngay_Nghi_201701.$C$3:.$C$67]) +  SUMPRODUCT([Thong_Tin_Ngay_Nghi_201702.$B$3:.$B$68]=[.$B41];[Thong_Tin_Ngay_Nghi_201702.$C$3:.$C$68]) + SUMPRODUCT([Thong_Tin_Ngay_Nghi_201703.$B$3:.$B$71]=[.$B41];[Thong_Tin_Ngay_Nghi_201703.$C$3:.$C$71]) + SUMPRODUCT([Thong_Tin_Ngay_Nghi_201704.$B$3:.$B$71]=[.$B41];[Thong_Tin_Ngay_Nghi_201704.$C$3:.$C$71])" office:value-type="float" office:value="8.5">
            <text:p>8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-2.5">
            <text:p>-2.5</text:p>
          </table:table-cell>
          <table:table-cell table:number-columns-repeated="2" table:style-name="ce48"/>
          <table:table-cell table:style-name="ce48" table:formula="of:=[.I41]+[.K41] +[.J41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05-03T11:36:46.13">
            <text:p>05/03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56" table:formula="of:=SUMPRODUCT([Thong_Tin_Ngay_Nghi_201701.$B$3:.$B$67]=[.$B42];[Thong_Tin_Ngay_Nghi_201701.$C$3:.$C$67]) +  SUMPRODUCT([Thong_Tin_Ngay_Nghi_201702.$B$3:.$B$68]=[.$B42];[Thong_Tin_Ngay_Nghi_201702.$C$3:.$C$68]) + SUMPRODUCT([Thong_Tin_Ngay_Nghi_201703.$B$3:.$B$71]=[.$B42];[Thong_Tin_Ngay_Nghi_201703.$C$3:.$C$71])" office:value-type="float" office:value="1">
            <text:p>1</text:p>
          </table:table-cell>
          <table:table-cell table:style-name="ce61" table:formula="of:=SUMPRODUCT([Thong_Tin_Ngay_Nghi_201701.$B$3:.$B$67]=[.$B42];[Thong_Tin_Ngay_Nghi_201701.$C$3:.$C$67]) +  SUMPRODUCT([Thong_Tin_Ngay_Nghi_201702.$B$3:.$B$68]=[.$B42];[Thong_Tin_Ngay_Nghi_201702.$C$3:.$C$68]) + SUMPRODUCT([Thong_Tin_Ngay_Nghi_201703.$B$3:.$B$71]=[.$B42];[Thong_Tin_Ngay_Nghi_201703.$C$3:.$C$71])" office:value-type="float" office:value="1">
            <text:p>1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4">
            <text:p>4</text:p>
          </table:table-cell>
          <table:table-cell table:number-columns-repeated="2" table:style-name="ce48"/>
          <table:table-cell table:style-name="ce48" table:formula="of:=[.I42]+[.K42] +[.J42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05-03T11:36:46.13">
            <text:p>05/03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6" table:formula="of:=SUMPRODUCT([Thong_Tin_Ngay_Nghi_201701.$B$3:.$B$67]=[.$B43];[Thong_Tin_Ngay_Nghi_201701.$C$3:.$C$67]) +  SUMPRODUCT([Thong_Tin_Ngay_Nghi_201702.$B$3:.$B$68]=[.$B43];[Thong_Tin_Ngay_Nghi_201702.$C$3:.$C$68]) + SUMPRODUCT([Thong_Tin_Ngay_Nghi_201703.$B$3:.$B$71]=[.$B43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43];[Thong_Tin_Ngay_Nghi_201701.$C$3:.$C$67]) +  SUMPRODUCT([Thong_Tin_Ngay_Nghi_201702.$B$3:.$B$68]=[.$B43];[Thong_Tin_Ngay_Nghi_201702.$C$3:.$C$68]) + SUMPRODUCT([Thong_Tin_Ngay_Nghi_201703.$B$3:.$B$71]=[.$B43];[Thong_Tin_Ngay_Nghi_201703.$C$3:.$C$71])" office:value-type="float" office:value="4.5">
            <text:p>4.5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4">
            <text:p>4</text:p>
          </table:table-cell>
          <table:table-cell table:number-columns-repeated="2" table:style-name="ce48"/>
          <table:table-cell table:style-name="ce48" table:formula="of:=[.I43]+[.K43] +[.J43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4]);DATE(YEAR([.D44]);12;31);NOW())" office:value-type="date" office:date-value="2017-05-03T11:36:46.14">
            <text:p>05/03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6" table:formula="of:=SUMPRODUCT([Thong_Tin_Ngay_Nghi_201701.$B$3:.$B$67]=[.$B44];[Thong_Tin_Ngay_Nghi_201701.$C$3:.$C$67]) +  SUMPRODUCT([Thong_Tin_Ngay_Nghi_201702.$B$3:.$B$68]=[.$B44];[Thong_Tin_Ngay_Nghi_201702.$C$3:.$C$68]) + SUMPRODUCT([Thong_Tin_Ngay_Nghi_201703.$B$3:.$B$71]=[.$B44];[Thong_Tin_Ngay_Nghi_201703.$C$3:.$C$71])" office:value-type="float" office:value="1.5">
            <text:p>1.5</text:p>
          </table:table-cell>
          <table:table-cell table:style-name="ce61" table:formula="of:=SUMPRODUCT([Thong_Tin_Ngay_Nghi_201701.$B$3:.$B$67]=[.$B44];[Thong_Tin_Ngay_Nghi_201701.$C$3:.$C$67]) +  SUMPRODUCT([Thong_Tin_Ngay_Nghi_201702.$B$3:.$B$68]=[.$B44];[Thong_Tin_Ngay_Nghi_201702.$C$3:.$C$68]) + SUMPRODUCT([Thong_Tin_Ngay_Nghi_201703.$B$3:.$B$71]=[.$B44];[Thong_Tin_Ngay_Nghi_201703.$C$3:.$C$71])" office:value-type="float" office:value="1.5">
            <text:p>1.5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4">
            <text:p>4</text:p>
          </table:table-cell>
          <table:table-cell table:number-columns-repeated="2" table:style-name="ce48"/>
          <table:table-cell table:style-name="ce48" table:formula="of:=[.I44]+[.K44] +[.J44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05-03T11:36:46.14">
            <text:p>05/03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56" table:formula="of:=SUMPRODUCT([Thong_Tin_Ngay_Nghi_201701.$B$3:.$B$67]=[.$B45];[Thong_Tin_Ngay_Nghi_201701.$C$3:.$C$67]) +  SUMPRODUCT([Thong_Tin_Ngay_Nghi_201702.$B$3:.$B$68]=[.$B45];[Thong_Tin_Ngay_Nghi_201702.$C$3:.$C$68]) + SUMPRODUCT([Thong_Tin_Ngay_Nghi_201703.$B$3:.$B$71]=[.$B45];[Thong_Tin_Ngay_Nghi_201703.$C$3:.$C$71])" office:value-type="float" office:value="2">
            <text:p>2</text:p>
          </table:table-cell>
          <table:table-cell table:style-name="ce61" table:formula="of:=SUMPRODUCT([Thong_Tin_Ngay_Nghi_201701.$B$3:.$B$67]=[.$B45];[Thong_Tin_Ngay_Nghi_201701.$C$3:.$C$67]) +  SUMPRODUCT([Thong_Tin_Ngay_Nghi_201702.$B$3:.$B$68]=[.$B45];[Thong_Tin_Ngay_Nghi_201702.$C$3:.$C$68]) + SUMPRODUCT([Thong_Tin_Ngay_Nghi_201703.$B$3:.$B$71]=[.$B45];[Thong_Tin_Ngay_Nghi_201703.$C$3:.$C$71])" office:value-type="float" office:value="2">
            <text:p>2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8"/>
          <table:table-cell table:style-name="ce48" table:formula="of:=[.I45]+[.K45] +[.J45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6]);DATE(YEAR([.D46]);12;31);NOW())" office:value-type="date" office:date-value="2017-05-03T11:36:46.14">
            <text:p>05/03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4">
            <text:p>4</text:p>
          </table:table-cell>
          <table:table-cell table:style-name="ce56" table:formula="of:=SUMPRODUCT([Thong_Tin_Ngay_Nghi_201701.$B$3:.$B$67]=[.$B46];[Thong_Tin_Ngay_Nghi_201701.$C$3:.$C$67]) +  SUMPRODUCT([Thong_Tin_Ngay_Nghi_201702.$B$3:.$B$68]=[.$B46];[Thong_Tin_Ngay_Nghi_201702.$C$3:.$C$68]) + SUMPRODUCT([Thong_Tin_Ngay_Nghi_201703.$B$3:.$B$71]=[.$B46];[Thong_Tin_Ngay_Nghi_201703.$C$3:.$C$71])" office:value-type="float" office:value="18.5">
            <text:p>18.5</text:p>
          </table:table-cell>
          <table:table-cell table:style-name="ce61" table:formula="of:=SUMPRODUCT([Thong_Tin_Ngay_Nghi_201701.$B$3:.$B$67]=[.$B46];[Thong_Tin_Ngay_Nghi_201701.$C$3:.$C$67]) +  SUMPRODUCT([Thong_Tin_Ngay_Nghi_201702.$B$3:.$B$68]=[.$B46];[Thong_Tin_Ngay_Nghi_201702.$C$3:.$C$68]) + SUMPRODUCT([Thong_Tin_Ngay_Nghi_201703.$B$3:.$B$71]=[.$B46];[Thong_Tin_Ngay_Nghi_201703.$C$3:.$C$71])" office:value-type="float" office:value="18.5">
            <text:p>18.5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-11">
            <text:p>-11</text:p>
          </table:table-cell>
          <table:table-cell table:style-name="ce48"/>
          <table:table-cell table:style-name="ce48" table:formula="of:=1.5+6+4.5" office:value-type="float" office:value="12">
            <text:p>12</text:p>
          </table:table-cell>
          <table:table-cell table:style-name="ce48" table:formula="of:=[.I46]+[.K46] +[.J46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05-03T11:36:46.14">
            <text:p>05/03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4">
            <text:p>4</text:p>
          </table:table-cell>
          <table:table-cell table:style-name="ce56" table:formula="of:=SUMPRODUCT([Thong_Tin_Ngay_Nghi_201701.$B$3:.$B$67]=[.$B47];[Thong_Tin_Ngay_Nghi_201701.$C$3:.$C$67]) +  SUMPRODUCT([Thong_Tin_Ngay_Nghi_201702.$B$3:.$B$68]=[.$B47];[Thong_Tin_Ngay_Nghi_201702.$C$3:.$C$68]) + SUMPRODUCT([Thong_Tin_Ngay_Nghi_201703.$B$3:.$B$71]=[.$B47];[Thong_Tin_Ngay_Nghi_201703.$C$3:.$C$71])" office:value-type="float" office:value="5">
            <text:p>5</text:p>
          </table:table-cell>
          <table:table-cell table:style-name="ce61" table:formula="of:=SUMPRODUCT([Thong_Tin_Ngay_Nghi_201701.$B$3:.$B$67]=[.$B47];[Thong_Tin_Ngay_Nghi_201701.$C$3:.$C$67]) +  SUMPRODUCT([Thong_Tin_Ngay_Nghi_201702.$B$3:.$B$68]=[.$B47];[Thong_Tin_Ngay_Nghi_201702.$C$3:.$C$68]) + SUMPRODUCT([Thong_Tin_Ngay_Nghi_201703.$B$3:.$B$71]=[.$B47];[Thong_Tin_Ngay_Nghi_201703.$C$3:.$C$71])" office:value-type="float" office:value="5">
            <text:p>5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1">
            <text:p>-1</text:p>
          </table:table-cell>
          <table:table-cell table:style-name="ce48"/>
          <table:table-cell table:style-name="ce48" table:formula="of:=1" office:value-type="float" office:value="1">
            <text:p>1</text:p>
          </table:table-cell>
          <table:table-cell table:style-name="ce48" table:formula="of:=[.I47]+[.K47] +[.J47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48]);DATE(YEAR([.D48]);12;31);NOW())" office:value-type="date" office:date-value="2017-05-03T11:36:46.14">
            <text:p>05/03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">
            <text:p>1</text:p>
          </table:table-cell>
          <table:table-cell table:style-name="ce56" table:formula="of:=SUMPRODUCT([Thong_Tin_Ngay_Nghi_201701.$B$3:.$B$67]=[.$B48];[Thong_Tin_Ngay_Nghi_201701.$C$3:.$C$67]) +  SUMPRODUCT([Thong_Tin_Ngay_Nghi_201702.$B$3:.$B$68]=[.$B48];[Thong_Tin_Ngay_Nghi_201702.$C$3:.$C$68]) + SUMPRODUCT([Thong_Tin_Ngay_Nghi_201703.$B$3:.$B$71]=[.$B48];[Thong_Tin_Ngay_Nghi_201703.$C$3:.$C$71])" office:value-type="float" office:value="0">
            <text:p>0</text:p>
          </table:table-cell>
          <table:table-cell table:style-name="ce61" table:formula="of:=SUMPRODUCT([Thong_Tin_Ngay_Nghi_201701.$B$3:.$B$67]=[.$B48];[Thong_Tin_Ngay_Nghi_201701.$C$3:.$C$67]) +  SUMPRODUCT([Thong_Tin_Ngay_Nghi_201702.$B$3:.$B$68]=[.$B48];[Thong_Tin_Ngay_Nghi_201702.$C$3:.$C$68]) + SUMPRODUCT([Thong_Tin_Ngay_Nghi_201703.$B$3:.$B$71]=[.$B48];[Thong_Tin_Ngay_Nghi_201703.$C$3:.$C$71])" office:value-type="float" office:value="0">
            <text:p>0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1">
            <text:p>1</text:p>
          </table:table-cell>
          <table:table-cell table:number-columns-repeated="2" table:style-name="ce48"/>
          <table:table-cell table:style-name="ce48" table:formula="of:=[.I48]+[.K48] +[.J48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05-03T11:36:46.14">
            <text:p>05/03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4">
            <text:p>4</text:p>
          </table:table-cell>
          <table:table-cell table:style-name="ce56" table:formula="of:=SUMPRODUCT([Thong_Tin_Ngay_Nghi_201701.$B$3:.$B$67]=[.$B49];[Thong_Tin_Ngay_Nghi_201701.$C$3:.$C$67]) +  SUMPRODUCT([Thong_Tin_Ngay_Nghi_201702.$B$3:.$B$68]=[.$B49];[Thong_Tin_Ngay_Nghi_201702.$C$3:.$C$68]) + SUMPRODUCT([Thong_Tin_Ngay_Nghi_201703.$B$3:.$B$71]=[.$B49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49];[Thong_Tin_Ngay_Nghi_201701.$C$3:.$C$67]) +  SUMPRODUCT([Thong_Tin_Ngay_Nghi_201702.$B$3:.$B$68]=[.$B49];[Thong_Tin_Ngay_Nghi_201702.$C$3:.$C$68]) + SUMPRODUCT([Thong_Tin_Ngay_Nghi_201703.$B$3:.$B$71]=[.$B49];[Thong_Tin_Ngay_Nghi_201703.$C$3:.$C$71])" office:value-type="float" office:value="6.5">
            <text:p>6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2.5">
            <text:p>2.5</text:p>
          </table:table-cell>
          <table:table-cell table:number-columns-repeated="2" table:style-name="ce48"/>
          <table:table-cell table:style-name="ce48" table:formula="of:=[.I49]+[.K49] +[.J49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05-03T11:36:46.15">
            <text:p>05/03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4">
            <text:p>4</text:p>
          </table:table-cell>
          <table:table-cell table:style-name="ce56" table:formula="of:=SUMPRODUCT([Thong_Tin_Ngay_Nghi_201701.$B$3:.$B$67]=[.$B50];[Thong_Tin_Ngay_Nghi_201701.$C$3:.$C$67]) +  SUMPRODUCT([Thong_Tin_Ngay_Nghi_201702.$B$3:.$B$68]=[.$B50];[Thong_Tin_Ngay_Nghi_201702.$C$3:.$C$68]) + SUMPRODUCT([Thong_Tin_Ngay_Nghi_201703.$B$3:.$B$71]=[.$B50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50];[Thong_Tin_Ngay_Nghi_201701.$C$3:.$C$67]) +  SUMPRODUCT([Thong_Tin_Ngay_Nghi_201702.$B$3:.$B$68]=[.$B50];[Thong_Tin_Ngay_Nghi_201702.$C$3:.$C$68]) + SUMPRODUCT([Thong_Tin_Ngay_Nghi_201703.$B$3:.$B$71]=[.$B50];[Thong_Tin_Ngay_Nghi_201703.$C$3:.$C$71])" office:value-type="float" office:value="4.5">
            <text:p>4.5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3.5">
            <text:p>3.5</text:p>
          </table:table-cell>
          <table:table-cell table:number-columns-repeated="2" table:style-name="ce48"/>
          <table:table-cell table:style-name="ce48" table:formula="of:=[.I50]+[.K50] +[.J50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05-03T11:36:46.15">
            <text:p>05/03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4">
            <text:p>4</text:p>
          </table:table-cell>
          <table:table-cell table:style-name="ce56" table:formula="of:=SUMPRODUCT([Thong_Tin_Ngay_Nghi_201701.$B$3:.$B$67]=[.$B51];[Thong_Tin_Ngay_Nghi_201701.$C$3:.$C$67]) +  SUMPRODUCT([Thong_Tin_Ngay_Nghi_201702.$B$3:.$B$68]=[.$B51];[Thong_Tin_Ngay_Nghi_201702.$C$3:.$C$68]) + SUMPRODUCT([Thong_Tin_Ngay_Nghi_201703.$B$3:.$B$71]=[.$B51];[Thong_Tin_Ngay_Nghi_201703.$C$3:.$C$71])" office:value-type="float" office:value="8.5">
            <text:p>8.5</text:p>
          </table:table-cell>
          <table:table-cell table:style-name="ce61" table:formula="of:=SUMPRODUCT([Thong_Tin_Ngay_Nghi_201701.$B$3:.$B$67]=[.$B51];[Thong_Tin_Ngay_Nghi_201701.$C$3:.$C$67]) +  SUMPRODUCT([Thong_Tin_Ngay_Nghi_201702.$B$3:.$B$68]=[.$B51];[Thong_Tin_Ngay_Nghi_201702.$C$3:.$C$68]) + SUMPRODUCT([Thong_Tin_Ngay_Nghi_201703.$B$3:.$B$71]=[.$B51];[Thong_Tin_Ngay_Nghi_201703.$C$3:.$C$71])" office:value-type="float" office:value="8.5">
            <text:p>8.5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2.5">
            <text:p>-2.5</text:p>
          </table:table-cell>
          <table:table-cell table:number-columns-repeated="2" table:style-name="ce48"/>
          <table:table-cell table:style-name="ce48" table:formula="of:=[.I51]+[.K51] +[.J51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2]);DATE(YEAR([.D52]);12;31);NOW())" office:value-type="date" office:date-value="2017-05-03T11:36:46.15">
            <text:p>05/03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2">
            <text:p>2</text:p>
          </table:table-cell>
          <table:table-cell table:style-name="ce56" table:formula="of:=SUMPRODUCT([Thong_Tin_Ngay_Nghi_201701.$B$3:.$B$67]=[.$B52];[Thong_Tin_Ngay_Nghi_201701.$C$3:.$C$67]) +  SUMPRODUCT([Thong_Tin_Ngay_Nghi_201702.$B$3:.$B$68]=[.$B52];[Thong_Tin_Ngay_Nghi_201702.$C$3:.$C$68]) + SUMPRODUCT([Thong_Tin_Ngay_Nghi_201703.$B$3:.$B$71]=[.$B52];[Thong_Tin_Ngay_Nghi_201703.$C$3:.$C$71])" office:value-type="float" office:value="0">
            <text:p>0</text:p>
          </table:table-cell>
          <table:table-cell table:style-name="ce61" table:formula="of:=SUMPRODUCT([Thong_Tin_Ngay_Nghi_201701.$B$3:.$B$67]=[.$B52];[Thong_Tin_Ngay_Nghi_201701.$C$3:.$C$67]) +  SUMPRODUCT([Thong_Tin_Ngay_Nghi_201702.$B$3:.$B$68]=[.$B52];[Thong_Tin_Ngay_Nghi_201702.$C$3:.$C$68]) + SUMPRODUCT([Thong_Tin_Ngay_Nghi_201703.$B$3:.$B$71]=[.$B52];[Thong_Tin_Ngay_Nghi_201703.$C$3:.$C$71])" office:value-type="float" office:value="0">
            <text:p>0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2">
            <text:p>2</text:p>
          </table:table-cell>
          <table:table-cell table:number-columns-repeated="2" table:style-name="ce48"/>
          <table:table-cell table:style-name="ce48" table:formula="of:=[.I52]+[.K52] +[.J52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3]);DATE(YEAR([.D53]);12;31);NOW())" office:value-type="date" office:date-value="2017-05-03T11:36:46.15">
            <text:p>05/03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4">
            <text:p>4</text:p>
          </table:table-cell>
          <table:table-cell table:style-name="ce56" table:formula="of:=SUMPRODUCT([Thong_Tin_Ngay_Nghi_201701.$B$3:.$B$67]=[.$B53];[Thong_Tin_Ngay_Nghi_201701.$C$3:.$C$67]) +  SUMPRODUCT([Thong_Tin_Ngay_Nghi_201702.$B$3:.$B$68]=[.$B53];[Thong_Tin_Ngay_Nghi_201702.$C$3:.$C$68]) + SUMPRODUCT([Thong_Tin_Ngay_Nghi_201703.$B$3:.$B$71]=[.$B53];[Thong_Tin_Ngay_Nghi_201703.$C$3:.$C$71])" office:value-type="float" office:value="18">
            <text:p>18</text:p>
          </table:table-cell>
          <table:table-cell table:style-name="ce61" table:formula="of:=SUMPRODUCT([Thong_Tin_Ngay_Nghi_201701.$B$3:.$B$67]=[.$B53];[Thong_Tin_Ngay_Nghi_201701.$C$3:.$C$67]) +  SUMPRODUCT([Thong_Tin_Ngay_Nghi_201702.$B$3:.$B$68]=[.$B53];[Thong_Tin_Ngay_Nghi_201702.$C$3:.$C$68]) + SUMPRODUCT([Thong_Tin_Ngay_Nghi_201703.$B$3:.$B$71]=[.$B53];[Thong_Tin_Ngay_Nghi_201703.$C$3:.$C$71])" office:value-type="float" office:value="18">
            <text:p>18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-14">
            <text:p>-14</text:p>
          </table:table-cell>
          <table:table-cell table:style-name="ce48"/>
          <table:table-cell table:style-name="ce48" table:formula="of:=4.5+6" office:value-type="float" office:value="10.5">
            <text:p>10.5</text:p>
          </table:table-cell>
          <table:table-cell table:style-name="ce48" table:formula="of:=[.I53]+[.K53] +[.J53]" office:value-type="float" office:value="-3.5">
            <text:p>-3.5</text:p>
          </table:table-cell>
          <table:table-cell table:style-name="ce62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05-03T11:36:46.15">
            <text:p>05/03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4">
            <text:p>4</text:p>
          </table:table-cell>
          <table:table-cell table:style-name="ce56" table:formula="of:=SUMPRODUCT([Thong_Tin_Ngay_Nghi_201701.$B$3:.$B$67]=[.$B54];[Thong_Tin_Ngay_Nghi_201701.$C$3:.$C$67]) +  SUMPRODUCT([Thong_Tin_Ngay_Nghi_201702.$B$3:.$B$68]=[.$B54];[Thong_Tin_Ngay_Nghi_201702.$C$3:.$C$68]) + SUMPRODUCT([Thong_Tin_Ngay_Nghi_201703.$B$3:.$B$71]=[.$B54];[Thong_Tin_Ngay_Nghi_201703.$C$3:.$C$71])" office:value-type="float" office:value="20.5">
            <text:p>20.5</text:p>
          </table:table-cell>
          <table:table-cell table:style-name="ce61" table:formula="of:=SUMPRODUCT([Thong_Tin_Ngay_Nghi_201701.$B$3:.$B$67]=[.$B54];[Thong_Tin_Ngay_Nghi_201701.$C$3:.$C$67]) +  SUMPRODUCT([Thong_Tin_Ngay_Nghi_201702.$B$3:.$B$68]=[.$B54];[Thong_Tin_Ngay_Nghi_201702.$C$3:.$C$68]) + SUMPRODUCT([Thong_Tin_Ngay_Nghi_201703.$B$3:.$B$71]=[.$B54];[Thong_Tin_Ngay_Nghi_201703.$C$3:.$C$71])" office:value-type="float" office:value="20.5">
            <text:p>20.5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14">
            <text:p>-14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54]+[.K54] +[.J54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05-03T11:36:46.15">
            <text:p>05/03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4">
            <text:p>4</text:p>
          </table:table-cell>
          <table:table-cell table:style-name="ce56" table:formula="of:=SUMPRODUCT([Thong_Tin_Ngay_Nghi_201701.$B$3:.$B$67]=[.$B55];[Thong_Tin_Ngay_Nghi_201701.$C$3:.$C$67]) +  SUMPRODUCT([Thong_Tin_Ngay_Nghi_201702.$B$3:.$B$68]=[.$B55];[Thong_Tin_Ngay_Nghi_201702.$C$3:.$C$68]) + SUMPRODUCT([Thong_Tin_Ngay_Nghi_201703.$B$3:.$B$71]=[.$B55];[Thong_Tin_Ngay_Nghi_201703.$C$3:.$C$71])" office:value-type="float" office:value="5">
            <text:p>5</text:p>
          </table:table-cell>
          <table:table-cell table:style-name="ce61" table:formula="of:=SUMPRODUCT([Thong_Tin_Ngay_Nghi_201701.$B$3:.$B$67]=[.$B55];[Thong_Tin_Ngay_Nghi_201701.$C$3:.$C$67]) +  SUMPRODUCT([Thong_Tin_Ngay_Nghi_201702.$B$3:.$B$68]=[.$B55];[Thong_Tin_Ngay_Nghi_201702.$C$3:.$C$68]) + SUMPRODUCT([Thong_Tin_Ngay_Nghi_201703.$B$3:.$B$71]=[.$B55];[Thong_Tin_Ngay_Nghi_201703.$C$3:.$C$71])" office:value-type="float" office:value="5">
            <text:p>5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-1">
            <text:p>-1</text:p>
          </table:table-cell>
          <table:table-cell table:number-columns-repeated="2" table:style-name="ce48"/>
          <table:table-cell table:style-name="ce48" table:formula="of:=[.I55]+[.K55] +[.J55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05-03T11:36:46.15">
            <text:p>05/03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4">
            <text:p>4</text:p>
          </table:table-cell>
          <table:table-cell table:style-name="ce56" table:formula="of:=SUMPRODUCT([Thong_Tin_Ngay_Nghi_201701.$B$3:.$B$67]=[.$B56];[Thong_Tin_Ngay_Nghi_201701.$C$3:.$C$67]) +  SUMPRODUCT([Thong_Tin_Ngay_Nghi_201702.$B$3:.$B$68]=[.$B56];[Thong_Tin_Ngay_Nghi_201702.$C$3:.$C$68]) + SUMPRODUCT([Thong_Tin_Ngay_Nghi_201703.$B$3:.$B$71]=[.$B56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56];[Thong_Tin_Ngay_Nghi_201701.$C$3:.$C$67]) +  SUMPRODUCT([Thong_Tin_Ngay_Nghi_201702.$B$3:.$B$68]=[.$B56];[Thong_Tin_Ngay_Nghi_201702.$C$3:.$C$68]) + SUMPRODUCT([Thong_Tin_Ngay_Nghi_201703.$B$3:.$B$71]=[.$B56];[Thong_Tin_Ngay_Nghi_201703.$C$3:.$C$71])" office:value-type="float" office:value="9.5">
            <text:p>9.5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-5.5">
            <text:p>-5.5</text:p>
          </table:table-cell>
          <table:table-cell table:number-columns-repeated="2" table:style-name="ce48"/>
          <table:table-cell table:style-name="ce48" table:formula="of:=[.I56]+[.K56] +[.J56]" office:value-type="float" office:value="-5.5">
            <text:p>-5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05-03T11:36:46.15">
            <text:p>05/03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4">
            <text:p>4</text:p>
          </table:table-cell>
          <table:table-cell table:style-name="ce56" table:formula="of:=SUMPRODUCT([Thong_Tin_Ngay_Nghi_201701.$B$3:.$B$67]=[.$B57];[Thong_Tin_Ngay_Nghi_201701.$C$3:.$C$67]) +  SUMPRODUCT([Thong_Tin_Ngay_Nghi_201702.$B$3:.$B$68]=[.$B57];[Thong_Tin_Ngay_Nghi_201702.$C$3:.$C$68]) + SUMPRODUCT([Thong_Tin_Ngay_Nghi_201703.$B$3:.$B$71]=[.$B57];[Thong_Tin_Ngay_Nghi_201703.$C$3:.$C$71])" office:value-type="float" office:value="3">
            <text:p>3</text:p>
          </table:table-cell>
          <table:table-cell table:style-name="ce61" table:formula="of:=SUMPRODUCT([Thong_Tin_Ngay_Nghi_201701.$B$3:.$B$67]=[.$B57];[Thong_Tin_Ngay_Nghi_201701.$C$3:.$C$67]) +  SUMPRODUCT([Thong_Tin_Ngay_Nghi_201702.$B$3:.$B$68]=[.$B57];[Thong_Tin_Ngay_Nghi_201702.$C$3:.$C$68]) + SUMPRODUCT([Thong_Tin_Ngay_Nghi_201703.$B$3:.$B$71]=[.$B57];[Thong_Tin_Ngay_Nghi_201703.$C$3:.$C$71])" office:value-type="float" office:value="3">
            <text:p>3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4">
            <text:p>4</text:p>
          </table:table-cell>
          <table:table-cell table:number-columns-repeated="2" table:style-name="ce48"/>
          <table:table-cell table:style-name="ce48" table:formula="of:=[.I57]+[.K57] +[.J57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05-03T11:36:46.15">
            <text:p>05/03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4">
            <text:p>4</text:p>
          </table:table-cell>
          <table:table-cell table:style-name="ce56" table:formula="of:=SUMPRODUCT([Thong_Tin_Ngay_Nghi_201701.$B$3:.$B$67]=[.$B58];[Thong_Tin_Ngay_Nghi_201701.$C$3:.$C$67]) +  SUMPRODUCT([Thong_Tin_Ngay_Nghi_201702.$B$3:.$B$68]=[.$B58];[Thong_Tin_Ngay_Nghi_201702.$C$3:.$C$68]) + SUMPRODUCT([Thong_Tin_Ngay_Nghi_201703.$B$3:.$B$71]=[.$B58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58];[Thong_Tin_Ngay_Nghi_201701.$C$3:.$C$67]) +  SUMPRODUCT([Thong_Tin_Ngay_Nghi_201702.$B$3:.$B$68]=[.$B58];[Thong_Tin_Ngay_Nghi_201702.$C$3:.$C$68]) + SUMPRODUCT([Thong_Tin_Ngay_Nghi_201703.$B$3:.$B$71]=[.$B58];[Thong_Tin_Ngay_Nghi_201703.$C$3:.$C$71])" office:value-type="float" office:value="6.5">
            <text:p>6.5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4">
            <text:p>4</text:p>
          </table:table-cell>
          <table:table-cell table:number-columns-repeated="2" table:style-name="ce48"/>
          <table:table-cell table:style-name="ce48" table:formula="of:=[.I58]+[.K58] +[.J58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9]);DATE(YEAR([.D59]);12;31);NOW())" office:value-type="date" office:date-value="2017-05-03T11:36:46.16">
            <text:p>05/03/17</text:p>
          </table:table-cell>
          <table:table-cell table:style-name="ce52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4">
            <text:p>4</text:p>
          </table:table-cell>
          <table:table-cell table:style-name="ce56" table:formula="of:=SUMPRODUCT([Thong_Tin_Ngay_Nghi_201701.$B$3:.$B$67]=[.$B59];[Thong_Tin_Ngay_Nghi_201701.$C$3:.$C$67]) +  SUMPRODUCT([Thong_Tin_Ngay_Nghi_201702.$B$3:.$B$68]=[.$B59];[Thong_Tin_Ngay_Nghi_201702.$C$3:.$C$68]) + SUMPRODUCT([Thong_Tin_Ngay_Nghi_201703.$B$3:.$B$71]=[.$B59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59];[Thong_Tin_Ngay_Nghi_201701.$C$3:.$C$67]) +  SUMPRODUCT([Thong_Tin_Ngay_Nghi_201702.$B$3:.$B$68]=[.$B59];[Thong_Tin_Ngay_Nghi_201702.$C$3:.$C$68]) + SUMPRODUCT([Thong_Tin_Ngay_Nghi_201703.$B$3:.$B$71]=[.$B59];[Thong_Tin_Ngay_Nghi_201703.$C$3:.$C$71])" office:value-type="float" office:value="6.5">
            <text:p>6.5</text:p>
          </table:table-cell>
          <table:table-cell table:style-name="ce48" table:formula="of:=IF(DATE(YEAR([.E59]);MONTH([.E59]);DAY([.E59]))&lt;=DATE(YEAR([.E59]);3;31); [.C59]-[.G59] + [.F59]; IF([.G59]-[.C59]&lt;0;[.G59] + [.F59] -[.H59];[.F59]+[.C59]-[.H59]))" office:value-type="float" office:value="-2">
            <text:p>-2</text:p>
          </table:table-cell>
          <table:table-cell table:number-columns-repeated="2" table:style-name="ce48"/>
          <table:table-cell table:style-name="ce48" table:formula="of:=[.I59]+[.K59] +[.J59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4"/>
        <table:table-column table:style-name="co26" table:number-columns-repeated="7" table:default-cell-style-name="ce74"/>
        <table:table-column table:style-name="co25" table:number-columns-repeated="16" table:default-cell-style-name="ce74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69" table:number-columns-repeated="8"/>
          <table:table-cell table:style-name="ce77" office:value-type="string" table:number-columns-spanned="2" table:number-rows-spanned="1">
            <text:p>Month</text:p>
          </table:table-cell>
          <table:covered-table-cell table:style-name="ce78"/>
          <table:table-cell table:style-name="ce79" table:content-validation-name="val1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7" office:value-type="string" table:number-columns-spanned="2" table:number-rows-spanned="1">
            <text:p>Year</text:p>
          </table:table-cell>
          <table:covered-table-cell table:style-name="ce78"/>
          <table:table-cell table:style-name="ce77" office:value-type="float" office:value="2017" table:number-columns-spanned="2" table:number-rows-spanned="1">
            <text:p>2017</text:p>
          </table:table-cell>
          <table:covered-table-cell table:style-name="ce80"/>
          <table:table-cell table:style-name="ce69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70" table:formula="of:=DATE([.$R$1];[.N1];1)" office:value-type="date" office:date-value="2017-01-01">
            <text:p>01</text:p>
          </table:table-cell>
          <table:table-cell table:style-name="ce70" table:formula="of:=[.D2]+1" office:value-type="date" office:date-value="2017-01-02">
            <text:p>02</text:p>
          </table:table-cell>
          <table:table-cell table:style-name="ce70" table:formula="of:=[.E2]+1" office:value-type="date" office:date-value="2017-01-03">
            <text:p>03</text:p>
          </table:table-cell>
          <table:table-cell table:style-name="ce70" table:formula="of:=[.F2]+1" office:value-type="date" office:date-value="2017-01-04">
            <text:p>04</text:p>
          </table:table-cell>
          <table:table-cell table:style-name="ce70" table:formula="of:=[.G2]+1" office:value-type="date" office:date-value="2017-01-05">
            <text:p>05</text:p>
          </table:table-cell>
          <table:table-cell table:style-name="ce70" table:formula="of:=[.H2]+1" office:value-type="date" office:date-value="2017-01-06">
            <text:p>06</text:p>
          </table:table-cell>
          <table:table-cell table:style-name="ce70" table:formula="of:=[.I2]+1" office:value-type="date" office:date-value="2017-01-07">
            <text:p>07</text:p>
          </table:table-cell>
          <table:table-cell table:style-name="ce70" table:formula="of:=[.J2]+1" office:value-type="date" office:date-value="2017-01-08">
            <text:p>08</text:p>
          </table:table-cell>
          <table:table-cell table:style-name="ce70" table:formula="of:=[.K2]+1" office:value-type="date" office:date-value="2017-01-09">
            <text:p>09</text:p>
          </table:table-cell>
          <table:table-cell table:style-name="ce70" table:formula="of:=[.L2]+1" office:value-type="date" office:date-value="2017-01-10">
            <text:p>10</text:p>
          </table:table-cell>
          <table:table-cell table:style-name="ce70" table:formula="of:=[.M2]+1" office:value-type="date" office:date-value="2017-01-11">
            <text:p>11</text:p>
          </table:table-cell>
          <table:table-cell table:style-name="ce70" table:formula="of:=[.N2]+1" office:value-type="date" office:date-value="2017-01-12">
            <text:p>12</text:p>
          </table:table-cell>
          <table:table-cell table:style-name="ce70" table:formula="of:=[.O2]+1" office:value-type="date" office:date-value="2017-01-13">
            <text:p>13</text:p>
          </table:table-cell>
          <table:table-cell table:style-name="ce70" table:formula="of:=[.P2]+1" office:value-type="date" office:date-value="2017-01-14">
            <text:p>14</text:p>
          </table:table-cell>
          <table:table-cell table:style-name="ce70" table:formula="of:=[.Q2]+1" office:value-type="date" office:date-value="2017-01-15">
            <text:p>15</text:p>
          </table:table-cell>
          <table:table-cell table:style-name="ce70" table:formula="of:=[.R2]+1" office:value-type="date" office:date-value="2017-01-16">
            <text:p>16</text:p>
          </table:table-cell>
          <table:table-cell table:style-name="ce70" table:formula="of:=[.S2]+1" office:value-type="date" office:date-value="2017-01-17">
            <text:p>17</text:p>
          </table:table-cell>
          <table:table-cell table:style-name="ce70" table:formula="of:=[.T2]+1" office:value-type="date" office:date-value="2017-01-18">
            <text:p>18</text:p>
          </table:table-cell>
          <table:table-cell table:style-name="ce70" table:formula="of:=[.U2]+1" office:value-type="date" office:date-value="2017-01-19">
            <text:p>19</text:p>
          </table:table-cell>
          <table:table-cell table:style-name="ce70" table:formula="of:=[.V2]+1" office:value-type="date" office:date-value="2017-01-20">
            <text:p>20</text:p>
          </table:table-cell>
          <table:table-cell table:style-name="ce70" table:formula="of:=[.W2]+1" office:value-type="date" office:date-value="2017-01-21">
            <text:p>21</text:p>
          </table:table-cell>
          <table:table-cell table:style-name="ce70" table:formula="of:=[.X2]+1" office:value-type="date" office:date-value="2017-01-22">
            <text:p>22</text:p>
          </table:table-cell>
          <table:table-cell table:style-name="ce70" table:formula="of:=[.Y2]+1" office:value-type="date" office:date-value="2017-01-23">
            <text:p>23</text:p>
          </table:table-cell>
          <table:table-cell table:style-name="ce70" table:formula="of:=[.Z2]+1" office:value-type="date" office:date-value="2017-01-24">
            <text:p>24</text:p>
          </table:table-cell>
          <table:table-cell table:style-name="ce70" table:formula="of:=[.AA2]+1" office:value-type="date" office:date-value="2017-01-25">
            <text:p>25</text:p>
          </table:table-cell>
          <table:table-cell table:style-name="ce70" table:formula="of:=[.AB2]+1" office:value-type="date" office:date-value="2017-01-26">
            <text:p>26</text:p>
          </table:table-cell>
          <table:table-cell table:style-name="ce70" table:formula="of:=[.AC2]+1" office:value-type="date" office:date-value="2017-01-27">
            <text:p>27</text:p>
          </table:table-cell>
          <table:table-cell table:style-name="ce70" table:formula="of:=[.AD2]+1" office:value-type="date" office:date-value="2017-01-28">
            <text:p>28</text:p>
          </table:table-cell>
          <table:table-cell table:style-name="ce70" table:formula="of:=[.AE2]+1" office:value-type="date" office:date-value="2017-01-29">
            <text:p>29</text:p>
          </table:table-cell>
          <table:table-cell table:style-name="ce70" table:formula="of:=[.AF2]+1" office:value-type="date" office:date-value="2017-01-30">
            <text:p>30</text:p>
          </table:table-cell>
          <table:table-cell table:style-name="ce70" table:formula="of:=[.AG2]+1" office:value-type="date" office:date-value="2017-01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7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1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1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68" table:formula="of:=SUM([.D4:.AH4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3.5591in" svg:y="0.1098in" draw:caption-point-x="-0.2402in" draw:caption-point-y="0.608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1102in" draw:caption-point-x="-0.2402in" draw:caption-point-y="0.6079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0.111in" draw:caption-point-x="-0.2402in" draw:caption-point-y="0.6071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113in" draw:caption-point-x="-0.2402in" draw:caption-point-y="0.6051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0.1161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1.5492in" svg:y="0.1169in" draw:caption-point-x="-0.2402in" draw:caption-point-y="0.6012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1709in" draw:caption-point-x="-0.2402in" draw:caption-point-y="0.547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68" table:formula="of:=SUM([.D5:.AH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7" draw:text-style-name="P1" svg:width="1.1413in" svg:height="1.0122in" svg:x="4.0157in" svg:y="0.3579in" draw:caption-point-x="-0.2402in" draw:caption-point-y="0.6079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3583in" draw:caption-point-x="-0.2402in" draw:caption-point-y="0.6075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0.3594in" draw:caption-point-x="-0.2402in" draw:caption-point-y="0.6063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2" draw:text-style-name="P1" svg:width="1.1413in" svg:height="0.5457in" svg:x="9.7228in" svg:y="0.363in" draw:caption-point-x="-0.2402in" draw:caption-point-y="0.6028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0.3638in" draw:caption-point-x="-0.2402in" draw:caption-point-y="0.602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0.3642in" draw:caption-point-x="-0.2402in" draw:caption-point-y="0.6016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68" table:formula="of:=SUM([.D6:.AH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0.6122in" draw:caption-point-x="-0.2402in" draw:caption-point-y="0.6012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0.6142in" draw:caption-point-x="-0.2402in" draw:caption-point-y="0.5992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68" table:formula="of:=SUM([.D7:.AH7])" office:value-type="float" office:value="4">
            <text:p>4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0.8539in" draw:caption-point-x="-0.2402in" draw:caption-point-y="0.6071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8559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0.8598in" draw:caption-point-x="-0.2402in" draw:caption-point-y="0.6012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68" table:formula="of:=SUM([.D8:.AH8])" office:value-type="float" office:value="3">
            <text:p>3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.1016in" draw:caption-point-x="-0.2402in" draw:caption-point-y="0.6071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.1063in" draw:caption-point-x="-0.2402in" draw:caption-point-y="0.6024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.1075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68" table:formula="of:=SUM([.D9:.AH9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.3484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3094in" svg:y="1.3516in" draw:caption-point-x="-0.2402in" draw:caption-point-y="0.6051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1.3547in" draw:caption-point-x="-0.2402in" draw:caption-point-y="0.602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68" table:formula="of:=SUM([.D10:.AH10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68" table:formula="of:=SUM([.D11:.AH11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.8469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1.8504in" draw:caption-point-x="-0.2402in" draw:caption-point-y="0.6016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1.8508in" draw:caption-point-x="-0.2402in" draw:caption-point-y="0.6012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/>
          <table:table-cell table:style-name="ce8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68" table:formula="of:=SUM([.D12:.AH12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2.0917in" draw:caption-point-x="-0.2402in" draw:caption-point-y="0.6079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2.0921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2.0972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2.0976in" draw:caption-point-x="-0.2402in" draw:caption-point-y="0.602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68" table:formula="of:=SUM([.D13:.AH13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2.3394in" draw:caption-point-x="-0.2402in" draw:caption-point-y="0.6079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6.8205in" svg:y="2.3417in" draw:caption-point-x="-0.2402in" draw:caption-point-y="0.6055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2.3425in" draw:caption-point-x="-0.2402in" draw:caption-point-y="0.6047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2.3429in" draw:caption-point-x="-0.2402in" draw:caption-point-y="0.6043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9.7228in" svg:y="2.3445in" draw:caption-point-x="-0.2402in" draw:caption-point-y="0.6028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0.6358in" svg:y="2.3453in" draw:caption-point-x="-0.2402in" draw:caption-point-y="0.602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68" table:formula="of:=SUM([.D14:.AH14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68" table:formula="of:=SUM([.D15:.AH15])" office:value-type="float" office:value="3.5">
            <text:p>3.5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472in" svg:y="2.8354in" draw:caption-point-x="-0.2402in" draw:caption-point-y="0.6071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0.1791in" svg:y="2.8406in" draw:caption-point-x="-0.2402in" draw:caption-point-y="0.602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1.0925in" svg:y="2.8409in" draw:caption-point-x="-0.2402in" draw:caption-point-y="0.6016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68" table:formula="of:=SUM([.D16:.AH16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3.0819in" draw:caption-point-x="-0.2402in" draw:caption-point-y="0.608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3.0831in" draw:caption-point-x="-0.2402in" draw:caption-point-y="0.6071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68" table:formula="of:=SUM([.D17:.AH17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3299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3307in" draw:caption-point-x="-0.2402in" draw:caption-point-y="0.6075in">
              <dc:date>2017-01-05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3331in" draw:caption-point-x="-0.2402in" draw:caption-point-y="0.6051in">
              <dc:date>2017-01-11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3346in" draw:caption-point-x="-0.2402in" draw:caption-point-y="0.6035in">
              <dc:date>2017-01-13T00:00:00</dc:date>
              <text:p text:style-name="P1"><text:span text:style-name="T1">8h4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3354in" draw:caption-point-x="-0.2402in" draw:caption-point-y="0.6028in">
              <dc:date>2017-01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3366in" draw:caption-point-x="-0.2402in" draw:caption-point-y="0.6016in">
              <dc:date>2017-01-19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337in" draw:caption-point-x="-0.2402in" draw:caption-point-y="0.6012in">
              <dc:date>2017-01-20T00:00:00</dc:date>
              <text:p text:style-name="P1"><text:span text:style-name="T1">8h29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oangNTM</text:p>
          </table:table-cell>
          <table:table-cell table:style-name="ce68" table:formula="of:=SUM([.D18:.AH18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5776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3.578in" draw:caption-point-x="-0.2402in" draw:caption-point-y="0.6079in">
              <dc:date>2017-01-04T00:00:00</dc:date>
              <text:p text:style-name="P1"><text:span text:style-name="T1">Xe bị hư, xin vào trễ, 8h5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3.5783in" draw:caption-point-x="-0.2402in" draw:caption-point-y="0.6075in">
              <dc:date>2017-01-05T00:00:00</dc:date>
              <text:p text:style-name="P1"><text:span text:style-name="T1">Bận việc nhà, xin vào trễ, 8h4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3.5787in" draw:caption-point-x="-0.2402in" draw:caption-point-y="0.6071in">
              <dc:date>2017-01-06T00:00:00</dc:date>
              <text:p text:style-name="P1"><text:span text:style-name="T1">8h4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6.3311in" svg:y="3.5791in" draw:caption-point-x="-0.2402in" draw:caption-point-y="0.6067in">
              <dc:date>2017-01-09T00:00:00</dc:date>
              <text:p text:style-name="P1"><text:span text:style-name="T1">Nhà có việc, xin vào trễ,9h1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5807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5815in" draw:caption-point-x="-0.2402in" draw:caption-point-y="0.6043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1-13T00:00:00</dc:date>
              <text:p text:style-name="P1"><text:span text:style-name="T1">Bận việc nhà, 8h47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5831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5835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3.5839in" draw:caption-point-x="-0.2402in" draw:caption-point-y="0.602in">
              <dc:date>2017-01-18T00:00:00</dc:date>
              <text:p text:style-name="P1"><text:span text:style-name="T1">Gia đình có việc đột xuất</text:span></text:p>
            </office:annotation>
            <text:p>1</text:p>
          </table:table-cell>
          <table:table-cell table:style-name="ce72" office:value-type="float" office:value="0">
            <office:annotation draw:style-name="gr2" draw:text-style-name="P1" svg:width="1.1413in" svg:height="0.5457in" svg:x="11.0925in" svg:y="3.5843in" draw:caption-point-x="-0.2402in" draw:caption-point-y="0.6016in">
              <dc:date>2017-01-19T00:00:00</dc:date>
              <text:p text:style-name="P1"><text:span text:style-name="T1">Bận việc gđ, xin vào trễ,9h47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3.5846in" draw:caption-point-x="-0.2402in" draw:caption-point-y="0.6012in">
              <dc:date>2017-01-20T00:00:00</dc:date>
              <text:p text:style-name="P1"><text:span text:style-name="T1">Bị kẹt xe, xin vào trễ, 8h4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1-23T00:00:00</dc:date>
              <text:p text:style-name="P1"><text:span text:style-name="T1">Mệt, xin vào trễ.</text:span></text:p>
              <text:p text:style-name="P1"><text:span text:style-name="T1">9h vô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1-25T00:00:00</dc:date>
              <text:p text:style-name="P1"><text:span text:style-name="T1">Có việc riêng ra ngoài từ 11:30AM → 2PM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68" table:formula="of:=SUM([.D19:.AH19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3.8323in" draw:caption-point-x="-0.2402in" draw:caption-point-y="0.6012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68" table:formula="of:=SUM([.D20:.AH2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4.133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4.133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68" table:formula="of:=SUM([.D21:.AH21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4.3209in" draw:caption-point-x="-0.2402in" draw:caption-point-y="0.6079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9287in" svg:y="4.3217in" draw:caption-point-x="-0.2402in" draw:caption-point-y="0.6071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4.324in" draw:caption-point-x="-0.2402in" draw:caption-point-y="0.6047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4.3264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3295in" draw:caption-point-x="-0.2402in" draw:caption-point-y="0.5992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68" table:formula="of:=SUM([.D22:.AH22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6.8205in" svg:y="4.5709in" draw:caption-point-x="-0.2402in" draw:caption-point-y="0.6055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7.3094in" svg:y="4.5713in" draw:caption-point-x="-0.2402in" draw:caption-point-y="0.6051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4.5748in" draw:caption-point-x="-0.2402in" draw:caption-point-y="0.6016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4.576in" draw:caption-point-x="-0.2402in" draw:caption-point-y="0.6004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68" table:formula="of:=SUM([.D23:.AH23])" office:value-type="float" office:value="1.5">
            <text:p>1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3" draw:text-style-name="P1" svg:width="1.1413in" svg:height="0.7012in" svg:x="12.9189in" svg:y="4.8768in" draw:caption-point-x="-0.2402in" draw:caption-point-y="0.547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8248in" draw:caption-point-x="-0.2402in" draw:caption-point-y="0.5992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68" table:formula="of:=SUM([.D24:.AH24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68" table:formula="of:=SUM([.D25:.AH25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68" table:formula="of:=SUM([.D26:.AH2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5.5661in" draw:caption-point-x="-0.2402in" draw:caption-point-y="0.6012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68" table:formula="of:=SUM([.D27:.AH27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5.8075in" draw:caption-point-x="-0.2402in" draw:caption-point-y="0.6075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5.8102in" draw:caption-point-x="-0.2402in" draw:caption-point-y="0.6047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5.8114in" draw:caption-point-x="-0.2402in" draw:caption-point-y="0.6035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5.8122in" draw:caption-point-x="-0.2402in" draw:caption-point-y="0.6028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8138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68" table:formula="of:=SUM([.D28:.AH28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68" table:formula="of:=SUM([.D29:.AH29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7" draw:text-style-name="P1" svg:width="1.1413in" svg:height="1.0122in" svg:x="6.3311in" svg:y="6.3039in" draw:caption-point-x="-0.2402in" draw:caption-point-y="0.6063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6.8205in" svg:y="6.3047in" draw:caption-point-x="-0.2402in" draw:caption-point-y="0.6055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3094in" svg:y="6.3047in" draw:caption-point-x="-0.2402in" draw:caption-point-y="0.6055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7988in" svg:y="6.3047in" draw:caption-point-x="-0.2402in" draw:caption-point-y="0.6055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68" table:formula="of:=SUM([.D30:.AH30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6.5496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5504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6.5512in" draw:caption-point-x="-0.2402in" draw:caption-point-y="0.6067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6.5559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6.5587in" draw:caption-point-x="-0.2402in" draw:caption-point-y="0.5992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68" table:formula="of:=SUM([.D31:.AH31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6.7976in" draw:caption-point-x="-0.2402in" draw:caption-point-y="0.6079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798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6.8028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6.8031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6.8035in" draw:caption-point-x="-0.2402in" draw:caption-point-y="0.602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6.8043in" draw:caption-point-x="-0.2402in" draw:caption-point-y="0.6012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68" table:formula="of:=SUM([.D32:.AH32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8" draw:text-style-name="P1" svg:width="1.1413in" svg:height="0.8567in" svg:x="4.0157in" svg:y="7.0457in" draw:caption-point-x="-0.2402in" draw:caption-point-y="0.6075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7.0528in" draw:caption-point-x="-0.2402in" draw:caption-point-y="0.6004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68" table:formula="of:=SUM([.D33:.AH33])" office:value-type="float" office:value="0.5"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8.2878in" svg:y="7.2976in" draw:caption-point-x="-0.2402in" draw:caption-point-y="0.6031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68" table:formula="of:=SUM([.D34:.AH3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7.5402in" draw:caption-point-x="-0.2402in" draw:caption-point-y="0.608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7.5406in" draw:caption-point-x="-0.2402in" draw:caption-point-y="0.6079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7.5413in" draw:caption-point-x="-0.2402in" draw:caption-point-y="0.6071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7.5417in" draw:caption-point-x="-0.2402in" draw:caption-point-y="0.6067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7.5429in" draw:caption-point-x="-0.2402in" draw:caption-point-y="0.6055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7.5433in" draw:caption-point-x="-0.2402in" draw:caption-point-y="0.6051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7.5441in" draw:caption-point-x="-0.2402in" draw:caption-point-y="0.6043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7.5453in" draw:caption-point-x="-0.2402in" draw:caption-point-y="0.6031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7.5457in" draw:caption-point-x="-0.2402in" draw:caption-point-y="0.6028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7.5461in" draw:caption-point-x="-0.2402in" draw:caption-point-y="0.6024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7.5465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7.5472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601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68" table:formula="of:=SUM([.D35:.AH35])" office:value-type="float" office:value="3.5">
            <text:p>3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8" draw:text-style-name="P1" svg:width="1.1413in" svg:height="0.8567in" svg:x="8.2878in" svg:y="7.7929in" draw:caption-point-x="-0.2402in" draw:caption-point-y="0.6035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nTLT</text:p>
          </table:table-cell>
          <table:table-cell table:style-name="ce68" table:formula="of:=SUM([.D36:.AH36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8.0417in" draw:caption-point-x="-0.2402in" draw:caption-point-y="0.6024in">
              <dc:date>2017-01-17T00:00:00</dc:date>
              <text:p text:style-name="P1"><text:span text:style-name="T1">Có việc bận đột xuất</text:span></text:p>
            </office:annotation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68" table:formula="of:=SUM([.D37:.AH37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68" table:formula="of:=SUM([.D38:.AH38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8.5921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68" table:formula="of:=SUM([.D39:.AH39])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8.7795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8.7803in" draw:caption-point-x="-0.2402in" draw:caption-point-y="0.6067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8.7854in" draw:caption-point-x="-0.2402in" draw:caption-point-y="0.6016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68" table:formula="of:=SUM([.D40:.AH4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9.0291in" draw:caption-point-x="-0.2402in" draw:caption-point-y="0.6055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9.0319in" draw:caption-point-x="-0.2402in" draw:caption-point-y="0.6028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9.0327in" draw:caption-point-x="-0.2402in" draw:caption-point-y="0.602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087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087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7" office:value-type="string">
            <text:p>PhuongTH</text:p>
          </table:table-cell>
          <table:table-cell table:style-name="ce68" table:formula="of:=SUM([.D41:.AH41])" office:value-type="float" office:value="6">
            <text:p>6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0157in" svg:y="9.2744in" draw:caption-point-x="-0.2402in" draw:caption-point-y="0.6079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0.1791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0925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3756in" svg:y="9.2823in" draw:caption-point-x="-0.2402in" draw:caption-point-y="0.6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68" table:formula="of:=SUM([.D42:.AH42])" office:value-type="float" office:value="0.5">
            <text:p>0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9.5217in" draw:caption-point-x="-0.2402in" draw:caption-point-y="0.608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9.5232in" draw:caption-point-x="-0.2402in" draw:caption-point-y="0.6067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9.5287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PX</text:p>
          </table:table-cell>
          <table:table-cell table:style-name="ce68" table:formula="of:=SUM([.D43:.AH43])" office:value-type="float" office:value="4">
            <text:p>4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68" table:formula="of:=SUM([.D44:.AH4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0.0173in" draw:caption-point-x="-0.2402in" draw:caption-point-y="0.608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10.0181in" draw:caption-point-x="-0.2402in" draw:caption-point-y="0.6075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0.0205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7.7988in" svg:y="10.0213in" draw:caption-point-x="-0.2402in" draw:caption-point-y="0.6043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10.024in" draw:caption-point-x="-0.2402in" draw:caption-point-y="0.6016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07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68" table:formula="of:=SUM([.D45:.AH4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10.2654in" draw:caption-point-x="-0.2402in" draw:caption-point-y="0.6079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11.0925in" svg:y="10.2717in" draw:caption-point-x="-0.2402in" draw:caption-point-y="0.6016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inhDH</text:p>
          </table:table-cell>
          <table:table-cell table:style-name="ce68" table:formula="of:=SUM([.D46:.AH46])" office:value-type="float" office:value="8.5">
            <text:p>8.5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3.5591in" svg:y="10.5126in" draw:caption-point-x="-0.2402in" draw:caption-point-y="0.6083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4.9287in" svg:y="10.5138in" draw:caption-point-x="-0.2402in" draw:caption-point-y="0.6071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0.5165in" draw:caption-point-x="-0.2402in" draw:caption-point-y="0.6043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9.7228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68" table:formula="of:=SUM([.D47:.AH47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68" table:formula="of:=SUM([.D48:.AH48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11.0079in" draw:caption-point-x="-0.2402in" draw:caption-point-y="0.608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11.0118in" draw:caption-point-x="-0.2402in" draw:caption-point-y="0.6043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0126in" draw:caption-point-x="-0.2402in" draw:caption-point-y="0.6035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68" table:formula="of:=SUM([.D49:.AH49])" office:value-type="float" office:value="2.5">
            <text:p>2.5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2555in" draw:caption-point-x="-0.2402in" draw:caption-point-y="0.608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11.2559in" draw:caption-point-x="-0.2402in" draw:caption-point-y="0.6079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2" draw:text-style-name="P1" svg:width="1.1413in" svg:height="0.5457in" svg:x="4.9287in" svg:y="11.2567in" draw:caption-point-x="-0.2402in" draw:caption-point-y="0.6071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11.2571in" draw:caption-point-x="-0.2402in" draw:caption-point-y="0.6067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6.8205in" svg:y="11.2583in" draw:caption-point-x="-0.2402in" draw:caption-point-y="0.6055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2587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11.2583in" draw:caption-point-x="-0.2402in" draw:caption-point-y="0.6055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261in" draw:caption-point-x="-0.2402in" draw:caption-point-y="0.6028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1.2614in" draw:caption-point-x="-0.2402in" draw:caption-point-y="0.6024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0.6358in" svg:y="11.2618in" draw:caption-point-x="-0.2402in" draw:caption-point-y="0.602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11.2622in" draw:caption-point-x="-0.2402in" draw:caption-point-y="0.6016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1.2626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11.2634in" draw:caption-point-x="-0.2402in" draw:caption-point-y="0.6004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3756in" svg:y="11.2642in" draw:caption-point-x="-0.2402in" draw:caption-point-y="0.5996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68" table:formula="of:=SUM([.D50:.AH50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5031in" draw:caption-point-x="-0.2402in" draw:caption-point-y="0.608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6.3311in" svg:y="11.5047in" draw:caption-point-x="-0.2402in" draw:caption-point-y="0.6067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5063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7988in" svg:y="11.5071in" draw:caption-point-x="-0.2402in" draw:caption-point-y="0.6043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8.2878in" svg:y="11.5079in" draw:caption-point-x="-0.2402in" draw:caption-point-y="0.6035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5087in" draw:caption-point-x="-0.2402in" draw:caption-point-y="0.6028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11.5098in" draw:caption-point-x="-0.2402in" draw:caption-point-y="0.6016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67" office:value-type="string">
            <text:p>VietBA</text:p>
          </table:table-cell>
          <table:table-cell table:style-name="ce68" table:formula="of:=SUM([.D51:.AH51])" office:value-type="float" office:value="6.5">
            <text:p>6.5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9287in" svg:y="11.752in" draw:caption-point-x="-0.2402in" draw:caption-point-y="0.6071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6.3311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3094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9.722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68" table:formula="of:=SUM([.D52:.AH52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4.0157in" svg:y="11.9988in" draw:caption-point-x="-0.2402in" draw:caption-point-y="0.6079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1.9992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5"/>
          <table:table-cell table:style-name="ce73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6" table:number-columns-repeated="7"/>
          <table:table-cell table:style-name="ce73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1"/>
        <table:table-column table:style-name="co26" table:number-columns-repeated="7" table:default-cell-style-name="ce91"/>
        <table:table-column table:style-name="co25" table:number-columns-repeated="13" table:default-cell-style-name="ce91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86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2" table:number-columns-spanned="2" table:number-rows-spanned="1">
            <text:p>2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7" table:number-columns-spanned="2" table:number-rows-spanned="1">
            <text:p>2017</text:p>
          </table:table-cell>
          <table:covered-table-cell table:style-name="ce97"/>
          <table:table-cell table:style-name="ce86" table:number-columns-repeated="12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87" table:formula="of:=DATE([.$R$1];[.N1];1)" office:value-type="date" office:date-value="2017-02-01">
            <text:p>01</text:p>
          </table:table-cell>
          <table:table-cell table:style-name="ce87" table:formula="of:=[.D2]+1" office:value-type="date" office:date-value="2017-02-02">
            <text:p>02</text:p>
          </table:table-cell>
          <table:table-cell table:style-name="ce87" table:formula="of:=[.E2]+1" office:value-type="date" office:date-value="2017-02-03">
            <text:p>03</text:p>
          </table:table-cell>
          <table:table-cell table:style-name="ce87" table:formula="of:=[.F2]+1" office:value-type="date" office:date-value="2017-02-04">
            <text:p>04</text:p>
          </table:table-cell>
          <table:table-cell table:style-name="ce87" table:formula="of:=[.G2]+1" office:value-type="date" office:date-value="2017-02-05">
            <text:p>05</text:p>
          </table:table-cell>
          <table:table-cell table:style-name="ce87" table:formula="of:=[.H2]+1" office:value-type="date" office:date-value="2017-02-06">
            <text:p>06</text:p>
          </table:table-cell>
          <table:table-cell table:style-name="ce87" table:formula="of:=[.I2]+1" office:value-type="date" office:date-value="2017-02-07">
            <text:p>07</text:p>
          </table:table-cell>
          <table:table-cell table:style-name="ce87" table:formula="of:=[.J2]+1" office:value-type="date" office:date-value="2017-02-08">
            <text:p>08</text:p>
          </table:table-cell>
          <table:table-cell table:style-name="ce87" table:formula="of:=[.K2]+1" office:value-type="date" office:date-value="2017-02-09">
            <text:p>09</text:p>
          </table:table-cell>
          <table:table-cell table:style-name="ce87" table:formula="of:=[.L2]+1" office:value-type="date" office:date-value="2017-02-10">
            <text:p>10</text:p>
          </table:table-cell>
          <table:table-cell table:style-name="ce87" table:formula="of:=[.M2]+1" office:value-type="date" office:date-value="2017-02-11">
            <text:p>11</text:p>
          </table:table-cell>
          <table:table-cell table:style-name="ce87" table:formula="of:=[.N2]+1" office:value-type="date" office:date-value="2017-02-12">
            <text:p>12</text:p>
          </table:table-cell>
          <table:table-cell table:style-name="ce87" table:formula="of:=[.O2]+1" office:value-type="date" office:date-value="2017-02-13">
            <text:p>13</text:p>
          </table:table-cell>
          <table:table-cell table:style-name="ce87" table:formula="of:=[.P2]+1" office:value-type="date" office:date-value="2017-02-14">
            <text:p>14</text:p>
          </table:table-cell>
          <table:table-cell table:style-name="ce87" table:formula="of:=[.Q2]+1" office:value-type="date" office:date-value="2017-02-15">
            <text:p>15</text:p>
          </table:table-cell>
          <table:table-cell table:style-name="ce87" table:formula="of:=[.R2]+1" office:value-type="date" office:date-value="2017-02-16">
            <text:p>16</text:p>
          </table:table-cell>
          <table:table-cell table:style-name="ce87" table:formula="of:=[.S2]+1" office:value-type="date" office:date-value="2017-02-17">
            <text:p>17</text:p>
          </table:table-cell>
          <table:table-cell table:style-name="ce87" table:formula="of:=[.T2]+1" office:value-type="date" office:date-value="2017-02-18">
            <text:p>18</text:p>
          </table:table-cell>
          <table:table-cell table:style-name="ce87" table:formula="of:=[.U2]+1" office:value-type="date" office:date-value="2017-02-19">
            <text:p>19</text:p>
          </table:table-cell>
          <table:table-cell table:style-name="ce87" table:formula="of:=[.V2]+1" office:value-type="date" office:date-value="2017-02-20">
            <text:p>20</text:p>
          </table:table-cell>
          <table:table-cell table:style-name="ce87" table:formula="of:=[.W2]+1" office:value-type="date" office:date-value="2017-02-21">
            <text:p>21</text:p>
          </table:table-cell>
          <table:table-cell table:style-name="ce87" table:formula="of:=[.X2]+1" office:value-type="date" office:date-value="2017-02-22">
            <text:p>22</text:p>
          </table:table-cell>
          <table:table-cell table:style-name="ce87" table:formula="of:=[.Y2]+1" office:value-type="date" office:date-value="2017-02-23">
            <text:p>23</text:p>
          </table:table-cell>
          <table:table-cell table:style-name="ce87" table:formula="of:=[.Z2]+1" office:value-type="date" office:date-value="2017-02-24">
            <text:p>24</text:p>
          </table:table-cell>
          <table:table-cell table:style-name="ce87" table:formula="of:=[.AA2]+1" office:value-type="date" office:date-value="2017-02-25">
            <text:p>25</text:p>
          </table:table-cell>
          <table:table-cell table:style-name="ce87" table:formula="of:=[.AB2]+1" office:value-type="date" office:date-value="2017-02-26">
            <text:p>26</text:p>
          </table:table-cell>
          <table:table-cell table:style-name="ce87" table:formula="of:=[.AC2]+1" office:value-type="date" office:date-value="2017-02-27">
            <text:p>27</text:p>
          </table:table-cell>
          <table:table-cell table:style-name="ce87" table:formula="of:=[.AD2]+1" office:value-type="date" office:date-value="2017-02-28">
            <text:p>28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69in" draw:caption-point-x="-0.2402in" draw:caption-point-y="0.373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5" table:formula="of:=SUM([.D4:.AE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1094in" draw:caption-point-x="-0.2402in" draw:caption-point-y="0.608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166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1142in" draw:caption-point-x="-0.2402in" draw:caption-point-y="0.603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9.2661in" svg:y="0.1161in" draw:caption-point-x="-0.2402in" draw:caption-point-y="0.602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0.1193in" draw:caption-point-x="-0.2402in" draw:caption-point-y="0.598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5" table:formula="of:=SUM([.D5:.AE5])" office:value-type="float" office:value="1.5">
            <text:p>1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3618in" draw:caption-point-x="-0.2402in" draw:caption-point-y="0.603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8" draw:text-style-name="P1" svg:width="1.1413in" svg:height="0.8567in" svg:x="9.2661in" svg:y="0.3638in" draw:caption-point-x="-0.2402in" draw:caption-point-y="0.602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0.3646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0.3654in" draw:caption-point-x="-0.2402in" draw:caption-point-y="0.600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3673in" draw:caption-point-x="-0.2402in" draw:caption-point-y="0.598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3" draw:text-style-name="P1" svg:width="1.1413in" svg:height="0.7012in" svg:x="14.7457in" svg:y="0.3677in" draw:caption-point-x="-0.2402in" draw:caption-point-y="0.598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5" table:formula="of:=SUM([.D6:.AE6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662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662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0.6079in" draw:caption-point-x="-0.2402in" draw:caption-point-y="0.605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0.6098in" draw:caption-point-x="-0.2402in" draw:caption-point-y="0.603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0.1791in" svg:y="0.6122in" draw:caption-point-x="-0.2402in" draw:caption-point-y="0.6012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8" draw:text-style-name="P1" svg:width="1.1413in" svg:height="0.8567in" svg:x="11.5492in" svg:y="0.6126in" draw:caption-point-x="-0.2402in" draw:caption-point-y="0.600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5" table:formula="of:=SUM([.D7:.AE7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8.7768in" svg:y="0.8583in" draw:caption-point-x="-0.2402in" draw:caption-point-y="0.6028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0.8614in" draw:caption-point-x="-0.2402in" draw:caption-point-y="0.599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8626in" draw:caption-point-x="-0.2402in" draw:caption-point-y="0.598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0.863in" draw:caption-point-x="-0.2402in" draw:caption-point-y="0.598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5" table:formula="of:=SUM([.D8:.AE8])" office:value-type="float" office:value="4.5">
            <text:p>4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1.1051in" draw:caption-point-x="-0.2402in" draw:caption-point-y="0.603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7228in" svg:y="1.1071in" draw:caption-point-x="-0.2402in" draw:caption-point-y="0.6016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1.1087in" draw:caption-point-x="-0.2402in" draw:caption-point-y="0.6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1.1087in" draw:caption-point-x="-0.2402in" draw:caption-point-y="0.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5" table:formula="of:=SUM([.D9:.AE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405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405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1.3547in" draw:caption-point-x="-0.2402in" draw:caption-point-y="0.602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1.5492in" svg:y="1.3559in" draw:caption-point-x="-0.2402in" draw:caption-point-y="0.600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5" table:formula="of:=SUM([.D10:.AE10])" office:value-type="float" office:value="5.5">
            <text:p>5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653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653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8" draw:text-style-name="P1" svg:width="1.1413in" svg:height="0.8567in" svg:x="5.8421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office:value-type="float" office:value="1">
            <office:annotation draw:style-name="gr8" draw:text-style-name="P1" svg:width="1.1413in" svg:height="0.8567in" svg:x="6.3311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office:value-type="float" office:value="1">
            <office:annotation draw:style-name="gr8" draw:text-style-name="P1" svg:width="1.1413in" svg:height="0.8567in" svg:x="6.8205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/>
          <table:table-cell table:style-name="ce98"/>
          <table:table-cell table:style-name="ce89" office:value-type="float" office:value="0.5">
            <office:annotation draw:style-name="gr4" draw:text-style-name="P1" svg:width="1.1413in" svg:height="0.3902in" svg:x="11.5492in" svg:y="1.6039in" draw:caption-point-x="-0.2402in" draw:caption-point-y="0.600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85" table:formula="of:=SUM([.D11:.AE1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900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900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1.848in" draw:caption-point-x="-0.2402in" draw:caption-point-y="0.603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8.2878in" svg:y="1.8488in" draw:caption-point-x="-0.2402in" draw:caption-point-y="0.603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5" table:formula="of:=SUM([.D12:.AE1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2.0937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2.0957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2.0961in" draw:caption-point-x="-0.2402in" draw:caption-point-y="0.603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2.0965in" draw:caption-point-x="-0.2402in" draw:caption-point-y="0.603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2.0969in" draw:caption-point-x="-0.2402in" draw:caption-point-y="0.602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5" table:formula="of:=SUM([.D13:.AE13])" office:value-type="float" office:value="1">
            <text:p>1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8421in" svg:y="2.3429in" draw:caption-point-x="-0.2402in" draw:caption-point-y="0.604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2.3433in" draw:caption-point-x="-0.2402in" draw:caption-point-y="0.603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8" draw:text-style-name="P1" svg:width="1.1413in" svg:height="0.8567in" svg:x="8.2878in" svg:y="2.3441in" draw:caption-point-x="-0.2402in" draw:caption-point-y="0.603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0.1791in" svg:y="2.3461in" draw:caption-point-x="-0.2402in" draw:caption-point-y="0.6012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2.3476in" draw:caption-point-x="-0.2402in" draw:caption-point-y="0.599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85" table:formula="of:=SUM([.D14:.AE1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2.643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2.643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5" table:formula="of:=SUM([.D15:.AE15])" office:value-type="float" office:value="3.5">
            <text:p>3.5</text:p>
          </table:table-cell>
          <table:table-cell table:style-name="ce89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6.3311in" svg:y="2.839in" draw:caption-point-x="-0.2402in" draw:caption-point-y="0.603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8.7768in" svg:y="2.8402in" draw:caption-point-x="-0.2402in" draw:caption-point-y="0.6024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2.8441in" draw:caption-point-x="-0.2402in" draw:caption-point-y="0.598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5" table:formula="of:=SUM([.D16:.AE16])" office:value-type="float" office:value="1">
            <text:p>1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0744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0744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4.9287in" svg:y="3.0854in" draw:caption-point-x="-0.2402in" draw:caption-point-y="0.604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8.7768in" svg:y="3.0874in" draw:caption-point-x="-0.2402in" draw:caption-point-y="0.6028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9.7228in" svg:y="3.089in" draw:caption-point-x="-0.2402in" draw:caption-point-y="0.6012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3.089in" draw:caption-point-x="-0.2402in" draw:caption-point-y="0.6012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0902in" draw:caption-point-x="-0.2402in" draw:caption-point-y="0.6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0917in" draw:caption-point-x="-0.2402in" draw:caption-point-y="0.598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5" table:formula="of:=SUM([.D17:.AE17])" office:value-type="float" office:value="0">
            <text:p>0</text:p>
          </table:table-cell>
          <table:table-cell table:style-name="ce89" table:number-columns-repeated="5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85" table:formula="of:=SUM([.D18:.AE18])" office:value-type="float" office:value="3">
            <text:p>3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5701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5701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4.9287in" svg:y="3.5799in" draw:caption-point-x="-0.2402in" draw:caption-point-y="0.6059in">
              <dc:date>2017-02-06T00:00:00</dc:date>
              <text:p text:style-name="P1"><text:span text:style-name="T1">Xe tới trễ, về ko kịp nên xin off thêm 1 ngày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3.5815in" draw:caption-point-x="-0.2402in" draw:caption-point-y="0.6043in">
              <dc:date>2017-02-08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3.5819in" draw:caption-point-x="-0.2402in" draw:caption-point-y="0.6039in">
              <dc:date>2017-02-09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5823in" draw:caption-point-x="-0.2402in" draw:caption-point-y="0.6035in">
              <dc:date>2017-02-10T00:00:00</dc:date>
              <text:p text:style-name="P1"><text:span text:style-name="T1">8h2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3.5827in" draw:caption-point-x="-0.2402in" draw:caption-point-y="0.6031in">
              <dc:date>2017-02-13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5843in" draw:caption-point-x="-0.2402in" draw:caption-point-y="0.6016in">
              <dc:date>2017-02-1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5846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5854in" draw:caption-point-x="-0.2402in" draw:caption-point-y="0.600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4622in" svg:y="3.5862in" draw:caption-point-x="-0.2402in" draw:caption-point-y="0.5996in">
              <dc:date>2017-02-21T00:00:00</dc:date>
              <text:p text:style-name="P1"><text:span text:style-name="T1">Bận việc nhà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587in" draw:caption-point-x="-0.2402in" draw:caption-point-y="0.598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5878in" draw:caption-point-x="-0.2402in" draw:caption-point-y="0.598in">
              <dc:date>2017-02-27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3.5882in" draw:caption-point-x="-0.2402in" draw:caption-point-y="0.5976in">
              <dc:date>2017-02-28T00:00:00</dc:date>
              <text:p text:style-name="P1"><text:span text:style-name="T1">Em họ mấ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85" table:formula="of:=SUM([.D19:.AE19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2" draw:text-style-name="P1" svg:width="1.1413in" svg:height="0.5457in" svg:x="3.1024in" svg:y="3.8268in" draw:caption-point-x="-0.2402in" draw:caption-point-y="0.6067in">
              <dc:date>2017-02-02T00:00:00</dc:date>
              <text:p text:style-name="P1"><text:span text:style-name="T1">Xin nghỉ thêm vì đi DL với GĐ ko về kịp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8272in" draw:caption-point-x="-0.2402in" draw:caption-point-y="0.6063in">
              <dc:date>2017-02-03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3.8276in" draw:caption-point-x="-0.2402in" draw:caption-point-y="0.6059in">
              <dc:date>2017-02-0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3.828in" draw:caption-point-x="-0.2402in" draw:caption-point-y="0.6055in">
              <dc:date>2017-02-07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3.8295in" draw:caption-point-x="-0.2402in" draw:caption-point-y="0.6039in">
              <dc:date>2017-02-09T00:00:00</dc:date>
              <text:p text:style-name="P1"><text:span text:style-name="T1">Bận việc nhà, xin vô trễ, 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8299in" draw:caption-point-x="-0.2402in" draw:caption-point-y="0.6035in">
              <dc:date>2017-02-10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8.2878in" svg:y="3.8303in" draw:caption-point-x="-0.2402in" draw:caption-point-y="0.6031in">
              <dc:date>2017-02-13T00:00:00</dc:date>
              <text:p text:style-name="P1"><text:span text:style-name="T1">Không khỏe trong người, 8h42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3.8307in" draw:caption-point-x="-0.2402in" draw:caption-point-y="0.6028in">
              <dc:date>2017-02-14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3.8315in" draw:caption-point-x="-0.2402in" draw:caption-point-y="0.602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8319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8323in" draw:caption-point-x="-0.2402in" draw:caption-point-y="0.601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8331in" draw:caption-point-x="-0.2402in" draw:caption-point-y="0.600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3.8339in" draw:caption-point-x="-0.2402in" draw:caption-point-y="0.5996in">
              <dc:date>2017-02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8354in" draw:caption-point-x="-0.2402in" draw:caption-point-y="0.598in">
              <dc:date>2017-02-2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5" table:formula="of:=SUM([.D20:.AE20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5" table:formula="of:=SUM([.D21:.AE21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377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5" table:formula="of:=SUM([.D22:.AE22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8.2878in" svg:y="4.5732in" draw:caption-point-x="-0.2402in" draw:caption-point-y="0.603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85" table:formula="of:=SUM([.D23:.AE23])" office:value-type="float" office:value="0.5">
            <text:p>0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3.5591in" svg:y="4.8177in" draw:caption-point-x="-0.2402in" draw:caption-point-y="0.606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4.8228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4.8244in" draw:caption-point-x="-0.2402in" draw:caption-point-y="0.599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14.7457in" svg:y="4.8264in" draw:caption-point-x="-0.2402in" draw:caption-point-y="0.597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5" table:formula="of:=SUM([.D24:.AE24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3" draw:text-style-name="P1" svg:width="1.1413in" svg:height="0.7012in" svg:x="3.5591in" svg:y="5.0654in" draw:caption-point-x="-0.2402in" draw:caption-point-y="0.606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14.7457in" svg:y="5.0736in" draw:caption-point-x="-0.2402in" draw:caption-point-y="0.598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9" office:value-type="float" office:value="0.5">
            <office:annotation draw:style-name="gr2" draw:text-style-name="P1" svg:width="1.1413in" svg:height="0.5457in" svg:x="15.202in" svg:y="5.074in" draw:caption-point-x="-0.2402in" draw:caption-point-y="0.597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5" table:formula="of:=SUM([.D25:.AE2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368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368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5" table:formula="of:=SUM([.D26:.AE2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5.5689in" draw:caption-point-x="-0.2402in" draw:caption-point-y="0.598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85" table:formula="of:=SUM([.D27:.AE27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8421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5.8138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85" table:formula="of:=SUM([.D28:.AE28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111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111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6.0571in" draw:caption-point-x="-0.2402in" draw:caption-point-y="0.605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6.0587in" draw:caption-point-x="-0.2402in" draw:caption-point-y="0.603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6.0591in" draw:caption-point-x="-0.2402in" draw:caption-point-y="0.603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2878in" svg:y="6.0594in" draw:caption-point-x="-0.2402in" draw:caption-point-y="0.603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6.0622in" draw:caption-point-x="-0.2402in" draw:caption-point-y="0.600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5.202in" svg:y="6.065in" draw:caption-point-x="-0.2402in" draw:caption-point-y="0.597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85" table:formula="of:=SUM([.D29:.AE2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359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359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85" table:formula="of:=SUM([.D30:.AE30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606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606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8.7768in" svg:y="6.5551in" draw:caption-point-x="-0.2402in" draw:caption-point-y="0.6028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4622in" svg:y="6.5591in" draw:caption-point-x="-0.2402in" draw:caption-point-y="0.598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3.3756in" svg:y="6.5594in" draw:caption-point-x="-0.2402in" draw:caption-point-y="0.598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85" table:formula="of:=SUM([.D31:.AE3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6.8012in" draw:caption-point-x="-0.2402in" draw:caption-point-y="0.604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85" table:formula="of:=SUM([.D32:.AE3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0472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7.05in" draw:caption-point-x="-0.2402in" draw:caption-point-y="0.603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7.0504in" draw:caption-point-x="-0.2402in" draw:caption-point-y="0.602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NH</text:p>
          </table:table-cell>
          <table:table-cell table:style-name="ce85" table:formula="of:=SUM([.D33:.AE33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349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349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85" table:formula="of:=SUM([.D34:.AE34])" office:value-type="float" office:value="6">
            <text:p>6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597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597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5.3854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5.8421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3311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8205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85" table:formula="of:=SUM([.D35:.AE3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845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845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7906in" draw:caption-point-x="-0.2402in" draw:caption-point-y="0.605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7.7909in" draw:caption-point-x="-0.2402in" draw:caption-point-y="0.605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7925in" draw:caption-point-x="-0.2402in" draw:caption-point-y="0.603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7.7929in" draw:caption-point-x="-0.2402in" draw:caption-point-y="0.603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7.7949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7.7953in" draw:caption-point-x="-0.2402in" draw:caption-point-y="0.601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7.7957in" draw:caption-point-x="-0.2402in" draw:caption-point-y="0.600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7.7961in" draw:caption-point-x="-0.2402in" draw:caption-point-y="0.600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7.7984in" draw:caption-point-x="-0.2402in" draw:caption-point-y="0.598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TN</text:p>
          </table:table-cell>
          <table:table-cell table:style-name="ce85" table:formula="of:=SUM([.D36:.AE3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nTLT</text:p>
          </table:table-cell>
          <table:table-cell table:style-name="ce85" table:formula="of:=SUM([.D37:.AE37])" office:value-type="float" office:value="3.5">
            <text:p>3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340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340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8205in" svg:y="8.2878in" draw:caption-point-x="-0.2402in" draw:caption-point-y="0.6039in">
              <dc:date>2017-02-09T00:00:00</dc:date>
              <text:p text:style-name="P1"><text:span text:style-name="T1">Bận việc nhà, off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8.2898in" draw:caption-point-x="-0.2402in" draw:caption-point-y="0.602in">
              <dc:date>2017-02-15T00:00:00</dc:date>
              <text:p text:style-name="P1"><text:span text:style-name="T1">Tối qua làm về muộn, xin vô trễ, 9h2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2.9189in" svg:y="8.2929in" draw:caption-point-x="-0.2402in" draw:caption-point-y="0.5988in">
              <dc:date>2017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8.2941in" draw:caption-point-x="-0.2402in" draw:caption-point-y="0.5976in">
              <dc:date>2017-02-28T00:00:00</dc:date>
              <text:p text:style-name="P1"><text:span text:style-name="T1">Có việc bận, xin đi trễ, 9h0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HTH</text:p>
          </table:table-cell>
          <table:table-cell table:style-name="ce85" table:formula="of:=SUM([.D38:.AE38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NM</text:p>
          </table:table-cell>
          <table:table-cell table:style-name="ce85" table:formula="of:=SUM([.D39:.AE3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835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835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8.7894in" draw:caption-point-x="-0.2402in" draw:caption-point-y="0.597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ngHTH</text:p>
          </table:table-cell>
          <table:table-cell table:style-name="ce85" table:formula="of:=SUM([.D40:.AE40])" office:value-type="float" office:value="1.5">
            <text:p>1.5</text:p>
          </table:table-cell>
          <table:table-cell table:style-name="ce89"/>
          <table:table-cell table:style-name="ce89" office:value-type="float" office:value="0">
            <office:annotation draw:style-name="gr2" draw:text-style-name="P1" svg:width="1.1413in" svg:height="0.5457in" svg:x="3.1024in" svg:y="9.0402in" draw:caption-point-x="-0.2402in" draw:caption-point-y="0.594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0287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9.0307in" draw:caption-point-x="-0.2402in" draw:caption-point-y="0.603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0311in" draw:caption-point-x="-0.2402in" draw:caption-point-y="0.603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9.0327in" draw:caption-point-x="-0.2402in" draw:caption-point-y="0.602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0327in" draw:caption-point-x="-0.2402in" draw:caption-point-y="0.602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9.0335in" draw:caption-point-x="-0.2402in" draw:caption-point-y="0.6012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85" table:formula="of:=SUM([.D41:.AE41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9.2768in" draw:caption-point-x="-0.2402in" draw:caption-point-y="0.605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2807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67" office:value-type="string">
            <text:p>PhuongTH</text:p>
          </table:table-cell>
          <table:table-cell table:style-name="ce85" table:formula="of:=SUM([.D42:.AE42])" office:value-type="float" office:value="7">
            <text:p>7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3" draw:text-style-name="P1" svg:width="1.1413in" svg:height="0.7012in" svg:x="4.9287in" svg:y="9.524in" draw:caption-point-x="-0.2402in" draw:caption-point-y="0.605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3311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8.7768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9.7228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0059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9189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85" table:formula="of:=SUM([.D43:.AE43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9.7717in" draw:caption-point-x="-0.2402in" draw:caption-point-y="0.605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7717in" draw:caption-point-x="-0.2402in" draw:caption-point-y="0.605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9.772in" draw:caption-point-x="-0.2402in" draw:caption-point-y="0.605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9.7732in" draw:caption-point-x="-0.2402in" draw:caption-point-y="0.604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774in" draw:caption-point-x="-0.2402in" draw:caption-point-y="0.603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2661in" svg:y="9.7756in" draw:caption-point-x="-0.2402in" draw:caption-point-y="0.602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9.7756in" draw:caption-point-x="-0.2402in" draw:caption-point-y="0.602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85" table:formula="of:=SUM([.D44:.AE4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074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074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85" table:formula="of:=SUM([.D45:.AE45])" office:value-type="float" office:value="1">
            <text:p>1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10.2669in" draw:caption-point-x="-0.2402in" draw:caption-point-y="0.606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10.2677in" draw:caption-point-x="-0.2402in" draw:caption-point-y="0.605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10.2705in" draw:caption-point-x="-0.2402in" draw:caption-point-y="0.6028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0.272in" draw:caption-point-x="-0.2402in" draw:caption-point-y="0.6012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0.2736in" draw:caption-point-x="-0.2402in" draw:caption-point-y="0.599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85" table:formula="of:=SUM([.D46:.AE46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3.3756in" svg:y="10.5224in" draw:caption-point-x="-0.2402in" draw:caption-point-y="0.598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DH</text:p>
          </table:table-cell>
          <table:table-cell table:style-name="ce85" table:formula="of:=SUM([.D47:.AE47])" office:value-type="float" office:value="7">
            <text:p>7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817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817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3" draw:text-style-name="P1" svg:width="1.1413in" svg:height="0.7012in" svg:x="4.9287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3854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8421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3311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8205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85" table:formula="of:=SUM([.D48:.AE48])" office:value-type="float" office:value="2.5">
            <text:p>2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06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06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11.0173in" draw:caption-point-x="-0.2402in" draw:caption-point-y="0.598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3.3756in" svg:y="11.0177in" draw:caption-point-x="-0.2402in" draw:caption-point-y="0.598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oaiVK</text:p>
          </table:table-cell>
          <table:table-cell table:style-name="ce85" table:formula="of:=SUM([.D49:.AE49])" office:value-type="float" office:value="0.5">
            <text:p>0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2583in" draw:caption-point-x="-0.2402in" draw:caption-point-y="0.605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11.2598in" draw:caption-point-x="-0.2402in" draw:caption-point-y="0.603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2622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1.2642in" draw:caption-point-x="-0.2402in" draw:caption-point-y="0.599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5.202in" svg:y="11.2661in" draw:caption-point-x="-0.2402in" draw:caption-point-y="0.597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85" table:formula="of:=SUM([.D50:.AE50])" office:value-type="float" office:value="2">
            <text:p>2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11.5047in" draw:caption-point-x="-0.2402in" draw:caption-point-y="0.606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11.5055in" draw:caption-point-x="-0.2402in" draw:caption-point-y="0.605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5059in" draw:caption-point-x="-0.2402in" draw:caption-point-y="0.605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11.5071in" draw:caption-point-x="-0.2402in" draw:caption-point-y="0.604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11.5075in" draw:caption-point-x="-0.2402in" draw:caption-point-y="0.603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8" draw:text-style-name="P1" svg:width="1.1413in" svg:height="0.8567in" svg:x="6.8205in" svg:y="11.5079in" draw:caption-point-x="-0.2402in" draw:caption-point-y="0.603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11.5083in" draw:caption-point-x="-0.2402in" draw:caption-point-y="0.603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8.7768in" svg:y="11.5087in" draw:caption-point-x="-0.2402in" draw:caption-point-y="0.6028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11.5094in" draw:caption-point-x="-0.2402in" draw:caption-point-y="0.602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5098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1.5102in" draw:caption-point-x="-0.2402in" draw:caption-point-y="0.6012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11.5106in" draw:caption-point-x="-0.2402in" draw:caption-point-y="0.600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0059in" svg:y="11.511in" draw:caption-point-x="-0.2402in" draw:caption-point-y="0.600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1.5118in" draw:caption-point-x="-0.2402in" draw:caption-point-y="0.599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11.5126in" draw:caption-point-x="-0.2402in" draw:caption-point-y="0.598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3756in" svg:y="11.5134in" draw:caption-point-x="-0.2402in" draw:caption-point-y="0.598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11.5138in" draw:caption-point-x="-0.2402in" draw:caption-point-y="0.597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85" table:formula="of:=SUM([.D51:.AE51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807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807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11.7551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11.7555in" draw:caption-point-x="-0.2402in" draw:caption-point-y="0.603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9189in" svg:y="11.7602in" draw:caption-point-x="-0.2402in" draw:caption-point-y="0.598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11.761in" draw:caption-point-x="-0.2402in" draw:caption-point-y="0.598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67" office:value-type="string">
            <text:p>VietBA</text:p>
          </table:table-cell>
          <table:table-cell table:style-name="ce85" table:formula="of:=SUM([.D52:.AE5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2.0071in" draw:caption-point-x="-0.2402in" draw:caption-point-y="0.599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85" table:formula="of:=SUM([.D53:.AE53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2.303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2.303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2"/>
          <table:table-cell table:style-name="ce90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3" table:number-columns-repeated="7"/>
          <table:table-cell table:style-name="ce90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 table:number-rows-repeated="98311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5"/>
        <table:table-column table:style-name="co26" table:number-columns-repeated="7" table:default-cell-style-name="ce105"/>
        <table:table-column table:style-name="co25" table:number-columns-repeated="16" table:default-cell-style-name="ce105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00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3" table:number-columns-spanned="2" table:number-rows-spanned="1">
            <text:p>3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7" table:number-columns-spanned="2" table:number-rows-spanned="1">
            <text:p>2017</text:p>
          </table:table-cell>
          <table:covered-table-cell table:style-name="ce111"/>
          <table:table-cell table:style-name="ce100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01" table:formula="of:=DATE([.$R$1];[.N1];1)" office:value-type="date" office:date-value="2017-03-01">
            <text:p>01</text:p>
          </table:table-cell>
          <table:table-cell table:style-name="ce101" table:formula="of:=[.D2]+1" office:value-type="date" office:date-value="2017-03-02">
            <text:p>02</text:p>
          </table:table-cell>
          <table:table-cell table:style-name="ce101" table:formula="of:=[.E2]+1" office:value-type="date" office:date-value="2017-03-03">
            <text:p>03</text:p>
          </table:table-cell>
          <table:table-cell table:style-name="ce101" table:formula="of:=[.F2]+1" office:value-type="date" office:date-value="2017-03-04">
            <text:p>04</text:p>
          </table:table-cell>
          <table:table-cell table:style-name="ce101" table:formula="of:=[.G2]+1" office:value-type="date" office:date-value="2017-03-05">
            <text:p>05</text:p>
          </table:table-cell>
          <table:table-cell table:style-name="ce101" table:formula="of:=[.H2]+1" office:value-type="date" office:date-value="2017-03-06">
            <text:p>06</text:p>
          </table:table-cell>
          <table:table-cell table:style-name="ce101" table:formula="of:=[.I2]+1" office:value-type="date" office:date-value="2017-03-07">
            <text:p>07</text:p>
          </table:table-cell>
          <table:table-cell table:style-name="ce101" table:formula="of:=[.J2]+1" office:value-type="date" office:date-value="2017-03-08">
            <text:p>08</text:p>
          </table:table-cell>
          <table:table-cell table:style-name="ce101" table:formula="of:=[.K2]+1" office:value-type="date" office:date-value="2017-03-09">
            <text:p>09</text:p>
          </table:table-cell>
          <table:table-cell table:style-name="ce101" table:formula="of:=[.L2]+1" office:value-type="date" office:date-value="2017-03-10">
            <text:p>10</text:p>
          </table:table-cell>
          <table:table-cell table:style-name="ce101" table:formula="of:=[.M2]+1" office:value-type="date" office:date-value="2017-03-11">
            <text:p>11</text:p>
          </table:table-cell>
          <table:table-cell table:style-name="ce101" table:formula="of:=[.N2]+1" office:value-type="date" office:date-value="2017-03-12">
            <text:p>12</text:p>
          </table:table-cell>
          <table:table-cell table:style-name="ce101" table:formula="of:=[.O2]+1" office:value-type="date" office:date-value="2017-03-13">
            <text:p>13</text:p>
          </table:table-cell>
          <table:table-cell table:style-name="ce101" table:formula="of:=[.P2]+1" office:value-type="date" office:date-value="2017-03-14">
            <text:p>14</text:p>
          </table:table-cell>
          <table:table-cell table:style-name="ce101" table:formula="of:=[.Q2]+1" office:value-type="date" office:date-value="2017-03-15">
            <text:p>15</text:p>
          </table:table-cell>
          <table:table-cell table:style-name="ce101" table:formula="of:=[.R2]+1" office:value-type="date" office:date-value="2017-03-16">
            <text:p>16</text:p>
          </table:table-cell>
          <table:table-cell table:style-name="ce101" table:formula="of:=[.S2]+1" office:value-type="date" office:date-value="2017-03-17">
            <text:p>17</text:p>
          </table:table-cell>
          <table:table-cell table:style-name="ce101" table:formula="of:=[.T2]+1" office:value-type="date" office:date-value="2017-03-18">
            <text:p>18</text:p>
          </table:table-cell>
          <table:table-cell table:style-name="ce101" table:formula="of:=[.U2]+1" office:value-type="date" office:date-value="2017-03-19">
            <text:p>19</text:p>
          </table:table-cell>
          <table:table-cell table:style-name="ce101" table:formula="of:=[.V2]+1" office:value-type="date" office:date-value="2017-03-20">
            <text:p>20</text:p>
          </table:table-cell>
          <table:table-cell table:style-name="ce101" table:formula="of:=[.W2]+1" office:value-type="date" office:date-value="2017-03-21">
            <text:p>21</text:p>
          </table:table-cell>
          <table:table-cell table:style-name="ce101" table:formula="of:=[.X2]+1" office:value-type="date" office:date-value="2017-03-22">
            <text:p>22</text:p>
          </table:table-cell>
          <table:table-cell table:style-name="ce101" table:formula="of:=[.Y2]+1" office:value-type="date" office:date-value="2017-03-23">
            <text:p>23</text:p>
          </table:table-cell>
          <table:table-cell table:style-name="ce101" table:formula="of:=[.Z2]+1" office:value-type="date" office:date-value="2017-03-24">
            <text:p>24</text:p>
          </table:table-cell>
          <table:table-cell table:style-name="ce101" table:formula="of:=[.AA2]+1" office:value-type="date" office:date-value="2017-03-25">
            <text:p>25</text:p>
          </table:table-cell>
          <table:table-cell table:style-name="ce101" table:formula="of:=[.AB2]+1" office:value-type="date" office:date-value="2017-03-26">
            <text:p>26</text:p>
          </table:table-cell>
          <table:table-cell table:style-name="ce101" table:formula="of:=[.AC2]+1" office:value-type="date" office:date-value="2017-03-27">
            <text:p>27</text:p>
          </table:table-cell>
          <table:table-cell table:style-name="ce101" table:formula="of:=[.AD2]+1" office:value-type="date" office:date-value="2017-03-28">
            <text:p>28</text:p>
          </table:table-cell>
          <table:table-cell table:style-name="ce101" table:formula="of:=[.AE2]+1" office:value-type="date" office:date-value="2017-03-29">
            <text:p>29</text:p>
          </table:table-cell>
          <table:table-cell table:style-name="ce101" table:formula="of:=[.AF2]+1" office:value-type="date" office:date-value="2017-03-30">
            <text:p>30</text:p>
          </table:table-cell>
          <table:table-cell table:style-name="ce101" table:formula="of:=[.AG2]+1" office:value-type="date" office:date-value="2017-03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99" table:formula="of:=SUM([.D4:.AH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1146in" draw:caption-point-x="-0.2402in" draw:caption-point-y="0.6035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6.8205in" svg:y="0.1154in" draw:caption-point-x="-0.2402in" draw:caption-point-y="0.6028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1157in" draw:caption-point-x="-0.2402in" draw:caption-point-y="0.6024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0.1161in" draw:caption-point-x="-0.2402in" draw:caption-point-y="0.602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0.1169in" draw:caption-point-x="-0.2402in" draw:caption-point-y="0.6012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1.5492in" svg:y="0.1181in" draw:caption-point-x="-0.2402in" draw:caption-point-y="0.6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0.1213in" draw:caption-point-x="-0.2402in" draw:caption-point-y="0.5969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0.122in" draw:caption-point-x="-0.2402in" draw:caption-point-y="0.5961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99" table:formula="of:=SUM([.D5:.AH5])" office:value-type="float" office:value="1.5">
            <text:p>1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0.3594in" draw:caption-point-x="-0.2402in" draw:caption-point-y="0.6063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3622in" draw:caption-point-x="-0.2402in" draw:caption-point-y="0.6035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0.363in" draw:caption-point-x="-0.2402in" draw:caption-point-y="0.6028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3634in" draw:caption-point-x="-0.2402in" draw:caption-point-y="0.6024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2661in" svg:y="0.3642in" draw:caption-point-x="-0.2402in" draw:caption-point-y="0.6016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0.363in" draw:caption-point-x="-0.2402in" draw:caption-point-y="0.6028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0.363in" draw:caption-point-x="-0.2402in" draw:caption-point-y="0.6028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0.3657in" draw:caption-point-x="-0.2402in" draw:caption-point-y="0.6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0.426in" draw:caption-point-x="-0.2402in" draw:caption-point-y="0.5398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99" table:formula="of:=SUM([.D6:.AH6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0.6083in" draw:caption-point-x="-0.2402in" draw:caption-point-y="0.6051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0.6087in" draw:caption-point-x="-0.2402in" draw:caption-point-y="0.6047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0.6091in" draw:caption-point-x="-0.2402in" draw:caption-point-y="0.6043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0.6138in" draw:caption-point-x="-0.2402in" draw:caption-point-y="0.5996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3.3756in" svg:y="0.6138in" draw:caption-point-x="-0.2402in" draw:caption-point-y="0.5996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0.6161in" draw:caption-point-x="-0.2402in" draw:caption-point-y="0.5972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6.572in" svg:y="0.6173in" draw:caption-point-x="-0.2402in" draw:caption-point-y="0.5961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99" table:formula="of:=SUM([.D7:.AH7])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1024in" svg:y="0.8551in" draw:caption-point-x="-0.2402in" draw:caption-point-y="0.6059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0.8559in" draw:caption-point-x="-0.2402in" draw:caption-point-y="0.6051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8567in" draw:caption-point-x="-0.2402in" draw:caption-point-y="0.6043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0.8594in" draw:caption-point-x="-0.2402in" draw:caption-point-y="0.6016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10.1791in" svg:y="0.8598in" draw:caption-point-x="-0.2402in" draw:caption-point-y="0.6012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4622in" svg:y="0.8618in" draw:caption-point-x="-0.2402in" draw:caption-point-y="0.5992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99" table:formula="of:=SUM([.D8:.AH8])" office:value-type="float" office:value="4">
            <text:p>4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3.1024in" svg:y="1.0996in" draw:caption-point-x="-0.2402in" draw:caption-point-y="0.6091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1.1043in" draw:caption-point-x="-0.2402in" draw:caption-point-y="0.6043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1.1051in" draw:caption-point-x="-0.2402in" draw:caption-point-y="0.6035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3" office:value-type="float" office:value="0.5">
            <office:annotation draw:style-name="gr6" draw:text-style-name="P1" svg:width="1.1413in" svg:height="0.2634in" svg:x="6.3311in" svg:y="1.0996in" draw:caption-point-x="-0.2402in" draw:caption-point-y="0.609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1.0996in" draw:caption-point-x="-0.2402in" draw:caption-point-y="0.609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4622in" svg:y="1.1094in" draw:caption-point-x="-0.2402in" draw:caption-point-y="0.5992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2.9189in" svg:y="1.0996in" draw:caption-point-x="-0.2402in" draw:caption-point-y="0.609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1.0996in" draw:caption-point-x="-0.2402in" draw:caption-point-y="0.609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99" table:formula="of:=SUM([.D9:.AH9])" office:value-type="float" office:value="1.5">
            <text:p>1.5</text:p>
          </table:table-cell>
          <table:table-cell table:style-name="ce103" office:value-type="float" office:value="0">
            <office:annotation draw:style-name="gr4" draw:text-style-name="P1" svg:width="1.1413in" svg:height="0.3902in" svg:x="2.6457in" svg:y="1.3504in" draw:caption-point-x="-0.2402in" draw:caption-point-y="0.6063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.3508in" draw:caption-point-x="-0.2402in" draw:caption-point-y="0.6059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1.3531in" draw:caption-point-x="-0.2402in" draw:caption-point-y="0.6035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8.7768in" svg:y="1.3547in" draw:caption-point-x="-0.2402in" draw:caption-point-y="0.602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9.7228in" svg:y="1.3555in" draw:caption-point-x="-0.2402in" draw:caption-point-y="0.6012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14.7457in" svg:y="1.3587in" draw:caption-point-x="-0.2402in" draw:caption-point-y="0.598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1.3606in" draw:caption-point-x="-0.2402in" draw:caption-point-y="0.5961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99" table:formula="of:=SUM([.D10:.AH10])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1.598in" draw:caption-point-x="-0.2402in" draw:caption-point-y="0.6063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/>
          <table:table-cell table:style-name="ce11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99" table:formula="of:=SUM([.D11:.AH11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1.8516in" draw:caption-point-x="-0.2402in" draw:caption-point-y="0.6004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4.7457in" svg:y="1.8539in" draw:caption-point-x="-0.2402in" draw:caption-point-y="0.598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99" table:formula="of:=SUM([.D12:.AH1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2.0969in" draw:caption-point-x="-0.2402in" draw:caption-point-y="0.6028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2.0976in" draw:caption-point-x="-0.2402in" draw:caption-point-y="0.602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7228in" svg:y="2.0984in" draw:caption-point-x="-0.2402in" draw:caption-point-y="0.6012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2.1024in" draw:caption-point-x="-0.2402in" draw:caption-point-y="0.5972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2.1035in" draw:caption-point-x="-0.2402in" draw:caption-point-y="0.5961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99" table:formula="of:=SUM([.D13:.AH13])" office:value-type="float" office:value="1.5">
            <text:p>1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2.3421in" draw:caption-point-x="-0.2402in" draw:caption-point-y="0.6051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8.2878in" svg:y="2.3449in" draw:caption-point-x="-0.2402in" draw:caption-point-y="0.6024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2" draw:text-style-name="P1" svg:width="1.1413in" svg:height="0.5457in" svg:x="12.4622in" svg:y="2.3504in" draw:caption-point-x="-0.2402in" draw:caption-point-y="0.5969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2.3508in" draw:caption-point-x="-0.2402in" draw:caption-point-y="0.5965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99" table:formula="of:=SUM([.D14:.AH1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6587in" svg:y="2.5976in" draw:caption-point-x="-0.2402in" draw:caption-point-y="0.5972in">
              <dc:date>2017-03-29T00:00:00</dc:date>
              <text:p text:style-name="P1"><text:span text:style-name="T1">Có việc bận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99" table:formula="of:=SUM([.D15:.AH15])" office:value-type="float" office:value="2.5">
            <text:p>2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0059in" svg:y="2.8429in" draw:caption-point-x="-0.2402in" draw:caption-point-y="0.5996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2.8465in" draw:caption-point-x="-0.2402in" draw:caption-point-y="0.5961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99" table:formula="of:=SUM([.D16:.AH16])" office:value-type="float" office:value="2">
            <text:p>2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3.087in" draw:caption-point-x="-0.2402in" draw:caption-point-y="0.603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3.0874in" draw:caption-point-x="-0.2402in" draw:caption-point-y="0.6028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3.0882in" draw:caption-point-x="-0.2402in" draw:caption-point-y="0.602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3.0886in" draw:caption-point-x="-0.2402in" draw:caption-point-y="0.6016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3.0906in" draw:caption-point-x="-0.2402in" draw:caption-point-y="0.5996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3.0909in" draw:caption-point-x="-0.2402in" draw:caption-point-y="0.5992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3.0933in" draw:caption-point-x="-0.2402in" draw:caption-point-y="0.5969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4.7457in" svg:y="3.0878in" draw:caption-point-x="-0.2402in" draw:caption-point-y="0.6024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3.0874in" draw:caption-point-x="-0.2402in" draw:caption-point-y="0.6028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0">
            <office:annotation draw:style-name="gr2" draw:text-style-name="P1" svg:width="1.1413in" svg:height="0.5457in" svg:x="15.6587in" svg:y="3.0929in" draw:caption-point-x="-0.2402in" draw:caption-point-y="0.5972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99" table:formula="of:=SUM([.D17:.AH17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1024in" svg:y="3.3323in" draw:caption-point-x="-0.2402in" draw:caption-point-y="0.6059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99" table:formula="of:=SUM([.D18:.AH18])" office:value-type="float" office:value="0.5"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3.5795in" draw:caption-point-x="-0.2402in" draw:caption-point-y="0.6063in">
              <dc:date>2017-03-01T00:00:00</dc:date>
              <text:p text:style-name="P1"><text:span text:style-name="T1">Làm remote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5591in" svg:y="3.5807in" draw:caption-point-x="-0.2402in" draw:caption-point-y="0.6051in">
              <dc:date>2017-03-02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3.5815in" draw:caption-point-x="-0.2402in" draw:caption-point-y="0.6043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3.5823in" draw:caption-point-x="-0.2402in" draw:caption-point-y="0.6035in">
              <dc:date>2017-03-08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3.5831in" draw:caption-point-x="-0.2402in" draw:caption-point-y="0.6028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3.5843in" draw:caption-point-x="-0.2402in" draw:caption-point-y="0.6016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3.5846in" draw:caption-point-x="-0.2402in" draw:caption-point-y="0.6012in">
              <dc:date>2017-03-16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3.5854in" draw:caption-point-x="-0.2402in" draw:caption-point-y="0.6004in">
              <dc:date>2017-03-17T00:00:00</dc:date>
              <text:p text:style-name="P1"><text:span text:style-name="T1">8h38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3.5858in" draw:caption-point-x="-0.2402in" draw:caption-point-y="0.6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4.7457in" svg:y="3.5878in" draw:caption-point-x="-0.2402in" draw:caption-point-y="0.598in">
              <dc:date>2017-03-27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3.5886in" draw:caption-point-x="-0.2402in" draw:caption-point-y="0.5972in">
              <dc:date>2017-03-2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1154in" svg:y="3.589in" draw:caption-point-x="-0.2402in" draw:caption-point-y="0.5969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99" table:formula="of:=SUM([.D19:.AH19])" office:value-type="float" office:value="15">
            <text:p>15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3.8244in" draw:caption-point-x="-0.2402in" draw:caption-point-y="0.6091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3.8244in" draw:caption-point-x="-0.2402in" draw:caption-point-y="0.6091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3.8244in" draw:caption-point-x="-0.2402in" draw:caption-point-y="0.6091in">
              <dc:date>2017-03-06T00:00:00</dc:date>
              <text:p text:style-name="P1"><text:span text:style-name="T1">Đi HN cùng GĐ</text:span></text:p>
              <text:p text:style-name="P1"><text:span text:style-name="T1">Làm remote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3.8287in" draw:caption-point-x="-0.2402in" draw:caption-point-y="0.6047in">
              <dc:date>2017-03-06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3.8295in" draw:caption-point-x="-0.2402in" draw:caption-point-y="0.6039in">
              <dc:date>2017-03-08T00:00:00</dc:date>
              <text:p text:style-name="P1"><text:span text:style-name="T1">9h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3.8299in" draw:caption-point-x="-0.2402in" draw:caption-point-y="0.6035in">
              <dc:date>2017-03-08T00:00:00</dc:date>
              <text:p text:style-name="P1"><text:span text:style-name="T1">Nhà có việc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3.8303in" draw:caption-point-x="-0.2402in" draw:caption-point-y="0.6031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3.8307in" draw:caption-point-x="-0.2402in" draw:caption-point-y="0.6028in">
              <dc:date>2017-03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3.8311in" draw:caption-point-x="-0.2402in" draw:caption-point-y="0.6024in">
              <dc:date>2017-03-13T00:00:00</dc:date>
              <text:p text:style-name="P1"><text:span text:style-name="T1">8h37 vào cty</text:span></text:p>
              <text:p text:style-name="P1"><text:span text:style-name="T1">Xin về sớm lúc 4h12</text:span></text:p>
            </office:annotation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3.8315in" draw:caption-point-x="-0.2402in" draw:caption-point-y="0.602in">
              <dc:date>2017-03-14T00:00:00</dc:date>
              <text:p text:style-name="P1"><text:span text:style-name="T1">Bị sốt, xin nghỉ đi khám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3.8319in" draw:caption-point-x="-0.2402in" draw:caption-point-y="0.6016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3.8319in" draw:caption-point-x="-0.2402in" draw:caption-point-y="0.6016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3.8319in" draw:caption-point-x="-0.2402in" draw:caption-point-y="0.6016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3.8335in" draw:caption-point-x="-0.2402in" draw:caption-point-y="0.6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3.8335in" draw:caption-point-x="-0.2402in" draw:caption-point-y="0.6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0.5">
            <office:annotation draw:style-name="gr3" draw:text-style-name="P1" svg:width="1.1413in" svg:height="0.7012in" svg:x="12.4622in" svg:y="3.8343in" draw:caption-point-x="-0.2402in" draw:caption-point-y="0.5992in">
              <dc:date>2017-03-23T00:00:00</dc:date>
              <text:p text:style-name="P1"><text:span text:style-name="T1">Bị kẹt xe, 8h45 vào cty</text:span></text:p>
              <text:p text:style-name="P1"><text:span text:style-name="T1">Bịnh, mệt, off chiều</text:span></text:p>
            </office:annotation>
            <text:p>0.5</text:p>
          </table:table-cell>
          <table:table-cell table:style-name="ce103" office:value-type="float" office:value="1">
            <office:annotation draw:style-name="gr6" draw:text-style-name="P1" svg:width="1.1413in" svg:height="0.2634in" svg:x="12.9189in" svg:y="3.8346in" draw:caption-point-x="-0.2402in" draw:caption-point-y="0.5988in">
              <dc:date>2017-03-23T00:00:00</dc:date>
              <text:p text:style-name="P1"><text:span text:style-name="T1">Bịnh, mệt</text:span></text:p>
            </office:annotation>
            <text:p>1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2" table:style-name="ce103" office:value-type="float" office:value="1">
            <text:p>1</text:p>
          </table:table-cell>
          <table:table-cell table:style-name="ce103" office:value-type="float" office:value="0.5">
            <office:annotation draw:style-name="gr4" draw:text-style-name="P1" svg:width="1.1413in" svg:height="0.3902in" svg:x="15.6587in" svg:y="3.8362in" draw:caption-point-x="-0.2402in" draw:caption-point-y="0.5972in">
              <dc:date>2017-03-29T00:00:00</dc:date>
              <text:p text:style-name="P1"><text:span text:style-name="T1">8h30 vào cty</text:span></text:p>
              <text:p text:style-name="P1"><text:span text:style-name="T1">Off chiều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3.8362in" draw:caption-point-x="-0.2402in" draw:caption-point-y="0.5972in">
              <dc:date>2017-03-29T00:00:00</dc:date>
              <text:p text:style-name="P1"><text:span text:style-name="T1">Off sáng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6.572in" svg:y="3.8362in" draw:caption-point-x="-0.2402in" draw:caption-point-y="0.5972in">
              <dc:date>2017-03-29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99" table:formula="of:=SUM([.D20:.AH2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4.085in" draw:caption-point-x="-0.2402in" draw:caption-point-y="0.5961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99" table:formula="of:=SUM([.D21:.AH2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3256in" draw:caption-point-x="-0.2402in" draw:caption-point-y="0.603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99" table:formula="of:=SUM([.D22:.AH2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99" table:formula="of:=SUM([.D23:.AH23])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5591in" svg:y="4.8189in" draw:caption-point-x="-0.2402in" draw:caption-point-y="0.6051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4.8197in" draw:caption-point-x="-0.2402in" draw:caption-point-y="0.6043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4.8205in" draw:caption-point-x="-0.2402in" draw:caption-point-y="0.6035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8209in" draw:caption-point-x="-0.2402in" draw:caption-point-y="0.603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9" table:formula="of:=SUM([.D24:.AH2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8.2878in" svg:y="5.0693in" draw:caption-point-x="-0.2402in" draw:caption-point-y="0.6024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99" table:formula="of:=SUM([.D25:.AH2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9" table:formula="of:=SUM([.D26:.AH26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99" table:formula="of:=SUM([.D27:.AH27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9" table:formula="of:=SUM([.D28:.AH28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6.0567in" draw:caption-point-x="-0.2402in" draw:caption-point-y="0.6059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6.0539in" draw:caption-point-x="-0.2402in" draw:caption-point-y="0.6087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6.0539in" draw:caption-point-x="-0.2402in" draw:caption-point-y="0.6087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6.0539in" draw:caption-point-x="-0.2402in" draw:caption-point-y="0.6087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6.0539in" draw:caption-point-x="-0.2402in" draw:caption-point-y="0.6087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6.0539in" draw:caption-point-x="-0.2402in" draw:caption-point-y="0.6087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6.0657in" draw:caption-point-x="-0.2402in" draw:caption-point-y="0.5969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9" table:formula="of:=SUM([.D29:.AH29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99" table:formula="of:=SUM([.D30:.AH3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99" table:formula="of:=SUM([.D31:.AH31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8205in" svg:y="6.8024in" draw:caption-point-x="-0.2402in" draw:caption-point-y="0.6031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6.8063in" draw:caption-point-x="-0.2402in" draw:caption-point-y="0.5992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6.8094in" draw:caption-point-x="-0.2402in" draw:caption-point-y="0.5961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9" table:formula="of:=SUM([.D32:.AH3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7.0504in" draw:caption-point-x="-0.2402in" draw:caption-point-y="0.6028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7.0512in" draw:caption-point-x="-0.2402in" draw:caption-point-y="0.602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7.052in" draw:caption-point-x="-0.2402in" draw:caption-point-y="0.6012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7.0535in" draw:caption-point-x="-0.2402in" draw:caption-point-y="0.5996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7.0543in" draw:caption-point-x="-0.2402in" draw:caption-point-y="0.5988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7.0559in" draw:caption-point-x="-0.2402in" draw:caption-point-y="0.5972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7.0571in" draw:caption-point-x="-0.2402in" draw:caption-point-y="0.5961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99" table:formula="of:=SUM([.D33:.AH33])" office:value-type="float" office:value="0">
            <text:p>0</text:p>
          </table:table-cell>
          <table:table-cell table:style-name="ce103" table:number-columns-repeated="19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99" table:formula="of:=SUM([.D34:.AH3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7.548in" draw:caption-point-x="-0.2402in" draw:caption-point-y="0.6004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99" table:formula="of:=SUM([.D35:.AH3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99" table:formula="of:=SUM([.D36:.AH36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8.0382in" draw:caption-point-x="-0.2402in" draw:caption-point-y="0.6059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8.0382in" draw:caption-point-x="-0.2402in" draw:caption-point-y="0.6059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8.0402in" draw:caption-point-x="-0.2402in" draw:caption-point-y="0.6039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8.0409in" draw:caption-point-x="-0.2402in" draw:caption-point-y="0.6031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8.0413in" draw:caption-point-x="-0.2402in" draw:caption-point-y="0.6028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8.0421in" draw:caption-point-x="-0.2402in" draw:caption-point-y="0.602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8.0425in" draw:caption-point-x="-0.2402in" draw:caption-point-y="0.6016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8.0437in" draw:caption-point-x="-0.2402in" draw:caption-point-y="0.6004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8.0441in" draw:caption-point-x="-0.2402in" draw:caption-point-y="0.6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8.0469in" draw:caption-point-x="-0.2402in" draw:caption-point-y="0.5972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1154in" svg:y="8.0472in" draw:caption-point-x="-0.2402in" draw:caption-point-y="0.5969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572in" svg:y="8.048in" draw:caption-point-x="-0.2402in" draw:caption-point-y="0.5961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99" table:formula="of:=SUM([.D37:.AH37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8.287in" draw:caption-point-x="-0.2402in" draw:caption-point-y="0.6047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99" table:formula="of:=SUM([.D38:.AH38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8.5343in" draw:caption-point-x="-0.2402in" draw:caption-point-y="0.6051in">
              <dc:date>2017-03-03T00:00:00</dc:date>
              <text:p text:style-name="P1"><text:span text:style-name="T1">Có việc gấp phải vô bệnh viện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8421in" svg:y="8.5358in" draw:caption-point-x="-0.2402in" draw:caption-point-y="0.6035in">
              <dc:date>2017-03-08T00:00:00</dc:date>
              <text:p text:style-name="P1"><text:span text:style-name="T1">Đi khám bệnh cho con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8.5382in" draw:caption-point-x="-0.2402in" draw:caption-point-y="0.6012in">
              <dc:date>2017-03-16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8.539in" draw:caption-point-x="-0.2402in" draw:caption-point-y="0.6004in">
              <dc:date>2017-03-17T00:00:00</dc:date>
              <text:p text:style-name="P1"><text:span text:style-name="T1">Bận việc gđ, off sáng</text:span></text:p>
            </office:annotation>
            <text:p>0.5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5.6587in" svg:y="8.5421in" draw:caption-point-x="-0.2402in" draw:caption-point-y="0.5972in">
              <dc:date>2017-03-29T00:00:00</dc:date>
              <text:p text:style-name="P1"><text:span text:style-name="T1">Có việc bận, xin vào trễ, 8h59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1154in" svg:y="8.5429in" draw:caption-point-x="-0.2402in" draw:caption-point-y="0.5965in">
              <dc:date>2017-03-30T00:00:00</dc:date>
              <text:p text:style-name="P1"><text:span text:style-name="T1">Có việc, xin về sớm lúc 3h20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99" table:formula="of:=SUM([.D39:.AH39])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3.5591in" svg:y="8.7819in" draw:caption-point-x="-0.2402in" draw:caption-point-y="0.6051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99" table:formula="of:=SUM([.D40:.AH40])" office:value-type="float" office:value="1.5">
            <text:p>1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9.0335in" draw:caption-point-x="-0.2402in" draw:caption-point-y="0.6012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9.0311in" draw:caption-point-x="-0.2402in" draw:caption-point-y="0.6035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99" table:formula="of:=SUM([.D41:.AH4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9.2819in" draw:caption-point-x="-0.2402in" draw:caption-point-y="0.6004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9.2823in" draw:caption-point-x="-0.2402in" draw:caption-point-y="0.6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9.2835in" draw:caption-point-x="-0.2402in" draw:caption-point-y="0.5988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99" table:formula="of:=SUM([.D42:.AH4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9.528in" draw:caption-point-x="-0.2402in" draw:caption-point-y="0.602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9.5283in" draw:caption-point-x="-0.2402in" draw:caption-point-y="0.6016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9.5319in" draw:caption-point-x="-0.2402in" draw:caption-point-y="0.598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99" table:formula="of:=SUM([.D43:.AH43])" office:value-type="float" office:value="5.5">
            <text:p>5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9.7661in" draw:caption-point-x="-0.2402in" draw:caption-point-y="0.6114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9.7724in" draw:caption-point-x="-0.2402in" draw:caption-point-y="0.6051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3854in" svg:y="9.7661in" draw:caption-point-x="-0.2402in" draw:caption-point-y="0.611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9.7661in" draw:caption-point-x="-0.2402in" draw:caption-point-y="0.611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8.7768in" svg:y="9.7661in" draw:caption-point-x="-0.2402in" draw:caption-point-y="0.611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9.776in" draw:caption-point-x="-0.2402in" draw:caption-point-y="0.6016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9.7661in" draw:caption-point-x="-0.2402in" draw:caption-point-y="0.611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2" draw:text-style-name="P1" svg:width="1.1413in" svg:height="0.5457in" svg:x="14.7457in" svg:y="9.7807in" draw:caption-point-x="-0.2402in" draw:caption-point-y="0.5969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3" office:value-type="float" office:value="0">
            <office:annotation draw:style-name="gr2" draw:text-style-name="P1" svg:width="1.1413in" svg:height="0.5457in" svg:x="15.202in" svg:y="9.7803in" draw:caption-point-x="-0.2402in" draw:caption-point-y="0.5972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6.1154in" svg:y="9.7661in" draw:caption-point-x="-0.2402in" draw:caption-point-y="0.611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99" table:formula="of:=SUM([.D44:.AH44])" office:value-type="float" office:value="2">
            <text:p>2</text:p>
          </table:table-cell>
          <table:table-cell table:style-name="ce103" office:value-type="float" office:value="0.5">
            <office:annotation draw:style-name="gr6" draw:text-style-name="P1" svg:width="1.1413in" svg:height="0.2634in" svg:x="2.6457in" svg:y="10.0146in" draw:caption-point-x="-0.2402in" draw:caption-point-y="0.61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0197in" draw:caption-point-x="-0.2402in" draw:caption-point-y="0.6059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8.7768in" svg:y="10.0236in" draw:caption-point-x="-0.2402in" draw:caption-point-y="0.602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10.0283in" draw:caption-point-x="-0.2402in" draw:caption-point-y="0.5972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12.0059in" svg:y="10.026in" draw:caption-point-x="-0.2402in" draw:caption-point-y="0.599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10.026in" draw:caption-point-x="-0.2402in" draw:caption-point-y="0.599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10.026in" draw:caption-point-x="-0.2402in" draw:caption-point-y="0.599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10.026in" draw:caption-point-x="-0.2402in" draw:caption-point-y="0.599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99" table:formula="of:=SUM([.D45:.AH45])" office:value-type="float" office:value="0">
            <text:p>0</text:p>
          </table:table-cell>
          <table:table-cell table:style-name="ce103" table:number-columns-repeated="19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99" table:formula="of:=SUM([.D46:.AH46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515in" draw:caption-point-x="-0.2402in" draw:caption-point-y="0.6059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0.1791in" svg:y="10.5205in" draw:caption-point-x="-0.2402in" draw:caption-point-y="0.6004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99" table:formula="of:=SUM([.D47:.AH47])" office:value-type="float" office:value="2">
            <text:p>2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0.7626in" draw:caption-point-x="-0.2402in" draw:caption-point-y="0.6059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10.7634in" draw:caption-point-x="-0.2402in" draw:caption-point-y="0.6051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8421in" svg:y="10.765in" draw:caption-point-x="-0.2402in" draw:caption-point-y="0.6035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6.8205in" svg:y="10.765in" draw:caption-point-x="-0.2402in" draw:caption-point-y="0.6035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10.7665in" draw:caption-point-x="-0.2402in" draw:caption-point-y="0.602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10.7669in" draw:caption-point-x="-0.2402in" draw:caption-point-y="0.6016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0.7685in" draw:caption-point-x="-0.2402in" draw:caption-point-y="0.6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572in" svg:y="10.7724in" draw:caption-point-x="-0.2402in" draw:caption-point-y="0.5961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99" table:formula="of:=SUM([.D48:.AH48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11.0138in" draw:caption-point-x="-0.2402in" draw:caption-point-y="0.6024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11.0142in" draw:caption-point-x="-0.2402in" draw:caption-point-y="0.602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11.5492in" svg:y="11.0161in" draw:caption-point-x="-0.2402in" draw:caption-point-y="0.6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99" table:formula="of:=SUM([.D49:.AH49])" office:value-type="float" office:value="0">
            <text:p>0</text:p>
          </table:table-cell>
          <table:table-cell table:style-name="ce103" table:number-columns-repeated="1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99" table:formula="of:=SUM([.D50:.AH50])" office:value-type="float" office:value="2.5">
            <text:p>2.5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11.5051in" draw:caption-point-x="-0.2402in" draw:caption-point-y="0.6063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11.5051in" draw:caption-point-x="-0.2402in" draw:caption-point-y="0.6063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5.3854in" svg:y="11.5071in" draw:caption-point-x="-0.2402in" draw:caption-point-y="0.6043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99" table:formula="of:=SUM([.D51:.AH51])" office:value-type="float" office:value="15">
            <text:p>1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8.2878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1.5492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0059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4622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9189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3.3756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4.7457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202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6587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1154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572in" svg:y="11.7512in" draw:caption-point-x="-0.2402in" draw:caption-point-y="0.6079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99" table:formula="of:=SUM([.D52:.AH52])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2.0008in" draw:caption-point-x="-0.2402in" draw:caption-point-y="0.6059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12.0024in" draw:caption-point-x="-0.2402in" draw:caption-point-y="0.6043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2.0031in" draw:caption-point-x="-0.2402in" draw:caption-point-y="0.6035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12.0035in" draw:caption-point-x="-0.2402in" draw:caption-point-y="0.603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0039in" draw:caption-point-x="-0.2402in" draw:caption-point-y="0.6028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12.0087in" draw:caption-point-x="-0.2402in" draw:caption-point-y="0.598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99" table:formula="of:=SUM([.D53:.AH53])" office:value-type="float" office:value="5">
            <text:p>5</text:p>
          </table:table-cell>
          <table:table-cell table:style-name="ce103" office:value-type="float" office:value="0.5">
            <office:annotation draw:style-name="gr3" draw:text-style-name="P1" svg:width="1.1413in" svg:height="0.7012in" svg:x="2.6457in" svg:y="12.2484in" draw:caption-point-x="-0.2402in" draw:caption-point-y="0.6063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1">
            <office:annotation draw:style-name="gr4" draw:text-style-name="P1" svg:width="1.1413in" svg:height="0.3902in" svg:x="3.1024in" svg:y="12.2488in" draw:caption-point-x="-0.2402in" draw:caption-point-y="0.6059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4.9287in" svg:y="12.25in" draw:caption-point-x="-0.2402in" draw:caption-point-y="0.6047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3854in" svg:y="12.2508in" draw:caption-point-x="-0.2402in" draw:caption-point-y="0.6039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3311in" svg:y="12.2516in" draw:caption-point-x="-0.2402in" draw:caption-point-y="0.6031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252in" draw:caption-point-x="-0.2402in" draw:caption-point-y="0.6028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12.2512in" draw:caption-point-x="-0.2402in" draw:caption-point-y="0.6035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12.4622in" svg:y="12.2555in" draw:caption-point-x="-0.2402in" draw:caption-point-y="0.5992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12.9189in" svg:y="12.2559in" draw:caption-point-x="-0.2402in" draw:caption-point-y="0.5988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7" draw:text-style-name="P1" svg:width="1.1413in" svg:height="1.0122in" svg:x="14.7457in" svg:y="12.2567in" draw:caption-point-x="-0.2402in" draw:caption-point-y="0.598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12.2567in" draw:caption-point-x="-0.2402in" draw:caption-point-y="0.598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5.6587in" svg:y="12.2575in" draw:caption-point-x="-0.2402in" draw:caption-point-y="0.5972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0">
            <office:annotation draw:style-name="gr3" draw:text-style-name="P1" svg:width="1.1413in" svg:height="0.7012in" svg:x="16.1154in" svg:y="12.2579in" draw:caption-point-x="-0.2402in" draw:caption-point-y="0.5969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12.2587in" draw:caption-point-x="-0.2402in" draw:caption-point-y="0.5961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99" table:formula="of:=SUM([.D54:.AH5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2.4988in" draw:caption-point-x="-0.2402in" draw:caption-point-y="0.6035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12.5012in" draw:caption-point-x="-0.2402in" draw:caption-point-y="0.6012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12.5031in" draw:caption-point-x="-0.2402in" draw:caption-point-y="0.5992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12.5043in" draw:caption-point-x="-0.2402in" draw:caption-point-y="0.598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572in" svg:y="12.5063in" draw:caption-point-x="-0.2402in" draw:caption-point-y="0.5961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7" office:value-type="string">
            <text:p>VietBA</text:p>
          </table:table-cell>
          <table:table-cell table:style-name="ce99" table:formula="of:=SUM([.D55:.AH5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12.7531in" draw:caption-point-x="-0.2402in" draw:caption-point-y="0.5969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12.7539in" draw:caption-point-x="-0.2402in" draw:caption-point-y="0.5961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99" table:formula="of:=SUM([.D56:.AH56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2" draw:text-style-name="P1" svg:width="1.1413in" svg:height="0.5457in" svg:x="5.8421in" svg:y="12.9941in" draw:caption-point-x="-0.2402in" draw:caption-point-y="0.6035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2.9976in" draw:caption-point-x="-0.2402in" draw:caption-point-y="0.6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6"/>
          <table:table-cell table:style-name="ce104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7" table:number-columns-repeated="7"/>
          <table:table-cell table:style-name="ce104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9"/>
        <table:table-column table:style-name="co26" table:number-columns-repeated="7" table:default-cell-style-name="ce119"/>
        <table:table-column table:style-name="co25" table:number-columns-repeated="16" table:default-cell-style-name="ce119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14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4" table:number-columns-spanned="2" table:number-rows-spanned="1">
            <text:p>4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4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15" table:formula="of:=DATE([.$R$1];[.N1];1)" office:value-type="date" office:date-value="2017-04-01">
            <text:p>01</text:p>
          </table:table-cell>
          <table:table-cell table:style-name="ce115" table:formula="of:=[.D2]+1" office:value-type="date" office:date-value="2017-04-02">
            <text:p>02</text:p>
          </table:table-cell>
          <table:table-cell table:style-name="ce115" table:formula="of:=[.E2]+1" office:value-type="date" office:date-value="2017-04-03">
            <text:p>03</text:p>
          </table:table-cell>
          <table:table-cell table:style-name="ce115" table:formula="of:=[.F2]+1" office:value-type="date" office:date-value="2017-04-04">
            <text:p>04</text:p>
          </table:table-cell>
          <table:table-cell table:style-name="ce115" table:formula="of:=[.G2]+1" office:value-type="date" office:date-value="2017-04-05">
            <text:p>05</text:p>
          </table:table-cell>
          <table:table-cell table:style-name="ce115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5" table:formula="of:=[.I2]+1" office:value-type="date" office:date-value="2017-04-07">
            <text:p>07</text:p>
          </table:table-cell>
          <table:table-cell table:style-name="ce115" table:formula="of:=[.J2]+1" office:value-type="date" office:date-value="2017-04-08">
            <text:p>08</text:p>
          </table:table-cell>
          <table:table-cell table:style-name="ce115" table:formula="of:=[.K2]+1" office:value-type="date" office:date-value="2017-04-09">
            <text:p>09</text:p>
          </table:table-cell>
          <table:table-cell table:style-name="ce115" table:formula="of:=[.L2]+1" office:value-type="date" office:date-value="2017-04-10">
            <text:p>10</text:p>
          </table:table-cell>
          <table:table-cell table:style-name="ce115" table:formula="of:=[.M2]+1" office:value-type="date" office:date-value="2017-04-11">
            <text:p>11</text:p>
          </table:table-cell>
          <table:table-cell table:style-name="ce115" table:formula="of:=[.N2]+1" office:value-type="date" office:date-value="2017-04-12">
            <text:p>12</text:p>
          </table:table-cell>
          <table:table-cell table:style-name="ce115" table:formula="of:=[.O2]+1" office:value-type="date" office:date-value="2017-04-13">
            <text:p>13</text:p>
          </table:table-cell>
          <table:table-cell table:style-name="ce115" table:formula="of:=[.P2]+1" office:value-type="date" office:date-value="2017-04-14">
            <text:p>14</text:p>
          </table:table-cell>
          <table:table-cell table:style-name="ce115" table:formula="of:=[.Q2]+1" office:value-type="date" office:date-value="2017-04-15">
            <text:p>15</text:p>
          </table:table-cell>
          <table:table-cell table:style-name="ce115" table:formula="of:=[.R2]+1" office:value-type="date" office:date-value="2017-04-16">
            <text:p>16</text:p>
          </table:table-cell>
          <table:table-cell table:style-name="ce115" table:formula="of:=[.S2]+1" office:value-type="date" office:date-value="2017-04-17">
            <text:p>17</text:p>
          </table:table-cell>
          <table:table-cell table:style-name="ce115" table:formula="of:=[.T2]+1" office:value-type="date" office:date-value="2017-04-18">
            <text:p>18</text:p>
          </table:table-cell>
          <table:table-cell table:style-name="ce115" table:formula="of:=[.U2]+1" office:value-type="date" office:date-value="2017-04-19">
            <text:p>19</text:p>
          </table:table-cell>
          <table:table-cell table:style-name="ce115" table:formula="of:=[.V2]+1" office:value-type="date" office:date-value="2017-04-20">
            <text:p>20</text:p>
          </table:table-cell>
          <table:table-cell table:style-name="ce115" table:formula="of:=[.W2]+1" office:value-type="date" office:date-value="2017-04-21">
            <text:p>21</text:p>
          </table:table-cell>
          <table:table-cell table:style-name="ce115" table:formula="of:=[.X2]+1" office:value-type="date" office:date-value="2017-04-22">
            <text:p>22</text:p>
          </table:table-cell>
          <table:table-cell table:style-name="ce115" table:formula="of:=[.Y2]+1" office:value-type="date" office:date-value="2017-04-23">
            <text:p>23</text:p>
          </table:table-cell>
          <table:table-cell table:style-name="ce115" table:formula="of:=[.Z2]+1" office:value-type="date" office:date-value="2017-04-24">
            <text:p>24</text:p>
          </table:table-cell>
          <table:table-cell table:style-name="ce115" table:formula="of:=[.AA2]+1" office:value-type="date" office:date-value="2017-04-25">
            <text:p>25</text:p>
          </table:table-cell>
          <table:table-cell table:style-name="ce115" table:formula="of:=[.AB2]+1" office:value-type="date" office:date-value="2017-04-26">
            <text:p>26</text:p>
          </table:table-cell>
          <table:table-cell table:style-name="ce115" table:formula="of:=[.AC2]+1" office:value-type="date" office:date-value="2017-04-27">
            <text:p>27</text:p>
          </table:table-cell>
          <table:table-cell table:style-name="ce115" table:formula="of:=[.AD2]+1" office:value-type="date" office:date-value="2017-04-28">
            <text:p>28</text:p>
          </table:table-cell>
          <table:table-cell table:style-name="ce115" table:formula="of:=[.AE2]+1" office:value-type="date" office:date-value="2017-04-29">
            <text:p>29</text:p>
          </table:table-cell>
          <table:table-cell table:style-name="ce115" table:formula="of:=[.AF2]+1" office:value-type="date" office:date-value="2017-04-30">
            <text:p>30</text:p>
          </table:table-cell>
          <table:table-cell table:style-name="ce115" table:formula="of:=[.AG2]+1" office:value-type="date" office:date-value="2017-05-01">
            <text:p>0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16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3" table:formula="of:=SUM([.D4:.AH4])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4.0157in" svg:y="0.1189in" draw:caption-point-x="-0.2402in" draw:caption-point-y="0.5992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0.1197in" draw:caption-point-x="-0.2402in" draw:caption-point-y="0.5984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1" svg:width="1.1413in" svg:height="0.5457in" svg:x="6.8205in" svg:y="0.1205in" draw:caption-point-x="-0.2402in" draw:caption-point-y="0.5976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2878in" svg:y="0.1217in" draw:caption-point-x="-0.2402in" draw:caption-point-y="0.596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8.7768in" svg:y="0.122in" draw:caption-point-x="-0.2402in" draw:caption-point-y="0.596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11.5492in" svg:y="0.1803in" draw:caption-point-x="-0.2402in" draw:caption-point-y="0.5378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3" table:formula="of:=SUM([.D5:.AH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0.6358in" svg:y="0.3677in" draw:caption-point-x="-0.2402in" draw:caption-point-y="0.598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0.3681in" draw:caption-point-x="-0.2402in" draw:caption-point-y="0.5976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3" table:formula="of:=SUM([.D6:.AH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0.6177in" draw:caption-point-x="-0.2402in" draw:caption-point-y="0.5957in">
              <dc:date>2017-04-14T00:00:00</dc:date>
              <text:p text:style-name="P1"><text:span text:style-name="T1">Chiều ra ngoài 45p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3" table:formula="of:=SUM([.D7:.AH7])" office:value-type="float" office:value="1"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0.8626in" draw:caption-point-x="-0.2402in" draw:caption-point-y="0.5984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0.863in" draw:caption-point-x="-0.2402in" draw:caption-point-y="0.598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0.8638in" draw:caption-point-x="-0.2402in" draw:caption-point-y="0.5972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11.0925in" svg:y="0.8634in" draw:caption-point-x="-0.2402in" draw:caption-point-y="0.5976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3" table:formula="of:=SUM([.D8:.AH8])" office:value-type="float" office:value="2.5">
            <text:p>2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472in" svg:y="1.1102in" draw:caption-point-x="-0.2402in" draw:caption-point-y="0.5984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8.2878in" svg:y="1.1118in" draw:caption-point-x="-0.2402in" draw:caption-point-y="0.596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1" svg:width="1.1413in" svg:height="0.3902in" svg:x="10.1791in" svg:y="1.1106in" draw:caption-point-x="-0.2402in" draw:caption-point-y="0.598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11.0925in" svg:y="1.1063in" draw:caption-point-x="-0.2402in" draw:caption-point-y="0.6024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7" office:value-type="float" office:value="0.5">
            <office:annotation draw:style-name="gr6" draw:text-style-name="P1" svg:width="1.1413in" svg:height="0.2634in" svg:x="11.5492in" svg:y="1.1079in" draw:caption-point-x="-0.2402in" draw:caption-point-y="0.600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5"/>
          <table:table-cell table:style-name="ce117" office:value-type="float" office:value="0.5">
            <office:annotation draw:style-name="gr6" draw:text-style-name="P1" svg:width="1.1413in" svg:height="0.2634in" svg:x="14.7457in" svg:y="1.1118in" draw:caption-point-x="-0.2402in" draw:caption-point-y="0.596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3" table:formula="of:=SUM([.D9:.AH9])" office:value-type="float" office:value="3">
            <text:p>3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1.3583in" draw:caption-point-x="-0.2402in" draw:caption-point-y="0.5984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10.6358in" svg:y="1.3587in" draw:caption-point-x="-0.2402in" draw:caption-point-y="0.598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7" office:value-type="float" office:value="1">
            <office:annotation draw:style-name="gr4" draw:text-style-name="P1" svg:width="1.1413in" svg:height="0.3902in" svg:x="11.0925in" svg:y="1.3575in" draw:caption-point-x="-0.2402in" draw:caption-point-y="0.5992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1" svg:width="1.1413in" svg:height="0.3902in" svg:x="11.5492in" svg:y="1.3575in" draw:caption-point-x="-0.2402in" draw:caption-point-y="0.5992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7" office:value-type="float" office:value="1">
            <office:annotation draw:style-name="gr4" draw:text-style-name="P1" svg:width="1.1413in" svg:height="0.3902in" svg:x="12.0059in" svg:y="1.3575in" draw:caption-point-x="-0.2402in" draw:caption-point-y="0.5992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3" table:formula="of:=SUM([.D10:.AH10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1" svg:width="1.1413in" svg:height="0.7012in" svg:x="7.3094in" svg:y="1.6071in" draw:caption-point-x="-0.2402in" draw:caption-point-y="0.5972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5492in" svg:y="1.6071in" draw:caption-point-x="-0.2402in" draw:caption-point-y="0.5972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113" table:formula="of:=SUM([.D11:.AH11])" office:value-type="float" office:value="0.5">
            <text:p>0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1.8535in" draw:caption-point-x="-0.2402in" draw:caption-point-y="0.5984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2878in" svg:y="1.8559in" draw:caption-point-x="-0.2402in" draw:caption-point-y="0.596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12.0059in" svg:y="1.8555in" draw:caption-point-x="-0.2402in" draw:caption-point-y="0.5965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3"/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2.1012in" draw:caption-point-x="-0.2402in" draw:caption-point-y="0.598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2.102in" draw:caption-point-x="-0.2402in" draw:caption-point-y="0.597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2.1024in" draw:caption-point-x="-0.2402in" draw:caption-point-y="0.597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2878in" svg:y="2.1031in" draw:caption-point-x="-0.2402in" draw:caption-point-y="0.5965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2.102in" draw:caption-point-x="-0.2402in" draw:caption-point-y="0.597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3" table:formula="of:=SUM([.D13:.AH13])" office:value-type="float" office:value="1.5">
            <text:p>1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1" svg:width="1.1413in" svg:height="0.5457in" svg:x="3.5591in" svg:y="2.3476in" draw:caption-point-x="-0.2402in" draw:caption-point-y="0.5996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1" svg:width="1.1413in" svg:height="0.3902in" svg:x="4.472in" svg:y="2.3488in" draw:caption-point-x="-0.2402in" draw:caption-point-y="0.5984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3" table:formula="of:=SUM([.D14:.AH14])" office:value-type="float" office:value="2.5">
            <text:p>2.5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472in" svg:y="2.5965in" draw:caption-point-x="-0.2402in" draw:caption-point-y="0.5984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7.7988in" svg:y="2.5984in" draw:caption-point-x="-0.2402in" draw:caption-point-y="0.5965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11.0925in" svg:y="2.5976in" draw:caption-point-x="-0.2402in" draw:caption-point-y="0.5972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3" table:formula="of:=SUM([.D15:.AH15])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0157in" svg:y="2.8433in" draw:caption-point-x="-0.2402in" draw:caption-point-y="0.599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office:annotation draw:style-name="gr4" draw:text-style-name="P1" svg:width="1.1413in" svg:height="0.3902in" svg:x="5.3854in" svg:y="2.8445in" draw:caption-point-x="-0.2402in" draw:caption-point-y="0.598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2.8453in" draw:caption-point-x="-0.2402in" draw:caption-point-y="0.5972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11.0925in" svg:y="2.8453in" draw:caption-point-x="-0.2402in" draw:caption-point-y="0.5972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3" table:formula="of:=SUM([.D16:.AH1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113" table:formula="of:=SUM([.D17:.AH17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3.3972in" draw:caption-point-x="-0.2402in" draw:caption-point-y="0.5409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10.1791in" svg:y="3.3394in" draw:caption-point-x="-0.2402in" draw:caption-point-y="0.5988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3.3406in" draw:caption-point-x="-0.2402in" draw:caption-point-y="0.597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5492in" svg:y="3.3406in" draw:caption-point-x="-0.2402in" draw:caption-point-y="0.597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2.0059in" svg:y="3.3417in" draw:caption-point-x="-0.2402in" draw:caption-point-y="0.5965in">
              <dc:date>2017-04-21T00:00:00</dc:date>
              <text:p text:style-name="P1"><text:span text:style-name="T1">8h34 vào cty</text:span></text:p>
            </office:annotation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3" table:formula="of:=SUM([.D18:.AH18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13" table:formula="of:=SUM([.D19:.AH19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13" table:formula="of:=SUM([.D20:.AH20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4.085in" draw:caption-point-x="-0.2402in" draw:caption-point-y="0.596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13" table:formula="of:=SUM([.D21:.AH21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0157in" svg:y="4.3295in" draw:caption-point-x="-0.2402in" draw:caption-point-y="0.5992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4.3299in" draw:caption-point-x="-0.2402in" draw:caption-point-y="0.5988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7768in" svg:y="4.3327in" draw:caption-point-x="-0.2402in" draw:caption-point-y="0.596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13" table:formula="of:=SUM([.D22:.AH22])" office:value-type="float" office:value="4">
            <text:p>4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1" svg:width="1.1413in" svg:height="0.2634in" svg:x="6.8205in" svg:y="4.5787in" draw:caption-point-x="-0.2402in" draw:caption-point-y="0.597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7.3094in" svg:y="4.5787in" draw:caption-point-x="-0.2402in" draw:caption-point-y="0.597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4.5787in" draw:caption-point-x="-0.2402in" draw:caption-point-y="0.597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4.5787in" draw:caption-point-x="-0.2402in" draw:caption-point-y="0.597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13" table:formula="of:=SUM([.D23:.AH23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13" table:formula="of:=SUM([.D24:.AH24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13" table:formula="of:=SUM([.D25:.AH2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3" table:formula="of:=SUM([.D26:.AH2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10.6358in" svg:y="5.5693in" draw:caption-point-x="-0.2402in" draw:caption-point-y="0.598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3" table:formula="of:=SUM([.D27:.AH27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7.7988in" svg:y="5.8177in" draw:caption-point-x="-0.2402in" draw:caption-point-y="0.5972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3" table:formula="of:=SUM([.D28:.AH28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13" table:formula="of:=SUM([.D29:.AH29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office:annotation draw:style-name="gr4" draw:text-style-name="P1" svg:width="1.1413in" svg:height="0.3902in" svg:x="5.3854in" svg:y="6.3122in" draw:caption-point-x="-0.2402in" draw:caption-point-y="0.598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7988in" svg:y="6.3134in" draw:caption-point-x="-0.2402in" draw:caption-point-y="0.5969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11.0925in" svg:y="6.3126in" draw:caption-point-x="-0.2402in" draw:caption-point-y="0.5976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3" table:formula="of:=SUM([.D30:.AH30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6.5594in" draw:caption-point-x="-0.2402in" draw:caption-point-y="0.598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6.5598in" draw:caption-point-x="-0.2402in" draw:caption-point-y="0.598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1" svg:width="1.1413in" svg:height="0.3902in" svg:x="6.8205in" svg:y="6.5602in" draw:caption-point-x="-0.2402in" draw:caption-point-y="0.5976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6.5606in" draw:caption-point-x="-0.2402in" draw:caption-point-y="0.597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2878in" svg:y="6.5614in" draw:caption-point-x="-0.2402in" draw:caption-point-y="0.5965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10.1791in" svg:y="6.5591in" draw:caption-point-x="-0.2402in" draw:caption-point-y="0.5988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10.6358in" svg:y="6.5598in" draw:caption-point-x="-0.2402in" draw:caption-point-y="0.598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6.5602in" draw:caption-point-x="-0.2402in" draw:caption-point-y="0.597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5492in" svg:y="6.5602in" draw:caption-point-x="-0.2402in" draw:caption-point-y="0.597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NamDH</text:p>
          </table:table-cell>
          <table:table-cell table:style-name="ce113" table:formula="of:=SUM([.D31:.AH31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113" table:formula="of:=SUM([.D32:.AH32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.5">
            <office:annotation draw:style-name="gr4" draw:text-style-name="P1" svg:width="1.1413in" svg:height="0.3902in" svg:x="5.3854in" svg:y="7.0551in" draw:caption-point-x="-0.2402in" draw:caption-point-y="0.598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13" table:formula="of:=SUM([.D33:.AH33])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1" svg:width="1.1413in" svg:height="0.5457in" svg:x="3.5591in" svg:y="7.3012in" draw:caption-point-x="-0.2402in" draw:caption-point-y="0.5996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1" svg:width="1.1413in" svg:height="0.3902in" svg:x="10.1791in" svg:y="7.302in" draw:caption-point-x="-0.2402in" draw:caption-point-y="0.5988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13" table:formula="of:=SUM([.D34:.AH34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3.5591in" svg:y="7.5488in" draw:caption-point-x="-0.2402in" draw:caption-point-y="0.5996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7.5508in" draw:caption-point-x="-0.2402in" draw:caption-point-y="0.597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7.5516in" draw:caption-point-x="-0.2402in" draw:caption-point-y="0.5969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13" table:formula="of:=SUM([.D35:.AH3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nTLT</text:p>
          </table:table-cell>
          <table:table-cell table:style-name="ce113" table:formula="of:=SUM([.D36:.AH36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0157in" svg:y="8.0449in" draw:caption-point-x="-0.2402in" draw:caption-point-y="0.599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1" svg:width="1.1413in" svg:height="0.3902in" svg:x="7.7988in" svg:y="8.0472in" draw:caption-point-x="-0.2402in" draw:caption-point-y="0.5969in">
              <dc:date>2017-04-12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0.6358in" svg:y="8.0488in" draw:caption-point-x="-0.2402in" draw:caption-point-y="0.5953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113" table:formula="of:=SUM([.D37:.AH37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113" table:formula="of:=SUM([.D38:.AH38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7.7988in" svg:y="8.5425in" draw:caption-point-x="-0.2402in" draw:caption-point-y="0.5969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3" draw:text-style-name="P1" svg:width="1.1413in" svg:height="0.7012in" svg:x="10.1791in" svg:y="8.5406in" draw:caption-point-x="-0.2402in" draw:caption-point-y="0.5988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113" table:formula="of:=SUM([.D39:.AH39])" office:value-type="float" office:value="1"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8.789in" draw:caption-point-x="-0.2402in" draw:caption-point-y="0.598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8.7909in" draw:caption-point-x="-0.2402in" draw:caption-point-y="0.596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113" table:formula="of:=SUM([.D40:.AH40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9.0386in" draw:caption-point-x="-0.2402in" draw:caption-point-y="0.596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7" office:value-type="string">
            <text:p>PhuongTH</text:p>
          </table:table-cell>
          <table:table-cell table:style-name="ce113" table:formula="of:=SUM([.D41:.AH41])" office:value-type="float" office:value="7.5">
            <text:p>7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4.0157in" svg:y="9.2677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.5">
            <office:annotation draw:style-name="gr2" draw:text-style-name="P1" svg:width="1.1413in" svg:height="0.5457in" svg:x="5.3854in" svg:y="9.2843in" draw:caption-point-x="-0.2402in" draw:caption-point-y="0.598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3094in" svg:y="9.2677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9.2677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10.6358in" svg:y="9.2638in" draw:caption-point-x="-0.2402in" draw:caption-point-y="0.618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office:annotation draw:style-name="gr4" draw:text-style-name="P1" svg:width="1.1413in" svg:height="0.3902in" svg:x="11.0925in" svg:y="9.2846in" draw:caption-point-x="-0.2402in" draw:caption-point-y="0.5976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11.5492in" svg:y="9.2638in" draw:caption-point-x="-0.2402in" draw:caption-point-y="0.618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3"/>
          <table:table-cell table:style-name="ce117" office:value-type="float" office:value="1">
            <office:annotation draw:style-name="gr6" draw:text-style-name="P1" svg:width="1.1413in" svg:height="0.2634in" svg:x="13.8323in" svg:y="9.2677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14.7457in" svg:y="9.2677in" draw:caption-point-x="-0.2402in" draw:caption-point-y="0.614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13" table:formula="of:=SUM([.D42:.AH42])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0157in" svg:y="9.5307in" draw:caption-point-x="-0.2402in" draw:caption-point-y="0.5992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9.5323in" draw:caption-point-x="-0.2402in" draw:caption-point-y="0.597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LN</text:p>
          </table:table-cell>
          <table:table-cell table:style-name="ce113" table:formula="of:=SUM([.D43:.AH43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113" table:formula="of:=SUM([.D44:.AH44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113" table:formula="of:=SUM([.D45:.AH45])" office:value-type="float" office:value="2">
            <text:p>2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1" svg:width="1.1413in" svg:height="0.2634in" svg:x="3.5591in" svg:y="10.2728in" draw:caption-point-x="-0.2402in" draw:caption-point-y="0.600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7768in" svg:y="10.2772in" draw:caption-point-x="-0.2402in" draw:caption-point-y="0.596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11.5492in" svg:y="10.2764in" draw:caption-point-x="-0.2402in" draw:caption-point-y="0.5969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13" table:formula="of:=SUM([.D46:.AH46])" office:value-type="float" office:value="7">
            <text:p>7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4.472in" svg:y="10.5224in" draw:caption-point-x="-0.2402in" draw:caption-point-y="0.5984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10.5244in" draw:caption-point-x="-0.2402in" draw:caption-point-y="0.5965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8.7768in" svg:y="10.5248in" draw:caption-point-x="-0.2402in" draw:caption-point-y="0.596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1" svg:width="1.1413in" svg:height="0.2634in" svg:x="10.1791in" svg:y="10.5228in" draw:caption-point-x="-0.2402in" draw:caption-point-y="0.598in">
              <dc:date>2017-04-18T00:00:00</dc:date>
              <text:p text:style-name="P1"><text:span text:style-name="T1">Sốt xuất huyế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10.6358in" svg:y="10.5228in" draw:caption-point-x="-0.2402in" draw:caption-point-y="0.598in">
              <dc:date>2017-04-18T00:00:00</dc:date>
              <text:p text:style-name="P1"><text:span text:style-name="T1">Sốt xuất huyế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11.0925in" svg:y="10.5228in" draw:caption-point-x="-0.2402in" draw:caption-point-y="0.598in">
              <dc:date>2017-04-18T00:00:00</dc:date>
              <text:p text:style-name="P1"><text:span text:style-name="T1">Sốt xuất huyế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11.5492in" svg:y="10.5228in" draw:caption-point-x="-0.2402in" draw:caption-point-y="0.598in">
              <dc:date>2017-04-18T00:00:00</dc:date>
              <text:p text:style-name="P1"><text:span text:style-name="T1">Sốt xuất huyế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12.0059in" svg:y="10.5228in" draw:caption-point-x="-0.2402in" draw:caption-point-y="0.598in">
              <dc:date>2017-04-18T00:00:00</dc:date>
              <text:p text:style-name="P1"><text:span text:style-name="T1">Sốt xuất huyết</text:span></text:p>
            </office:annotation>
            <text:p>1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113" table:formula="of:=SUM([.D47:.AH47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7.7988in" svg:y="10.7717in" draw:caption-point-x="-0.2402in" draw:caption-point-y="0.5969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0.6358in" svg:y="10.7705in" draw:caption-point-x="-0.2402in" draw:caption-point-y="0.598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DH</text:p>
          </table:table-cell>
          <table:table-cell table:style-name="ce113" table:formula="of:=SUM([.D48:.AH48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8.7768in" svg:y="11.0205in" draw:caption-point-x="-0.2402in" draw:caption-point-y="0.5957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11.0925in" svg:y="11.0185in" draw:caption-point-x="-0.2402in" draw:caption-point-y="0.5976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13" table:formula="of:=SUM([.D49:.AH49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1" svg:width="1.1413in" svg:height="0.3902in" svg:x="3.5591in" svg:y="11.2528in" draw:caption-point-x="-0.2402in" draw:caption-point-y="0.611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11.0925in" svg:y="11.2661in" draw:caption-point-x="-0.2402in" draw:caption-point-y="0.5976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13" table:formula="of:=SUM([.D50:.AH50])" office:value-type="float" office:value="1"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11.513in" draw:caption-point-x="-0.2402in" draw:caption-point-y="0.5984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11.5106in" draw:caption-point-x="-0.2402in" draw:caption-point-y="0.600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13" table:formula="of:=SUM([.D51:.AH51])" office:value-type="float" office:value="3">
            <text:p>3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1" svg:width="1.1413in" svg:height="0.7012in" svg:x="4.0157in" svg:y="11.7598in" draw:caption-point-x="-0.2402in" draw:caption-point-y="0.5992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7" office:value-type="float" office:value="0.5">
            <office:annotation draw:style-name="gr7" draw:text-style-name="P1" svg:width="1.1413in" svg:height="1.0122in" svg:x="4.472in" svg:y="11.7606in" draw:caption-point-x="-0.2402in" draw:caption-point-y="0.5984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11.761in" draw:caption-point-x="-0.2402in" draw:caption-point-y="0.598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11.7614in" draw:caption-point-x="-0.2402in" draw:caption-point-y="0.597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7.3094in" svg:y="11.7618in" draw:caption-point-x="-0.2402in" draw:caption-point-y="0.5972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1" svg:width="1.1413in" svg:height="0.5457in" svg:x="7.7988in" svg:y="11.7622in" draw:caption-point-x="-0.2402in" draw:caption-point-y="0.5969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7" office:value-type="float" office:value="0.5">
            <office:annotation draw:style-name="gr2" draw:text-style-name="P1" svg:width="1.1413in" svg:height="0.5457in" svg:x="8.2878in" svg:y="11.7626in" draw:caption-point-x="-0.2402in" draw:caption-point-y="0.5965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7" office:value-type="float" office:value="1">
            <office:annotation draw:style-name="gr4" draw:text-style-name="P1" svg:width="1.1413in" svg:height="0.3902in" svg:x="8.7768in" svg:y="11.763in" draw:caption-point-x="-0.2402in" draw:caption-point-y="0.596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1" svg:width="1.1413in" svg:height="0.5457in" svg:x="10.1791in" svg:y="11.7602in" draw:caption-point-x="-0.2402in" draw:caption-point-y="0.5988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10.6358in" svg:y="11.761in" draw:caption-point-x="-0.2402in" draw:caption-point-y="0.598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11.7614in" draw:caption-point-x="-0.2402in" draw:caption-point-y="0.5976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11.5492in" svg:y="11.7622in" draw:caption-point-x="-0.2402in" draw:caption-point-y="0.5969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2.0059in" svg:y="11.7626in" draw:caption-point-x="-0.2402in" draw:caption-point-y="0.5965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ruyenLVC</text:p>
          </table:table-cell>
          <table:table-cell table:style-name="ce113" table:formula="of:=SUM([.D52:.AH52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12.0091in" draw:caption-point-x="-0.2402in" draw:caption-point-y="0.597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67" office:value-type="string">
            <text:p>VietBA</text:p>
          </table:table-cell>
          <table:table-cell table:style-name="ce113" table:formula="of:=SUM([.D53:.AH53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11.0925in" svg:y="12.2575in" draw:caption-point-x="-0.2402in" draw:caption-point-y="0.5972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13" table:formula="of:=SUM([.D54:.AH54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0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8" table:number-columns-repeated="4"/>
          <table:table-cell table:style-name="ce120"/>
          <table:table-cell table:style-name="ce118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8" table:number-columns-repeated="4"/>
          <table:table-cell table:style-name="ce121" table:number-columns-repeated="7"/>
          <table:table-cell table:style-name="ce118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3"/>
        <table:table-column table:style-name="co26" table:number-columns-repeated="7" table:default-cell-style-name="ce133"/>
        <table:table-column table:style-name="co25" table:number-columns-repeated="16" table:default-cell-style-name="ce133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28" table:number-columns-repeated="8"/>
          <table:table-cell table:style-name="ce136" office:value-type="string" table:number-columns-spanned="2" table:number-rows-spanned="1">
            <text:p>Month</text:p>
          </table:table-cell>
          <table:covered-table-cell table:style-name="ce137"/>
          <table:table-cell table:style-name="ce138" table:content-validation-name="val1" office:value-type="float" office:value="5" table:number-columns-spanned="2" table:number-rows-spanned="1">
            <text:p>5</text:p>
          </table:table-cell>
          <table:covered-table-cell table:style-name="ce137"/>
          <table:table-cell table:style-name="ce136" office:value-type="string" table:number-columns-spanned="2" table:number-rows-spanned="1">
            <text:p>Year</text:p>
          </table:table-cell>
          <table:covered-table-cell table:style-name="ce137"/>
          <table:table-cell table:style-name="ce136" office:value-type="float" office:value="2017" table:number-columns-spanned="2" table:number-rows-spanned="1">
            <text:p>2017</text:p>
          </table:table-cell>
          <table:covered-table-cell table:style-name="ce139"/>
          <table:table-cell table:style-name="ce128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29" table:formula="of:=DATE([.$R$1];[.N1];1)" office:value-type="date" office:date-value="2017-05-01">
            <text:p>01</text:p>
          </table:table-cell>
          <table:table-cell table:style-name="ce129" table:formula="of:=[.D2]+1" office:value-type="date" office:date-value="2017-05-02">
            <text:p>02</text:p>
          </table:table-cell>
          <table:table-cell table:style-name="ce129" table:formula="of:=[.E2]+1" office:value-type="date" office:date-value="2017-05-03">
            <text:p>03</text:p>
          </table:table-cell>
          <table:table-cell table:style-name="ce129" table:formula="of:=[.F2]+1" office:value-type="date" office:date-value="2017-05-04">
            <text:p>04</text:p>
          </table:table-cell>
          <table:table-cell table:style-name="ce129" table:formula="of:=[.G2]+1" office:value-type="date" office:date-value="2017-05-05">
            <text:p>05</text:p>
          </table:table-cell>
          <table:table-cell table:style-name="ce129" table:formula="of:=[.H2]+1" office:value-type="date" office:date-value="2017-05-06">
            <office:annotation draw:style-name="gr4" draw:text-style-name="P1" svg:width="1.1413in" svg:height="0.3902in" svg:x="4.9287in" svg:y="0.0547in" draw:caption-point-x="-0.2402in" draw:caption-point-y="0.1827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29" table:formula="of:=[.I2]+1" office:value-type="date" office:date-value="2017-05-07">
            <text:p>07</text:p>
          </table:table-cell>
          <table:table-cell table:style-name="ce129" table:formula="of:=[.J2]+1" office:value-type="date" office:date-value="2017-05-08">
            <text:p>08</text:p>
          </table:table-cell>
          <table:table-cell table:style-name="ce129" table:formula="of:=[.K2]+1" office:value-type="date" office:date-value="2017-05-09">
            <text:p>09</text:p>
          </table:table-cell>
          <table:table-cell table:style-name="ce129" table:formula="of:=[.L2]+1" office:value-type="date" office:date-value="2017-05-10">
            <text:p>10</text:p>
          </table:table-cell>
          <table:table-cell table:style-name="ce129" table:formula="of:=[.M2]+1" office:value-type="date" office:date-value="2017-05-11">
            <text:p>11</text:p>
          </table:table-cell>
          <table:table-cell table:style-name="ce129" table:formula="of:=[.N2]+1" office:value-type="date" office:date-value="2017-05-12">
            <text:p>12</text:p>
          </table:table-cell>
          <table:table-cell table:style-name="ce129" table:formula="of:=[.O2]+1" office:value-type="date" office:date-value="2017-05-13">
            <text:p>13</text:p>
          </table:table-cell>
          <table:table-cell table:style-name="ce129" table:formula="of:=[.P2]+1" office:value-type="date" office:date-value="2017-05-14">
            <text:p>14</text:p>
          </table:table-cell>
          <table:table-cell table:style-name="ce129" table:formula="of:=[.Q2]+1" office:value-type="date" office:date-value="2017-05-15">
            <text:p>15</text:p>
          </table:table-cell>
          <table:table-cell table:style-name="ce129" table:formula="of:=[.R2]+1" office:value-type="date" office:date-value="2017-05-16">
            <text:p>16</text:p>
          </table:table-cell>
          <table:table-cell table:style-name="ce129" table:formula="of:=[.S2]+1" office:value-type="date" office:date-value="2017-05-17">
            <text:p>17</text:p>
          </table:table-cell>
          <table:table-cell table:style-name="ce129" table:formula="of:=[.T2]+1" office:value-type="date" office:date-value="2017-05-18">
            <text:p>18</text:p>
          </table:table-cell>
          <table:table-cell table:style-name="ce129" table:formula="of:=[.U2]+1" office:value-type="date" office:date-value="2017-05-19">
            <text:p>19</text:p>
          </table:table-cell>
          <table:table-cell table:style-name="ce129" table:formula="of:=[.V2]+1" office:value-type="date" office:date-value="2017-05-20">
            <text:p>20</text:p>
          </table:table-cell>
          <table:table-cell table:style-name="ce129" table:formula="of:=[.W2]+1" office:value-type="date" office:date-value="2017-05-21">
            <text:p>21</text:p>
          </table:table-cell>
          <table:table-cell table:style-name="ce129" table:formula="of:=[.X2]+1" office:value-type="date" office:date-value="2017-05-22">
            <text:p>22</text:p>
          </table:table-cell>
          <table:table-cell table:style-name="ce129" table:formula="of:=[.Y2]+1" office:value-type="date" office:date-value="2017-05-23">
            <text:p>23</text:p>
          </table:table-cell>
          <table:table-cell table:style-name="ce129" table:formula="of:=[.Z2]+1" office:value-type="date" office:date-value="2017-05-24">
            <text:p>24</text:p>
          </table:table-cell>
          <table:table-cell table:style-name="ce129" table:formula="of:=[.AA2]+1" office:value-type="date" office:date-value="2017-05-25">
            <text:p>25</text:p>
          </table:table-cell>
          <table:table-cell table:style-name="ce129" table:formula="of:=[.AB2]+1" office:value-type="date" office:date-value="2017-05-26">
            <text:p>26</text:p>
          </table:table-cell>
          <table:table-cell table:style-name="ce129" table:formula="of:=[.AC2]+1" office:value-type="date" office:date-value="2017-05-27">
            <text:p>27</text:p>
          </table:table-cell>
          <table:table-cell table:style-name="ce129" table:formula="of:=[.AD2]+1" office:value-type="date" office:date-value="2017-05-28">
            <text:p>28</text:p>
          </table:table-cell>
          <table:table-cell table:style-name="ce129" table:formula="of:=[.AE2]+1" office:value-type="date" office:date-value="2017-05-29">
            <text:p>29</text:p>
          </table:table-cell>
          <table:table-cell table:style-name="ce129" table:formula="of:=[.AF2]+1" office:value-type="date" office:date-value="2017-05-30">
            <text:p>30</text:p>
          </table:table-cell>
          <table:table-cell table:style-name="ce129" table:formula="of:=[.AG2]+1" office:value-type="date" office:date-value="2017-05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7" table:formula="of:=SUM([.D4:.AH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27" table:formula="of:=SUM([.D5:.AH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7" table:formula="of:=SUM([.D6:.AH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27" table:formula="of:=SUM([.D7:.AH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27" table:formula="of:=SUM([.D8:.AH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27" table:formula="of:=SUM([.D9:.AH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27" table:formula="of:=SUM([.D10:.AH10])" office:value-type="float" office:value="0">
            <text:p>0</text:p>
          </table:table-cell>
          <table:table-cell table:style-name="ce131" table:number-columns-repeated="18"/>
          <table:table-cell table:style-name="ce140"/>
          <table:table-cell table:style-name="ce131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127" table:formula="of:=SUM([.D11:.AH1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27"/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7" table:formula="of:=SUM([.D13:.AH1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127" table:formula="of:=SUM([.D14:.AH1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7" table:formula="of:=SUM([.D15:.AH1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7" table:formula="of:=SUM([.D16:.AH1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7" table:formula="of:=SUM([.D17:.AH1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127" table:formula="of:=SUM([.D18:.AH1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127" table:formula="of:=SUM([.D19:.AH1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7" table:formula="of:=SUM([.D20:.AH2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7" table:formula="of:=SUM([.D21:.AH2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7" table:formula="of:=SUM([.D22:.AH2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27" table:formula="of:=SUM([.D23:.AH2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7" table:formula="of:=SUM([.D24:.AH2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27" table:formula="of:=SUM([.D25:.AH2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7" table:formula="of:=SUM([.D26:.AH2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27" table:formula="of:=SUM([.D27:.AH2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27" table:formula="of:=SUM([.D28:.AH2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27" table:formula="of:=SUM([.D29:.AH2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27" table:formula="of:=SUM([.D30:.AH3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27" table:formula="of:=SUM([.D31:.AH3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27" table:formula="of:=SUM([.D32:.AH3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127" table:formula="of:=SUM([.D33:.AH3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127" table:formula="of:=SUM([.D34:.AH3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27" table:formula="of:=SUM([.D35:.AH3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27" table:formula="of:=SUM([.D36:.AH3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127" table:formula="of:=SUM([.D37:.AH3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127" table:formula="of:=SUM([.D38:.AH3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127" table:formula="of:=SUM([.D39:.AH3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127" table:formula="of:=SUM([.D40:.AH4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127" table:formula="of:=SUM([.D41:.AH4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127" table:formula="of:=SUM([.D42:.AH4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127" table:formula="of:=SUM([.D43:.AH43])" office:value-type="float" office:value="9">
            <text:p>9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3.102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4.0157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6.3311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7.309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9.7228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10.6358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12.9189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13.8323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16.115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27" table:formula="of:=SUM([.D44:.AH4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127" table:formula="of:=SUM([.D45:.AH4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127" table:formula="of:=SUM([.D46:.AH4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27" table:formula="of:=SUM([.D47:.AH4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13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27" table:formula="of:=SUM([.D48:.AH48])" office:value-type="float" office:value="5">
            <text:p>5</text:p>
          </table:table-cell>
          <table:table-cell table:style-name="ce131" table:number-columns-repeated="9"/>
          <table:table-cell table:style-name="ce131" office:value-type="float" office:value="0">
            <office:annotation draw:style-name="gr6" draw:text-style-name="P1" svg:width="1.1413in" svg:height="0.2634in" svg:x="6.8205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office:value-type="float" office:value="0">
            <office:annotation draw:style-name="gr6" draw:text-style-name="P1" svg:width="1.1413in" svg:height="0.2634in" svg:x="7.3094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office:value-type="float" office:value="0">
            <office:annotation draw:style-name="gr6" draw:text-style-name="P1" svg:width="1.1413in" svg:height="0.2634in" svg:x="7.798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table:number-columns-repeated="2"/>
          <table:table-cell table:style-name="ce131" office:value-type="float" office:value="1">
            <office:annotation draw:style-name="gr6" draw:text-style-name="P1" svg:width="1.1413in" svg:height="0.2634in" svg:x="9.2661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9.722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0.1791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0.635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1.0925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27" table:formula="of:=SUM([.D49:.AH4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127" table:formula="of:=SUM([.D50:.AH5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27" table:formula="of:=SUM([.D51:.AH5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127" table:formula="of:=SUM([.D52:.AH5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27" table:formula="of:=SUM([.D53:.AH5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127" table:formula="of:=SUM([.D54:.AH5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7" office:value-type="string">
            <text:p>VietBA</text:p>
          </table:table-cell>
          <table:table-cell table:style-name="ce127" table:formula="of:=SUM([.D55:.AH5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27" table:formula="of:=SUM([.D56:.AH5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2" table:number-columns-repeated="4"/>
          <table:table-cell table:style-name="ce134"/>
          <table:table-cell table:style-name="ce13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2" table:number-columns-repeated="4"/>
          <table:table-cell table:style-name="ce135" table:number-columns-repeated="7"/>
          <table:table-cell table:style-name="ce13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5/03/2017</text:date>, <text:time>11:3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5-03">05/0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719</meta:editing-cycles>
    <meta:editing-duration>P51DT6H55M16S</meta:editing-duration>
    <meta:generator>OpenOffice/4.1.2$Win32 OpenOffice.org_project/412m3$Build-9782</meta:generator>
    <dc:date>2017-05-03T11:36:38.49</dc:date>
    <meta:document-statistic meta:table-count="8" meta:cell-count="5499" meta:object-count="0"/>
    <meta:user-defined meta:name="Info 1"/>
    <meta:user-defined meta:name="Info 2"/>
    <meta:user-defined meta:name="Info 3"/>
    <meta:user-defined meta:name="Info 4"/>
  </office:meta>
</office:document-meta>
</file>